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35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9.41pt"/>
    </style:style>
    <style:style style:name="co4" style:family="table-column">
      <style:table-column-properties fo:break-before="auto" style:column-width="85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9.3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10" style:family="table-cell" style:parent-style-name="Default">
      <style:text-properties style:font-name="Liberation Sans" style:font-name-asian="Droid Sans Fallback" style:font-name-complex="Noto Sans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VM" table:style-name="ta1">
        <table:shapes>
          <draw:frame draw:z-index="0" draw:style-name="gr1" draw:text-style-name="P1" svg:width="453.8pt" svg:height="254.98pt" svg:x="245.14pt" svg:y="623.11pt">
            <loext:p draw:notify-on-update-of-ranges="SVM.C41:SVM.C48 SVM.G40:SVM.G40 SVM.G41:SVM.G48 SVM.H40:SVM.H40 SVM.H41:SVM.H48 SVM.I40:SVM.I40 SVM.I41:SVM.I48 SVM.J40:SVM.J40 SVM.J41:SVM.J48 SVM.K40:SVM.K40 SVM.K41:SVM.K48 SVM.L40:SVM.L40 SVM.L41:SVM.L48 SVM.M40:SVM.M40 SVM.M41:SVM.M48 SVM.N40:SVM.N40 SVM.N41:SVM.N48 SVM.O40:SVM.O40 SVM.O41:SVM.O48 SVM.P40:SVM.P40 SVM.P41:SVM.P4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pt" svg:height="254.98pt" svg:x="244.37pt" svg:y="226.86pt">
            <loext:p draw:notify-on-update-of-ranges="SVM.B4:SVM.B17 SVM.G3:SVM.G3 SVM.G4:SVM.G17 SVM.H3:SVM.H3 SVM.H4:SVM.H17 SVM.I3:SVM.I3 SVM.I4:SVM.I17 SVM.J3:SVM.J3 SVM.J4:SVM.J17 SVM.K3:SVM.K3 SVM.K4:SVM.K17 SVM.L3:SVM.L3 SVM.L4:SVM.L17 SVM.M3:SVM.M3 SVM.M4:SVM.M17 SVM.N3:SVM.N3 SVM.N4:SVM.N17 SVM.O3:SVM.O3 SVM.O4:SVM.O17 SVM.P3:SVM.P3 SVM.P4:SVM.P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17pt" svg:height="254.72pt" svg:x="34.7pt" svg:y="1278.06pt">
            <loext:p draw:notify-on-update-of-ranges="SVM.B74:SVM.B78 SVM.G73:SVM.G73 SVM.G74:SVM.G78 SVM.H73:SVM.H73 SVM.H74:SVM.H78 SVM.I73:SVM.I73 SVM.I74:SVM.I78 SVM.J73:SVM.J73 SVM.J74:SVM.J78 SVM.K73:SVM.K73 SVM.K74:SVM.K78 SVM.L73:SVM.L73 SVM.L74:SVM.L78 SVM.M73:SVM.M73 SVM.M74:SVM.M78 SVM.N73:SVM.N73 SVM.N74:SVM.N78 SVM.O73:SVM.O73 SVM.O74:SVM.O78 SVM.P73:SVM.P73 SVM.P74:SVM.P7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453.17pt" svg:height="254.69pt" svg:x="523.3pt" svg:y="1269.72pt">
            <loext:p draw:notify-on-update-of-ranges="SVM.B79:SVM.B85 SVM.G79:SVM.G85 SVM.H79:SVM.H85 SVM.I79:SVM.I85 SVM.J79:SVM.J85 SVM.K79:SVM.K85 SVM.L79:SVM.L85 SVM.M79:SVM.M85 SVM.N79:SVM.N85 SVM.O79:SVM.O85 SVM.P79:SVM.P8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453.51pt" svg:height="255.09pt" svg:x="33.93pt" svg:y="1556.14pt">
            <loext:p draw:notify-on-update-of-ranges="SVM.B86:SVM.B94 SVM.G73:SVM.G73 SVM.G86:SVM.G94 SVM.H73:SVM.H73 SVM.H86:SVM.H94 SVM.I73:SVM.I73 SVM.I86:SVM.I94 SVM.J73:SVM.J73 SVM.J86:SVM.J94 SVM.K73:SVM.K73 SVM.K86:SVM.K94 SVM.L73:SVM.L73 SVM.L86:SVM.L94 SVM.M73:SVM.M73 SVM.M86:SVM.M94 SVM.N73:SVM.N73 SVM.N86:SVM.N94 SVM.O73:SVM.O73 SVM.O86:SVM.O94 SVM.P73:SVM.P73 SVM.P86:SVM.P9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column table:style-name="co4" table:number-columns-repeated="7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" office:value-type="string" calcext:value-type="string">
            <text:p>Varia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 (1/ndim)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3125" calcext:value-type="float">
            <text:p>0.03125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35" calcext:value-type="float">
            <text:p>0.635</text:p>
          </table:table-cell>
          <table:table-cell table:style-name="ce3" office:value-type="float" office:value="0.661" calcext:value-type="float">
            <text:p>0.661</text:p>
          </table:table-cell>
          <table:table-cell table:formula="of:=([.H4]+[.I4])/2" office:value-type="float" office:value="0.648" calcext:value-type="float">
            <text:p>0.648</text:p>
          </table:table-cell>
          <table:table-cell table:style-name="ce3" office:value-type="float" office:value="0.594" calcext:value-type="float">
            <text:p>0.594</text:p>
          </table:table-cell>
          <table:table-cell table:style-name="ce3" office:value-type="float" office:value="0.699" calcext:value-type="float">
            <text:p>0.699</text:p>
          </table:table-cell>
          <table:table-cell table:style-name="ce3" table:formula="of:=([.K4]+[.L4])/2" office:value-type="float" office:value="0.6465" calcext:value-type="float">
            <text:p>0.6465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table:formula="of:=([.N4]+[.O4])/2" office:value-type="float" office:value="0.6465" calcext:value-type="float">
            <text:p>0.64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0625" calcext:value-type="float">
            <text:p>0.0625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62" calcext:value-type="float">
            <text:p>0.662</text:p>
          </table:table-cell>
          <table:table-cell table:formula="of:=([.H5]+[.I5])/2" office:value-type="float" office:value="0.6495" calcext:value-type="float">
            <text:p>0.6495</text:p>
          </table:table-cell>
          <table:table-cell table:style-name="ce3" office:value-type="float" office:value="0.595" calcext:value-type="float">
            <text:p>0.595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table:formula="of:=([.K5]+[.L5])/2" office:value-type="float" office:value="0.648" calcext:value-type="float">
            <text:p>0.648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table:formula="of:=([.N5]+[.O5])/2" office:value-type="float" office:value="0.648" calcext:value-type="float">
            <text:p>0.6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5" calcext:value-type="float">
            <text:p>0.125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9" calcext:value-type="float">
            <text:p>0.639</text:p>
          </table:table-cell>
          <table:table-cell table:style-name="ce3" office:value-type="float" office:value="0.664" calcext:value-type="float">
            <text:p>0.664</text:p>
          </table:table-cell>
          <table:table-cell table:formula="of:=([.H6]+[.I6])/2" office:value-type="float" office:value="0.6515" calcext:value-type="float">
            <text:p>0.6515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table:formula="of:=([.K6]+[.L6])/2" office:value-type="float" office:value="0.65" calcext:value-type="float">
            <text:p>0.65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table:formula="of:=([.N6]+[.O6])/2" office:value-type="float" office:value="0.65" calcext:value-type="float">
            <text:p>0.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0.666" calcext:value-type="float">
            <text:p>0.666</text:p>
          </table:table-cell>
          <table:table-cell table:formula="of:=([.H7]+[.I7])/2" office:value-type="float" office:value="0.653" calcext:value-type="float">
            <text:p>0.653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7" calcext:value-type="float">
            <text:p>0.7</text:p>
          </table:table-cell>
          <table:table-cell table:style-name="ce3" table:formula="of:=([.K7]+[.L7])/2" office:value-type="float" office:value="0.6515" calcext:value-type="float">
            <text:p>0.6515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table:formula="of:=([.N7]+[.O7])/2" office:value-type="float" office:value="0.652" calcext:value-type="float">
            <text:p>0.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667" calcext:value-type="float">
            <text:p>0.667</text:p>
          </table:table-cell>
          <table:table-cell table:formula="of:=([.H8]+[.I8])/2" office:value-type="float" office:value="0.6525" calcext:value-type="float">
            <text:p>0.6525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table:formula="of:=([.K8]+[.L8])/2" office:value-type="float" office:value="0.6515" calcext:value-type="float">
            <text:p>0.6515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table:formula="of:=([.N8]+[.O8])/2" office:value-type="float" office:value="0.6515" calcext:value-type="float">
            <text:p>0.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7" calcext:value-type="float">
            <text:p>0.67</text:p>
          </table:table-cell>
          <table:table-cell table:formula="of:=([.H9]+[.I9])/2" office:value-type="float" office:value="0.6535" calcext:value-type="float">
            <text:p>0.6535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0.691" calcext:value-type="float">
            <text:p>0.691</text:p>
          </table:table-cell>
          <table:table-cell table:style-name="ce3" table:formula="of:=([.K9]+[.L9])/2" office:value-type="float" office:value="0.6525" calcext:value-type="float">
            <text:p>0.6525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table:formula="of:=([.N9]+[.O9])/2" office:value-type="float" office:value="0.6525" calcext:value-type="float">
            <text:p>0.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71" calcext:value-type="float">
            <text:p>0.671</text:p>
          </table:table-cell>
          <table:table-cell table:formula="of:=([.H10]+[.I10])/2" office:value-type="float" office:value="0.654" calcext:value-type="float">
            <text:p>0.654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88" calcext:value-type="float">
            <text:p>0.688</text:p>
          </table:table-cell>
          <table:table-cell table:style-name="ce3" table:formula="of:=([.K10]+[.L10])/2" office:value-type="float" office:value="0.6535" calcext:value-type="float">
            <text:p>0.6535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table:formula="of:=([.N10]+[.O10])/2" office:value-type="float" office:value="0.6535" calcext:value-type="float">
            <text:p>0.653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11]+[.I11])/2" office:value-type="float" office:value="0.6525" calcext:value-type="float">
            <text:p>0.6525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682" calcext:value-type="float">
            <text:p>0.682</text:p>
          </table:table-cell>
          <table:table-cell table:style-name="ce3" table:formula="of:=([.K11]+[.L11])/2" office:value-type="float" office:value="0.6525" calcext:value-type="float">
            <text:p>0.6525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table:formula="of:=([.N11]+[.O11])/2" office:value-type="float" office:value="0.6525" calcext:value-type="float">
            <text:p>0.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12]+[.I12])/2" office:value-type="float" office:value="0.652" calcext:value-type="float">
            <text:p>0.652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6" calcext:value-type="float">
            <text:p>0.676</text:p>
          </table:table-cell>
          <table:table-cell table:style-name="ce3" table:formula="of:=([.K12]+[.L12])/2" office:value-type="float" office:value="0.652" calcext:value-type="float">
            <text:p>0.65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table:formula="of:=([.N12]+[.O12])/2" office:value-type="float" office:value="0.652" calcext:value-type="float">
            <text:p>0.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13]+[.I13])/2" office:value-type="float" office:value="0.6515" calcext:value-type="float">
            <text:p>0.651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table:formula="of:=([.K13]+[.L13])/2" office:value-type="float" office:value="0.651" calcext:value-type="float">
            <text:p>0.651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table:formula="of:=([.N13]+[.O13])/2" office:value-type="float" office:value="0.6515" calcext:value-type="float">
            <text:p>0.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14]+[.I14])/2" office:value-type="float" office:value="0.65" calcext:value-type="float">
            <text:p>0.6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table:formula="of:=([.K14]+[.L14])/2" office:value-type="float" office:value="0.65" calcext:value-type="float">
            <text:p>0.6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table:formula="of:=([.N14]+[.O14])/2" office:value-type="float" office:value="0.65" calcext:value-type="float">
            <text:p>0.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15]+[.I15])/2" office:value-type="float" office:value="0.65" calcext:value-type="float">
            <text:p>0.65</text:p>
          </table:table-cell>
          <table:table-cell table:style-name="ce3" office:value-type="float" office:value="0.634" calcext:value-type="float">
            <text:p>0.634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table:formula="of:=([.K15]+[.L15])/2" office:value-type="float" office:value="0.6505" calcext:value-type="float">
            <text:p>0.650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table:formula="of:=([.N15]+[.O15])/2" office:value-type="float" office:value="0.65" calcext:value-type="float">
            <text:p>0.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28" calcext:value-type="float">
            <text:p>128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16]+[.I16])/2" office:value-type="float" office:value="0.6485" calcext:value-type="float">
            <text:p>0.6485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table:formula="of:=([.K16]+[.L16])/2" office:value-type="float" office:value="0.6485" calcext:value-type="float">
            <text:p>0.648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table:formula="of:=([.N16]+[.O16])/2" office:value-type="float" office:value="0.6485" calcext:value-type="float">
            <text:p>0.64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56" calcext:value-type="float">
            <text:p>256</text:p>
          </table:table-cell>
          <table:table-cell table:style-name="ce3" office:value-type="float" office:value="0.01694915" calcext:value-type="float">
            <text:p>0.016949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71" calcext:value-type="float">
            <text:p>0.671</text:p>
          </table:table-cell>
          <table:table-cell table:formula="of:=([.H17]+[.I17])/2" office:value-type="float" office:value="0.6475" calcext:value-type="float">
            <text:p>0.6475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table:formula="of:=([.K17]+[.L17])/2" office:value-type="float" office:value="0.648" calcext:value-type="float">
            <text:p>0.648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table:formula="of:=([.N17]+[.O17])/2" office:value-type="float" office:value="0.6475" calcext:value-type="float">
            <text:p>0.6475</text:p>
          </table:table-cell>
          <table:table-cell table:number-columns-repeated="7"/>
        </table:table-row>
        <table:table-row table:style-name="ro2">
          <table:table-cell table:style-name="ce1" table:number-columns-spanned="16" table:number-rows-spanned="21"/>
          <table:covered-table-cell table:number-columns-repeated="4" table:style-name="ce4"/>
          <table:covered-table-cell/>
          <table:covered-table-cell table:number-columns-repeated="10" table:style-name="ce4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3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covered-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390625" calcext:value-type="float">
            <text:p>0.0039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31" calcext:value-type="float">
            <text:p>0.631</text:p>
          </table:table-cell>
          <table:table-cell table:style-name="ce3" office:value-type="float" office:value="0.665" calcext:value-type="float">
            <text:p>0.665</text:p>
          </table:table-cell>
          <table:table-cell table:formula="of:=([.H41]+[.I41])/2" office:value-type="float" office:value="0.648" calcext:value-type="float">
            <text:p>0.648</text:p>
          </table:table-cell>
          <table:table-cell table:style-name="ce3" office:value-type="float" office:value="0.603" calcext:value-type="float">
            <text:p>0.603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table:formula="of:=([.K41]+[.L41])/2" office:value-type="float" office:value="0.6465" calcext:value-type="float">
            <text:p>0.6465</text:p>
          </table:table-cell>
          <table:table-cell table:style-name="ce3" office:value-type="float" office:value="0.616" calcext:value-type="float">
            <text:p>0.616</text:p>
          </table:table-cell>
          <table:table-cell table:style-name="ce3" office:value-type="float" office:value="0.677" calcext:value-type="float">
            <text:p>0.677</text:p>
          </table:table-cell>
          <table:table-cell table:style-name="ce3" table:formula="of:=([.N41]+[.O41])/2" office:value-type="float" office:value="0.6465" calcext:value-type="float">
            <text:p>0.64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078125" calcext:value-type="float">
            <text:p>0.0078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65" calcext:value-type="float">
            <text:p>0.665</text:p>
          </table:table-cell>
          <table:table-cell table:formula="of:=([.H42]+[.I42])/2" office:value-type="float" office:value="0.651" calcext:value-type="float">
            <text:p>0.651</text:p>
          </table:table-cell>
          <table:table-cell table:style-name="ce3" office:value-type="float" office:value="0.598" calcext:value-type="float">
            <text:p>0.598</text:p>
          </table:table-cell>
          <table:table-cell table:style-name="ce3" office:value-type="float" office:value="0.701" calcext:value-type="float">
            <text:p>0.701</text:p>
          </table:table-cell>
          <table:table-cell table:style-name="ce3" table:formula="of:=([.K42]+[.L42])/2" office:value-type="float" office:value="0.6495" calcext:value-type="float">
            <text:p>0.6495</text:p>
          </table:table-cell>
          <table:table-cell table:style-name="ce3" office:value-type="float" office:value="0.617" calcext:value-type="float">
            <text:p>0.617</text:p>
          </table:table-cell>
          <table:table-cell table:style-name="ce3" office:value-type="float" office:value="0.683" calcext:value-type="float">
            <text:p>0.683</text:p>
          </table:table-cell>
          <table:table-cell table:style-name="ce3" table:formula="of:=([.N42]+[.O42])/2" office:value-type="float" office:value="0.65" calcext:value-type="float">
            <text:p>0.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15625" calcext:value-type="float">
            <text:p>0.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5" calcext:value-type="float">
            <text:p>0.635</text:p>
          </table:table-cell>
          <table:table-cell table:style-name="ce3" office:value-type="float" office:value="0.667" calcext:value-type="float">
            <text:p>0.667</text:p>
          </table:table-cell>
          <table:table-cell table:formula="of:=([.H43]+[.I43])/2" office:value-type="float" office:value="0.651" calcext:value-type="float">
            <text:p>0.651</text:p>
          </table:table-cell>
          <table:table-cell table:style-name="ce3" office:value-type="float" office:value="0.605" calcext:value-type="float">
            <text:p>0.605</text:p>
          </table:table-cell>
          <table:table-cell table:style-name="ce3" office:value-type="float" office:value="0.695" calcext:value-type="float">
            <text:p>0.695</text:p>
          </table:table-cell>
          <table:table-cell table:style-name="ce3" table:formula="of:=([.K43]+[.L43])/2" office:value-type="float" office:value="0.65" calcext:value-type="float">
            <text:p>0.65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table:formula="of:=([.N43]+[.O43])/2" office:value-type="float" office:value="0.6505" calcext:value-type="float">
            <text:p>0.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44]+[.I44])/2" office:value-type="float" office:value="0.6515" calcext:value-type="float">
            <text:p>0.6515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table:formula="of:=([.K44]+[.L44])/2" office:value-type="float" office:value="0.6515" calcext:value-type="float">
            <text:p>0.6515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76" calcext:value-type="float">
            <text:p>0.676</text:p>
          </table:table-cell>
          <table:table-cell table:style-name="ce3" table:formula="of:=([.N44]+[.O44])/2" office:value-type="float" office:value="0.6515" calcext:value-type="float">
            <text:p>0.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23" calcext:value-type="float">
            <text:p>0.623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45]+[.I45])/2" office:value-type="float" office:value="0.6475" calcext:value-type="float">
            <text:p>0.647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table:formula="of:=([.K45]+[.L45])/2" office:value-type="float" office:value="0.648" calcext:value-type="float">
            <text:p>0.648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69" calcext:value-type="float">
            <text:p>0.669</text:p>
          </table:table-cell>
          <table:table-cell table:style-name="ce3" table:formula="of:=([.N45]+[.O45])/2" office:value-type="float" office:value="0.6475" calcext:value-type="float">
            <text:p>0.64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2" calcext:value-type="float">
            <text:p>0.642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667" calcext:value-type="float">
            <text:p>0.667</text:p>
          </table:table-cell>
          <table:table-cell table:formula="of:=([.H46]+[.I46])/2" office:value-type="float" office:value="0.641" calcext:value-type="float">
            <text:p>0.641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table:formula="of:=([.K46]+[.L46])/2" office:value-type="float" office:value="0.638" calcext:value-type="float">
            <text:p>0.638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661" calcext:value-type="float">
            <text:p>0.661</text:p>
          </table:table-cell>
          <table:table-cell table:style-name="ce3" table:formula="of:=([.N46]+[.O46])/2" office:value-type="float" office:value="0.641" calcext:value-type="float">
            <text:p>0.641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09" calcext:value-type="float">
            <text:p>0.609</text:p>
          </table:table-cell>
          <table:table-cell table:style-name="ce3" office:value-type="float" office:value="0.662" calcext:value-type="float">
            <text:p>0.662</text:p>
          </table:table-cell>
          <table:table-cell table:formula="of:=([.H47]+[.I47])/2" office:value-type="float" office:value="0.6355" calcext:value-type="float">
            <text:p>0.6355</text:p>
          </table:table-cell>
          <table:table-cell table:style-name="ce3" office:value-type="float" office:value="0.621" calcext:value-type="float">
            <text:p>0.621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table:formula="of:=([.K47]+[.L47])/2" office:value-type="float" office:value="0.6355" calcext:value-type="float">
            <text:p>0.6355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656" calcext:value-type="float">
            <text:p>0.656</text:p>
          </table:table-cell>
          <table:table-cell table:style-name="ce3" table:formula="of:=([.N47]+[.O47])/2" office:value-type="float" office:value="0.6355" calcext:value-type="float">
            <text:p>0.635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36" calcext:value-type="float">
            <text:p>0.636</text:p>
          </table:table-cell>
          <table:table-cell table:style-name="ce3" office:value-type="float" office:value="0.608" calcext:value-type="float">
            <text:p>0.608</text:p>
          </table:table-cell>
          <table:table-cell table:style-name="ce3" office:value-type="float" office:value="0.661" calcext:value-type="float">
            <text:p>0.661</text:p>
          </table:table-cell>
          <table:table-cell table:formula="of:=([.H48]+[.I48])/2" office:value-type="float" office:value="0.6345" calcext:value-type="float">
            <text:p>0.6345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48" calcext:value-type="float">
            <text:p>0.648</text:p>
          </table:table-cell>
          <table:table-cell table:style-name="ce3" table:formula="of:=([.K48]+[.L48])/2" office:value-type="float" office:value="0.635" calcext:value-type="float">
            <text:p>0.635</text:p>
          </table:table-cell>
          <table:table-cell table:style-name="ce3" office:value-type="float" office:value="0.615" calcext:value-type="float">
            <text:p>0.615</text:p>
          </table:table-cell>
          <table:table-cell table:style-name="ce3" office:value-type="float" office:value="0.654" calcext:value-type="float">
            <text:p>0.654</text:p>
          </table:table-cell>
          <table:table-cell table:style-name="ce3" table:formula="of:=([.N48]+[.O48])/2" office:value-type="float" office:value="0.6345" calcext:value-type="float">
            <text:p>0.6345</text:p>
          </table:table-cell>
          <table:table-cell table:number-columns-repeated="7"/>
        </table:table-row>
        <table:table-row table:style-name="ro2">
          <table:table-cell/>
          <table:table-cell table:style-name="ce1" table:number-columns-spanned="15" table:number-rows-spanned="23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Varia G i C</text:p>
          </table:table-cell>
          <table:table-cell table:style-name="ce1" office:value-type="string" calcext:value-type="string" table:number-columns-spanned="3" table:number-rows-spanned="1">
            <text:p>5 fold cross validation</text:p>
          </table:table-cell>
          <table:covered-table-cell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rau</text:p>
          </table:table-cell>
          <table:table-cell table:style-name="ce2" office:value-type="string" calcext:value-type="string">
            <text:p>Coeficient 0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15625" calcext:value-type="float">
            <text:p>0.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635" calcext:value-type="float">
            <text:p>0.635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74]+[.I74])/2" office:value-type="float" office:value="0.6535" calcext:value-type="float">
            <text:p>0.6535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table:formula="of:=([.K74]+[.L74])/2" office:value-type="float" office:value="0.653" calcext:value-type="float">
            <text:p>0.653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table:formula="of:=([.N74]+[.O74])/2" office:value-type="float" office:value="0.653" calcext:value-type="float">
            <text:p>0.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15625" calcext:value-type="float">
            <text:p>0.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75]+[.I75])/2" office:value-type="float" office:value="0.6525" calcext:value-type="float">
            <text:p>0.6525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table:formula="of:=([.K75]+[.L75])/2" office:value-type="float" office:value="0.6525" calcext:value-type="float">
            <text:p>0.652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table:formula="of:=([.N75]+[.O75])/2" office:value-type="float" office:value="0.6525" calcext:value-type="float">
            <text:p>0.652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15625" calcext:value-type="float">
            <text:p>0.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76]+[.I76])/2" office:value-type="float" office:value="0.6515" calcext:value-type="float">
            <text:p>0.651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table:formula="of:=([.K76]+[.L76])/2" office:value-type="float" office:value="0.6515" calcext:value-type="float">
            <text:p>0.651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table:formula="of:=([.N76]+[.O76])/2" office:value-type="float" office:value="0.651" calcext:value-type="float">
            <text:p>0.6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15625" calcext:value-type="float">
            <text:p>0.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71" calcext:value-type="float">
            <text:p>0.671</text:p>
          </table:table-cell>
          <table:table-cell table:formula="of:=([.H77]+[.I77])/2" office:value-type="float" office:value="0.649" calcext:value-type="float">
            <text:p>0.649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table:formula="of:=([.K77]+[.L77])/2" office:value-type="float" office:value="0.6495" calcext:value-type="float">
            <text:p>0.6495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table:formula="of:=([.N77]+[.O77])/2" office:value-type="float" office:value="0.6495" calcext:value-type="float">
            <text:p>0.6495</text:p>
          </table:table-cell>
          <table:table-cell table:number-columns-repeated="7"/>
        </table:table-row>
        <table:table-row table:style-name="ro2">
          <table:table-cell/>
          <table:table-cell office:value-type="float" office:value="64" calcext:value-type="float">
            <text:p>64</text:p>
          </table:table-cell>
          <table:table-cell table:style-name="ce3" office:value-type="float" office:value="0.015625" calcext:value-type="float">
            <text:p>0.015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78]+[.I78])/2" office:value-type="float" office:value="0.6505" calcext:value-type="float">
            <text:p>0.6505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table:formula="of:=([.K78]+[.L78])/2" office:value-type="float" office:value="0.6505" calcext:value-type="float">
            <text:p>0.650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table:formula="of:=([.N78]+[.O78])/2" office:value-type="float" office:value="0.65" calcext:value-type="float">
            <text:p>0.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table:style-name="ce3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6" calcext:value-type="float">
            <text:p>0.656</text:p>
          </table:table-cell>
          <table:table-cell table:style-name="ce3" office:value-type="float" office:value="0.637" calcext:value-type="float">
            <text:p>0.637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79]+[.I79])/2" office:value-type="float" office:value="0.6545" calcext:value-type="float">
            <text:p>0.6545</text:p>
          </table:table-cell>
          <table:table-cell table:style-name="ce3" office:value-type="float" office:value="0.619" calcext:value-type="float">
            <text:p>0.619</text:p>
          </table:table-cell>
          <table:table-cell table:style-name="ce3" office:value-type="float" office:value="0.689" calcext:value-type="float">
            <text:p>0.689</text:p>
          </table:table-cell>
          <table:table-cell table:style-name="ce3" table:formula="of:=([.K79]+[.L79])/2" office:value-type="float" office:value="0.654" calcext:value-type="float">
            <text:p>0.654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8" calcext:value-type="float">
            <text:p>0.68</text:p>
          </table:table-cell>
          <table:table-cell table:style-name="ce3" table:formula="of:=([.N79]+[.O79])/2" office:value-type="float" office:value="0.654" calcext:value-type="float">
            <text:p>0.65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635" calcext:value-type="float">
            <text:p>0.635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80]+[.I80])/2" office:value-type="float" office:value="0.6535" calcext:value-type="float">
            <text:p>0.6535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table:formula="of:=([.K80]+[.L80])/2" office:value-type="float" office:value="0.653" calcext:value-type="float">
            <text:p>0.653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table:formula="of:=([.N80]+[.O80])/2" office:value-type="float" office:value="0.653" calcext:value-type="float">
            <text:p>0.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81]+[.I81])/2" office:value-type="float" office:value="0.652" calcext:value-type="float">
            <text:p>0.652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table:formula="of:=([.K81]+[.L81])/2" office:value-type="float" office:value="0.652" calcext:value-type="float">
            <text:p>0.652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5" calcext:value-type="float">
            <text:p>0.675</text:p>
          </table:table-cell>
          <table:table-cell table:style-name="ce3" table:formula="of:=([.N81]+[.O81])/2" office:value-type="float" office:value="0.652" calcext:value-type="float">
            <text:p>0.652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82]+[.I82])/2" office:value-type="float" office:value="0.651" calcext:value-type="float">
            <text:p>0.651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4" calcext:value-type="float">
            <text:p>0.674</text:p>
          </table:table-cell>
          <table:table-cell table:style-name="ce3" table:formula="of:=([.K82]+[.L82])/2" office:value-type="float" office:value="0.651" calcext:value-type="float">
            <text:p>0.651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table:formula="of:=([.N82]+[.O82])/2" office:value-type="float" office:value="0.651" calcext:value-type="float">
            <text:p>0.651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83]+[.I83])/2" office:value-type="float" office:value="0.65" calcext:value-type="float">
            <text:p>0.6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table:formula="of:=([.K83]+[.L83])/2" office:value-type="float" office:value="0.65" calcext:value-type="float">
            <text:p>0.6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table:formula="of:=([.N83]+[.O83])/2" office:value-type="float" office:value="0.65" calcext:value-type="float">
            <text:p>0.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84]+[.I84])/2" office:value-type="float" office:value="0.6505" calcext:value-type="float">
            <text:p>0.6505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69" calcext:value-type="float">
            <text:p>0.669</text:p>
          </table:table-cell>
          <table:table-cell table:style-name="ce3" table:formula="of:=([.K84]+[.L84])/2" office:value-type="float" office:value="0.6505" calcext:value-type="float">
            <text:p>0.650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table:formula="of:=([.N84]+[.O84])/2" office:value-type="float" office:value="0.6505" calcext:value-type="float">
            <text:p>0.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3125" calcext:value-type="float">
            <text:p>0.03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85]+[.I85])/2" office:value-type="float" office:value="0.6485" calcext:value-type="float">
            <text:p>0.6485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table:formula="of:=([.K85]+[.L85])/2" office:value-type="float" office:value="0.6485" calcext:value-type="float">
            <text:p>0.648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table:formula="of:=([.N85]+[.O85])/2" office:value-type="float" office:value="0.6485" calcext:value-type="float">
            <text:p>0.648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125" calcext:value-type="float">
            <text:p>0.125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7" calcext:value-type="float">
            <text:p>0.657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86]+[.I86])/2" office:value-type="float" office:value="0.655" calcext:value-type="float">
            <text:p>0.655</text:p>
          </table:table-cell>
          <table:table-cell table:style-name="ce3" office:value-type="float" office:value="0.618" calcext:value-type="float">
            <text:p>0.618</text:p>
          </table:table-cell>
          <table:table-cell table:style-name="ce3" office:value-type="float" office:value="0.691" calcext:value-type="float">
            <text:p>0.691</text:p>
          </table:table-cell>
          <table:table-cell table:style-name="ce3" table:formula="of:=([.K86]+[.L86])/2" office:value-type="float" office:value="0.6545" calcext:value-type="float">
            <text:p>0.6545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81" calcext:value-type="float">
            <text:p>0.681</text:p>
          </table:table-cell>
          <table:table-cell table:style-name="ce3" table:formula="of:=([.N86]+[.O86])/2" office:value-type="float" office:value="0.6545" calcext:value-type="float">
            <text:p>0.6545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25" calcext:value-type="float">
            <text:p>0.25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5" calcext:value-type="float">
            <text:p>0.655</text:p>
          </table:table-cell>
          <table:table-cell table:style-name="ce3" office:value-type="float" office:value="0.635" calcext:value-type="float">
            <text:p>0.635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87]+[.I87])/2" office:value-type="float" office:value="0.6535" calcext:value-type="float">
            <text:p>0.6535</text:p>
          </table:table-cell>
          <table:table-cell table:style-name="ce3" office:value-type="float" office:value="0.622" calcext:value-type="float">
            <text:p>0.622</text:p>
          </table:table-cell>
          <table:table-cell table:style-name="ce3" office:value-type="float" office:value="0.684" calcext:value-type="float">
            <text:p>0.684</text:p>
          </table:table-cell>
          <table:table-cell table:style-name="ce3" table:formula="of:=([.K87]+[.L87])/2" office:value-type="float" office:value="0.653" calcext:value-type="float">
            <text:p>0.653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78" calcext:value-type="float">
            <text:p>0.678</text:p>
          </table:table-cell>
          <table:table-cell table:style-name="ce3" table:formula="of:=([.N87]+[.O87])/2" office:value-type="float" office:value="0.653" calcext:value-type="float">
            <text:p>0.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4" calcext:value-type="float">
            <text:p>0.654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88]+[.I88])/2" office:value-type="float" office:value="0.653" calcext:value-type="float">
            <text:p>0.653</text:p>
          </table:table-cell>
          <table:table-cell table:style-name="ce3" office:value-type="float" office:value="0.626" calcext:value-type="float">
            <text:p>0.626</text:p>
          </table:table-cell>
          <table:table-cell table:style-name="ce3" office:value-type="float" office:value="0.679" calcext:value-type="float">
            <text:p>0.679</text:p>
          </table:table-cell>
          <table:table-cell table:style-name="ce3" table:formula="of:=([.K88]+[.L88])/2" office:value-type="float" office:value="0.6525" calcext:value-type="float">
            <text:p>0.652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6" calcext:value-type="float">
            <text:p>0.676</text:p>
          </table:table-cell>
          <table:table-cell table:style-name="ce3" table:formula="of:=([.N88]+[.O88])/2" office:value-type="float" office:value="0.653" calcext:value-type="float">
            <text:p>0.653</text:p>
          </table:table-cell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3" calcext:value-type="float">
            <text:p>0.65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89]+[.I89])/2" office:value-type="float" office:value="0.6515" calcext:value-type="float">
            <text:p>0.651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table:formula="of:=([.K89]+[.L89])/2" office:value-type="float" office:value="0.6515" calcext:value-type="float">
            <text:p>0.651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3" calcext:value-type="float">
            <text:p>0.673</text:p>
          </table:table-cell>
          <table:table-cell table:style-name="ce3" table:formula="of:=([.N89]+[.O89])/2" office:value-type="float" office:value="0.6515" calcext:value-type="float">
            <text:p>0.6515</text:p>
          </table:table-cell>
          <table:table-cell table:number-columns-repeated="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2" calcext:value-type="float">
            <text:p>0.652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90]+[.I90])/2" office:value-type="float" office:value="0.6505" calcext:value-type="float">
            <text:p>0.650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1" calcext:value-type="float">
            <text:p>0.671</text:p>
          </table:table-cell>
          <table:table-cell table:style-name="ce3" table:formula="of:=([.K90]+[.L90])/2" office:value-type="float" office:value="0.6505" calcext:value-type="float">
            <text:p>0.6505</text:p>
          </table:table-cell>
          <table:table-cell table:style-name="ce3" office:value-type="float" office:value="0.629" calcext:value-type="float">
            <text:p>0.629</text:p>
          </table:table-cell>
          <table:table-cell table:style-name="ce3" office:value-type="float" office:value="0.672" calcext:value-type="float">
            <text:p>0.672</text:p>
          </table:table-cell>
          <table:table-cell table:style-name="ce3" table:formula="of:=([.N90]+[.O90])/2" office:value-type="float" office:value="0.6505" calcext:value-type="float">
            <text:p>0.6505</text:p>
          </table:table-cell>
          <table:table-cell table:number-columns-repeated="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51" calcext:value-type="float">
            <text:p>0.651</text:p>
          </table:table-cell>
          <table:table-cell table:style-name="ce3" office:value-type="float" office:value="0.627" calcext:value-type="float">
            <text:p>0.627</text:p>
          </table:table-cell>
          <table:table-cell table:style-name="ce3" office:value-type="float" office:value="0.673" calcext:value-type="float">
            <text:p>0.673</text:p>
          </table:table-cell>
          <table:table-cell table:formula="of:=([.H91]+[.I91])/2" office:value-type="float" office:value="0.65" calcext:value-type="float">
            <text:p>0.65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table:formula="of:=([.K91]+[.L91])/2" office:value-type="float" office:value="0.65" calcext:value-type="float">
            <text:p>0.6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table:formula="of:=([.N91]+[.O91])/2" office:value-type="float" office:value="0.65" calcext:value-type="float">
            <text:p>0.65</text:p>
          </table:table-cell>
          <table:table-cell table:number-columns-repeated="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671" calcext:value-type="float">
            <text:p>0.671</text:p>
          </table:table-cell>
          <table:table-cell table:formula="of:=([.H92]+[.I92])/2" office:value-type="float" office:value="0.648" calcext:value-type="float">
            <text:p>0.648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65" calcext:value-type="float">
            <text:p>0.665</text:p>
          </table:table-cell>
          <table:table-cell table:style-name="ce3" table:formula="of:=([.K92]+[.L92])/2" office:value-type="float" office:value="0.6485" calcext:value-type="float">
            <text:p>0.6485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68" calcext:value-type="float">
            <text:p>0.668</text:p>
          </table:table-cell>
          <table:table-cell table:style-name="ce3" table:formula="of:=([.N92]+[.O92])/2" office:value-type="float" office:value="0.648" calcext:value-type="float">
            <text:p>0.648</text:p>
          </table:table-cell>
          <table:table-cell table:number-columns-repeated="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72" calcext:value-type="float">
            <text:p>0.672</text:p>
          </table:table-cell>
          <table:table-cell table:formula="of:=([.H93]+[.I93])/2" office:value-type="float" office:value="0.648" calcext:value-type="float">
            <text:p>0.648</text:p>
          </table:table-cell>
          <table:table-cell table:style-name="ce3" office:value-type="float" office:value="0.633" calcext:value-type="float">
            <text:p>0.633</text:p>
          </table:table-cell>
          <table:table-cell table:style-name="ce3" office:value-type="float" office:value="0.663" calcext:value-type="float">
            <text:p>0.663</text:p>
          </table:table-cell>
          <table:table-cell table:style-name="ce3" table:formula="of:=([.K93]+[.L93])/2" office:value-type="float" office:value="0.648" calcext:value-type="float">
            <text:p>0.648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table:formula="of:=([.N93]+[.O93])/2" office:value-type="float" office:value="0.6475" calcext:value-type="float">
            <text:p>0.6475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3" office:value-type="float" office:value="0.0625" calcext:value-type="float">
            <text:p>0.06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649" calcext:value-type="float">
            <text:p>0.649</text:p>
          </table:table-cell>
          <table:table-cell table:style-name="ce3" office:value-type="float" office:value="0.624" calcext:value-type="float">
            <text:p>0.624</text:p>
          </table:table-cell>
          <table:table-cell table:style-name="ce3" office:value-type="float" office:value="0.671" calcext:value-type="float">
            <text:p>0.671</text:p>
          </table:table-cell>
          <table:table-cell table:formula="of:=([.H94]+[.I94])/2" office:value-type="float" office:value="0.6475" calcext:value-type="float">
            <text:p>0.6475</text:p>
          </table:table-cell>
          <table:table-cell table:style-name="ce3" office:value-type="float" office:value="0.632" calcext:value-type="float">
            <text:p>0.632</text:p>
          </table:table-cell>
          <table:table-cell table:style-name="ce3" office:value-type="float" office:value="0.664" calcext:value-type="float">
            <text:p>0.664</text:p>
          </table:table-cell>
          <table:table-cell table:style-name="ce3" table:formula="of:=([.K94]+[.L94])/2" office:value-type="float" office:value="0.648" calcext:value-type="float">
            <text:p>0.648</text:p>
          </table:table-cell>
          <table:table-cell table:style-name="ce3" office:value-type="float" office:value="0.628" calcext:value-type="float">
            <text:p>0.628</text:p>
          </table:table-cell>
          <table:table-cell table:style-name="ce3" office:value-type="float" office:value="0.667" calcext:value-type="float">
            <text:p>0.667</text:p>
          </table:table-cell>
          <table:table-cell table:style-name="ce3" table:formula="of:=([.N94]+[.O94])/2" office:value-type="float" office:value="0.6475" calcext:value-type="float">
            <text:p>0.6475</text:p>
          </table:table-cell>
          <table:table-cell table:number-columns-repeated="7"/>
        </table:table-row>
        <table:table-row table:style-name="ro2" table:number-rows-repeated="4">
          <table:table-cell/>
          <table:table-cell table:style-name="ce4" table:number-columns-repeated="4"/>
          <table:table-cell/>
          <table:table-cell table:style-name="ce4" table:number-columns-repeated="10"/>
          <table:table-cell table:number-columns-repeated="7"/>
        </table:table-row>
        <table:table-row table:style-name="ro2"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2">
          <table:table-cell/>
          <table:table-cell table:style-name="ce1" table:number-columns-spanned="8" table:number-rows-spanned="22"/>
          <table:covered-table-cell table:number-columns-repeated="7"/>
          <table:table-cell table:style-name="ce1" table:number-columns-spanned="7" table:number-rows-spanned="22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  <table:table-row table:style-name="ro2">
          <table:table-cell/>
          <table:covered-table-cell table:style-name="Default"/>
          <table:covered-table-cell table:number-columns-repeated="7"/>
          <table:covered-table-cell table:style-name="Default"/>
          <table:covered-table-cell table:number-columns-repeated="6"/>
          <table:table-cell table:number-columns-repeated="7"/>
        </table:table-row>
      </table:table>
      <table:table table:name="MLP" table:style-name="ta1">
        <table:shapes>
          <draw:frame draw:z-index="0" draw:style-name="gr1" draw:text-style-name="P1" svg:width="453.63pt" svg:height="255.43pt" svg:x="963.27pt" svg:y="9.81pt">
            <loext:p draw:notify-on-update-of-ranges="MLP.B4:MLP.B18 MLP.F3:MLP.F3 MLP.F4:MLP.F18 MLP.G3:MLP.G3 MLP.G4:MLP.G18 MLP.H3:MLP.H3 MLP.H4:MLP.H18 MLP.I3:MLP.I3 MLP.I4:MLP.I18 MLP.J3:MLP.J3 MLP.J4:MLP.J18 MLP.K3:MLP.K3 MLP.K4:MLP.K18 MLP.L3:MLP.L3 MLP.L4:MLP.L18 MLP.M3:MLP.M3 MLP.M4:MLP.M18 MLP.N3:MLP.N3 MLP.N4:MLP.N18 MLP.O3:MLP.O3 MLP.O4:MLP.O1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7pt" svg:height="254.66pt" svg:x="966.3pt" svg:y="275.05pt">
            <loext:p draw:notify-on-update-of-ranges="MLP.C26:MLP.C41 MLP.F25:MLP.F25 MLP.F26:MLP.F41 MLP.G25:MLP.G25 MLP.G26:MLP.G41 MLP.H25:MLP.H25 MLP.H26:MLP.H41 MLP.I25:MLP.I25 MLP.I26:MLP.I41 MLP.J25:MLP.J25 MLP.J26:MLP.J41 MLP.K25:MLP.K25 MLP.K26:MLP.K41 MLP.L25:MLP.L25 MLP.L26:MLP.L41 MLP.M25:MLP.M25 MLP.M26:MLP.M41 MLP.N25:MLP.N25 MLP.N26:MLP.N41 MLP.O25:MLP.O25 MLP.O26:MLP.O4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974.55pt" svg:y="554.23pt">
            <loext:p draw:notify-on-update-of-ranges="MLP.C50:MLP.C65 MLP.F49:MLP.F49 MLP.F50:MLP.F65 MLP.G49:MLP.G49 MLP.G50:MLP.G65 MLP.H49:MLP.H49 MLP.H50:MLP.H65 MLP.I49:MLP.I49 MLP.I50:MLP.I65 MLP.J49:MLP.J49 MLP.J50:MLP.J65 MLP.K49:MLP.K49 MLP.K50:MLP.K65 MLP.L49:MLP.L49 MLP.L50:MLP.L65 MLP.M49:MLP.M49 MLP.M50:MLP.M65 MLP.N49:MLP.N49 MLP.N50:MLP.N65 MLP.O49:MLP.O49 MLP.O50:MLP.O6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3"/>
        <table:table-column table:style-name="co1" table:default-cell-style-name="Default"/>
        <table:table-column table:style-name="co2" table:number-columns-repeated="10" table:default-cell-style-name="ce3"/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Varia size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43" calcext:value-type="float">
            <text:p>0.543</text:p>
          </table:table-cell>
          <table:table-cell office:value-type="float" office:value="0.556" calcext:value-type="float">
            <text:p>0.556</text:p>
          </table:table-cell>
          <table:table-cell office:value-type="float" office:value="0.542" calcext:value-type="float">
            <text:p>0.542</text:p>
          </table:table-cell>
          <table:table-cell table:formula="of:=([.G4]+[.H4])/2" office:value-type="float" office:value="0.549" calcext:value-type="float">
            <text:p>0.549</text:p>
          </table:table-cell>
          <table:table-cell office:value-type="float" office:value="0.118" calcext:value-type="float">
            <text:p>0.118</text:p>
          </table:table-cell>
          <table:table-cell office:value-type="float" office:value="0.917" calcext:value-type="float">
            <text:p>0.917</text:p>
          </table:table-cell>
          <table:table-cell table:formula="of:=([.J4]+[.K4])/2" office:value-type="float" office:value="0.5175" calcext:value-type="float">
            <text:p>0.5175</text:p>
          </table:table-cell>
          <table:table-cell office:value-type="float" office:value="0.194" calcext:value-type="float">
            <text:p>0.194</text:p>
          </table:table-cell>
          <table:table-cell office:value-type="float" office:value="0.681" calcext:value-type="float">
            <text:p>0.681</text:p>
          </table:table-cell>
          <table:table-cell table:formula="of:=([.M4]+[.N4])/2" office:value-type="float" office:value="0.4375" calcext:value-type="float">
            <text:p>0.4375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6" calcext:value-type="float">
            <text:p>0.576</text:p>
          </table:table-cell>
          <table:table-cell office:value-type="float" office:value="0.594" calcext:value-type="float">
            <text:p>0.594</text:p>
          </table:table-cell>
          <table:table-cell office:value-type="float" office:value="0.571" calcext:value-type="float">
            <text:p>0.571</text:p>
          </table:table-cell>
          <table:table-cell table:formula="of:=([.G5]+[.H5])/2" office:value-type="float" office:value="0.5825" calcext:value-type="float">
            <text:p>0.5825</text:p>
          </table:table-cell>
          <table:table-cell office:value-type="float" office:value="0.298" calcext:value-type="float">
            <text:p>0.298</text:p>
          </table:table-cell>
          <table:table-cell office:value-type="float" office:value="0.82" calcext:value-type="float">
            <text:p>0.82</text:p>
          </table:table-cell>
          <table:table-cell table:formula="of:=([.J5]+[.K5])/2" office:value-type="float" office:value="0.559" calcext:value-type="float">
            <text:p>0.559</text:p>
          </table:table-cell>
          <table:table-cell office:value-type="float" office:value="0.397" calcext:value-type="float">
            <text:p>0.397</text:p>
          </table:table-cell>
          <table:table-cell office:value-type="float" office:value="0.673" calcext:value-type="float">
            <text:p>0.673</text:p>
          </table:table-cell>
          <table:table-cell table:formula="of:=([.M5]+[.N5])/2" office:value-type="float" office:value="0.535" calcext:value-type="float">
            <text:p>0.535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.557</text:p>
          </table:table-cell>
          <table:table-cell office:value-type="float" office:value="0.563" calcext:value-type="float">
            <text:p>0.563</text:p>
          </table:table-cell>
          <table:table-cell office:value-type="float" office:value="0.556" calcext:value-type="float">
            <text:p>0.556</text:p>
          </table:table-cell>
          <table:table-cell table:formula="of:=([.G6]+[.H6])/2" office:value-type="float" office:value="0.5595" calcext:value-type="float">
            <text:p>0.5595</text:p>
          </table:table-cell>
          <table:table-cell office:value-type="float" office:value="0.239" calcext:value-type="float">
            <text:p>0.239</text:p>
          </table:table-cell>
          <table:table-cell office:value-type="float" office:value="0.837" calcext:value-type="float">
            <text:p>0.837</text:p>
          </table:table-cell>
          <table:table-cell table:formula="of:=([.J6]+[.K6])/2" office:value-type="float" office:value="0.538" calcext:value-type="float">
            <text:p>0.538</text:p>
          </table:table-cell>
          <table:table-cell office:value-type="float" office:value="0.336" calcext:value-type="float">
            <text:p>0.336</text:p>
          </table:table-cell>
          <table:table-cell office:value-type="float" office:value="0.668" calcext:value-type="float">
            <text:p>0.668</text:p>
          </table:table-cell>
          <table:table-cell table:formula="of:=([.M6]+[.N6])/2" office:value-type="float" office:value="0.502" calcext:value-type="float">
            <text:p>0.50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3" calcext:value-type="float">
            <text:p>0.573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 table:formula="of:=([.G7]+[.H7])/2" office:value-type="float" office:value="0.57" calcext:value-type="float">
            <text:p>0.57</text:p>
          </table:table-cell>
          <table:table-cell office:value-type="float" office:value="0.406" calcext:value-type="float">
            <text:p>0.406</text:p>
          </table:table-cell>
          <table:table-cell office:value-type="float" office:value="0.72" calcext:value-type="float">
            <text:p>0.72</text:p>
          </table:table-cell>
          <table:table-cell table:formula="of:=([.J7]+[.K7])/2" office:value-type="float" office:value="0.563" calcext:value-type="float">
            <text:p>0.563</text:p>
          </table:table-cell>
          <table:table-cell office:value-type="float" office:value="0.471" calcext:value-type="float">
            <text:p>0.471</text:p>
          </table:table-cell>
          <table:table-cell office:value-type="float" office:value="0.642" calcext:value-type="float">
            <text:p>0.642</text:p>
          </table:table-cell>
          <table:table-cell table:formula="of:=([.M7]+[.N7])/2" office:value-type="float" office:value="0.5565" calcext:value-type="float">
            <text:p>0.556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71" calcext:value-type="float">
            <text:p>0.571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" calcext:value-type="float">
            <text:p>0.57</text:p>
          </table:table-cell>
          <table:table-cell table:formula="of:=([.G8]+[.H8])/2" office:value-type="float" office:value="0.572" calcext:value-type="float">
            <text:p>0.572</text:p>
          </table:table-cell>
          <table:table-cell office:value-type="float" office:value="0.321" calcext:value-type="float">
            <text:p>0.321</text:p>
          </table:table-cell>
          <table:table-cell office:value-type="float" office:value="0.79" calcext:value-type="float">
            <text:p>0.79</text:p>
          </table:table-cell>
          <table:table-cell table:formula="of:=([.J8]+[.K8])/2" office:value-type="float" office:value="0.5555" calcext:value-type="float">
            <text:p>0.5555</text:p>
          </table:table-cell>
          <table:table-cell office:value-type="float" office:value="0.412" calcext:value-type="float">
            <text:p>0.412</text:p>
          </table:table-cell>
          <table:table-cell office:value-type="float" office:value="0.662" calcext:value-type="float">
            <text:p>0.662</text:p>
          </table:table-cell>
          <table:table-cell table:formula="of:=([.M8]+[.N8])/2" office:value-type="float" office:value="0.537" calcext:value-type="float">
            <text:p>0.537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6" calcext:value-type="float">
            <text:p>0.566</text:p>
          </table:table-cell>
          <table:table-cell table:formula="of:=([.G9]+[.H9])/2" office:value-type="float" office:value="0.5635" calcext:value-type="float">
            <text:p>0.5635</text:p>
          </table:table-cell>
          <table:table-cell office:value-type="float" office:value="0.317" calcext:value-type="float">
            <text:p>0.317</text:p>
          </table:table-cell>
          <table:table-cell office:value-type="float" office:value="0.782" calcext:value-type="float">
            <text:p>0.782</text:p>
          </table:table-cell>
          <table:table-cell table:formula="of:=([.J9]+[.K9])/2" office:value-type="float" office:value="0.5495" calcext:value-type="float">
            <text:p>0.5495</text:p>
          </table:table-cell>
          <table:table-cell office:value-type="float" office:value="0.405" calcext:value-type="float">
            <text:p>0.405</text:p>
          </table:table-cell>
          <table:table-cell office:value-type="float" office:value="0.657" calcext:value-type="float">
            <text:p>0.657</text:p>
          </table:table-cell>
          <table:table-cell table:formula="of:=([.M9]+[.N9])/2" office:value-type="float" office:value="0.531" calcext:value-type="float">
            <text:p>0.531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2" calcext:value-type="float">
            <text:p>0.57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2" calcext:value-type="float">
            <text:p>0.572</text:p>
          </table:table-cell>
          <table:table-cell table:formula="of:=([.G10]+[.H10])/2" office:value-type="float" office:value="0.5715" calcext:value-type="float">
            <text:p>0.5715</text:p>
          </table:table-cell>
          <table:table-cell office:value-type="float" office:value="0.339" calcext:value-type="float">
            <text:p>0.339</text:p>
          </table:table-cell>
          <table:table-cell office:value-type="float" office:value="0.776" calcext:value-type="float">
            <text:p>0.776</text:p>
          </table:table-cell>
          <table:table-cell table:formula="of:=([.J10]+[.K10])/2" office:value-type="float" office:value="0.5575" calcext:value-type="float">
            <text:p>0.5575</text:p>
          </table:table-cell>
          <table:table-cell office:value-type="float" office:value="0.425" calcext:value-type="float">
            <text:p>0.425</text:p>
          </table:table-cell>
          <table:table-cell office:value-type="float" office:value="0.659" calcext:value-type="float">
            <text:p>0.659</text:p>
          </table:table-cell>
          <table:table-cell table:formula="of:=([.M10]+[.N10])/2" office:value-type="float" office:value="0.542" calcext:value-type="float">
            <text:p>0.542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2" calcext:value-type="float">
            <text:p>0.56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2" calcext:value-type="float">
            <text:p>0.562</text:p>
          </table:table-cell>
          <table:table-cell table:formula="of:=([.G11]+[.H11])/2" office:value-type="float" office:value="0.5625" calcext:value-type="float">
            <text:p>0.5625</text:p>
          </table:table-cell>
          <table:table-cell office:value-type="float" office:value="0.289" calcext:value-type="float">
            <text:p>0.289</text:p>
          </table:table-cell>
          <table:table-cell office:value-type="float" office:value="0.802" calcext:value-type="float">
            <text:p>0.802</text:p>
          </table:table-cell>
          <table:table-cell table:formula="of:=([.J11]+[.K11])/2" office:value-type="float" office:value="0.5455" calcext:value-type="float">
            <text:p>0.5455</text:p>
          </table:table-cell>
          <table:table-cell office:value-type="float" office:value="0.382" calcext:value-type="float">
            <text:p>0.382</text:p>
          </table:table-cell>
          <table:table-cell office:value-type="float" office:value="0.661" calcext:value-type="float">
            <text:p>0.661</text:p>
          </table:table-cell>
          <table:table-cell table:formula="of:=([.M11]+[.N11])/2" office:value-type="float" office:value="0.5215" calcext:value-type="float">
            <text:p>0.5215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2" calcext:value-type="float">
            <text:p>0.552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9" calcext:value-type="float">
            <text:p>0.559</text:p>
          </table:table-cell>
          <table:table-cell table:formula="of:=([.G12]+[.H12])/2" office:value-type="float" office:value="0.546" calcext:value-type="float">
            <text:p>0.546</text:p>
          </table:table-cell>
          <table:table-cell office:value-type="float" office:value="0.334" calcext:value-type="float">
            <text:p>0.334</text:p>
          </table:table-cell>
          <table:table-cell office:value-type="float" office:value="0.743" calcext:value-type="float">
            <text:p>0.743</text:p>
          </table:table-cell>
          <table:table-cell table:formula="of:=([.J12]+[.K12])/2" office:value-type="float" office:value="0.5385" calcext:value-type="float">
            <text:p>0.5385</text:p>
          </table:table-cell>
          <table:table-cell office:value-type="float" office:value="0.41" calcext:value-type="float">
            <text:p>0.41</text:p>
          </table:table-cell>
          <table:table-cell office:value-type="float" office:value="0.638" calcext:value-type="float">
            <text:p>0.638</text:p>
          </table:table-cell>
          <table:table-cell table:formula="of:=([.M12]+[.N12])/2" office:value-type="float" office:value="0.524" calcext:value-type="float">
            <text:p>0.524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0.53" calcext:value-type="float">
            <text:p>0.53</text:p>
          </table:table-cell>
          <table:table-cell office:value-type="float" office:value="0.569" calcext:value-type="float">
            <text:p>0.569</text:p>
          </table:table-cell>
          <table:table-cell table:formula="of:=([.G13]+[.H13])/2" office:value-type="float" office:value="0.5495" calcext:value-type="float">
            <text:p>0.5495</text:p>
          </table:table-cell>
          <table:table-cell office:value-type="float" office:value="0.421" calcext:value-type="float">
            <text:p>0.421</text:p>
          </table:table-cell>
          <table:table-cell office:value-type="float" office:value="0.672" calcext:value-type="float">
            <text:p>0.672</text:p>
          </table:table-cell>
          <table:table-cell table:formula="of:=([.J13]+[.K13])/2" office:value-type="float" office:value="0.5465" calcext:value-type="float">
            <text:p>0.5465</text:p>
          </table:table-cell>
          <table:table-cell office:value-type="float" office:value="0.469" calcext:value-type="float">
            <text:p>0.469</text:p>
          </table:table-cell>
          <table:table-cell office:value-type="float" office:value="0.616" calcext:value-type="float">
            <text:p>0.616</text:p>
          </table:table-cell>
          <table:table-cell table:formula="of:=([.M13]+[.N13])/2" office:value-type="float" office:value="0.5425" calcext:value-type="float">
            <text:p>0.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8" calcext:value-type="float">
            <text:p>0.578</text:p>
          </table:table-cell>
          <table:table-cell office:value-type="float" office:value="0.548" calcext:value-type="float">
            <text:p>0.548</text:p>
          </table:table-cell>
          <table:table-cell office:value-type="float" office:value="0.606" calcext:value-type="float">
            <text:p>0.606</text:p>
          </table:table-cell>
          <table:table-cell table:formula="of:=([.G14]+[.H14])/2" office:value-type="float" office:value="0.577" calcext:value-type="float">
            <text:p>0.577</text:p>
          </table:table-cell>
          <table:table-cell office:value-type="float" office:value="0.559" calcext:value-type="float">
            <text:p>0.559</text:p>
          </table:table-cell>
          <table:table-cell office:value-type="float" office:value="0.596" calcext:value-type="float">
            <text:p>0.596</text:p>
          </table:table-cell>
          <table:table-cell table:formula="of:=([.J14]+[.K14])/2" office:value-type="float" office:value="0.5775" calcext:value-type="float">
            <text:p>0.5775</text:p>
          </table:table-cell>
          <table:table-cell office:value-type="float" office:value="0.554" calcext:value-type="float">
            <text:p>0.554</text:p>
          </table:table-cell>
          <table:table-cell office:value-type="float" office:value="0.601" calcext:value-type="float">
            <text:p>0.601</text:p>
          </table:table-cell>
          <table:table-cell table:formula="of:=([.M14]+[.N14])/2" office:value-type="float" office:value="0.5775" calcext:value-type="float">
            <text:p>0.5775</text:p>
          </table:table-cell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.568</text:p>
          </table:table-cell>
          <table:table-cell office:value-type="float" office:value="0.54" calcext:value-type="float">
            <text:p>0.54</text:p>
          </table:table-cell>
          <table:table-cell office:value-type="float" office:value="0.591" calcext:value-type="float">
            <text:p>0.591</text:p>
          </table:table-cell>
          <table:table-cell table:formula="of:=([.G15]+[.H15])/2" office:value-type="float" office:value="0.5655" calcext:value-type="float">
            <text:p>0.5655</text:p>
          </table:table-cell>
          <table:table-cell office:value-type="float" office:value="0.515" calcext:value-type="float">
            <text:p>0.515</text:p>
          </table:table-cell>
          <table:table-cell office:value-type="float" office:value="0.614" calcext:value-type="float">
            <text:p>0.614</text:p>
          </table:table-cell>
          <table:table-cell table:formula="of:=([.J15]+[.K15])/2" office:value-type="float" office:value="0.5645" calcext:value-type="float">
            <text:p>0.5645</text:p>
          </table:table-cell>
          <table:table-cell office:value-type="float" office:value="0.527" calcext:value-type="float">
            <text:p>0.527</text:p>
          </table:table-cell>
          <table:table-cell office:value-type="float" office:value="0.602" calcext:value-type="float">
            <text:p>0.602</text:p>
          </table:table-cell>
          <table:table-cell table:formula="of:=([.M15]+[.N15])/2" office:value-type="float" office:value="0.5645" calcext:value-type="float">
            <text:p>0.5645</text:p>
          </table:table-cell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51" calcext:value-type="float">
            <text:p>0.551</text:p>
          </table:table-cell>
          <table:table-cell office:value-type="float" office:value="0.531" calcext:value-type="float">
            <text:p>0.531</text:p>
          </table:table-cell>
          <table:table-cell office:value-type="float" office:value="0.56" calcext:value-type="float">
            <text:p>0.56</text:p>
          </table:table-cell>
          <table:table-cell table:formula="of:=([.G16]+[.H16])/2" office:value-type="float" office:value="0.5455" calcext:value-type="float">
            <text:p>0.5455</text:p>
          </table:table-cell>
          <table:table-cell office:value-type="float" office:value="0.345" calcext:value-type="float">
            <text:p>0.345</text:p>
          </table:table-cell>
          <table:table-cell office:value-type="float" office:value="0.732" calcext:value-type="float">
            <text:p>0.732</text:p>
          </table:table-cell>
          <table:table-cell table:formula="of:=([.J16]+[.K16])/2" office:value-type="float" office:value="0.5385" calcext:value-type="float">
            <text:p>0.5385</text:p>
          </table:table-cell>
          <table:table-cell office:value-type="float" office:value="0.418" calcext:value-type="float">
            <text:p>0.418</text:p>
          </table:table-cell>
          <table:table-cell office:value-type="float" office:value="0.635" calcext:value-type="float">
            <text:p>0.635</text:p>
          </table:table-cell>
          <table:table-cell table:formula="of:=([.M16]+[.N16])/2" office:value-type="float" office:value="0.5265" calcext:value-type="float">
            <text:p>0.5265</text:p>
          </table:table-cell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0.563" calcext:value-type="float">
            <text:p>0.563</text:p>
          </table:table-cell>
          <table:table-cell office:value-type="float" office:value="0.587" calcext:value-type="float">
            <text:p>0.587</text:p>
          </table:table-cell>
          <table:table-cell table:formula="of:=([.G17]+[.H17])/2" office:value-type="float" office:value="0.575" calcext:value-type="float">
            <text:p>0.575</text:p>
          </table:table-cell>
          <table:table-cell office:value-type="float" office:value="0.441" calcext:value-type="float">
            <text:p>0.441</text:p>
          </table:table-cell>
          <table:table-cell office:value-type="float" office:value="0.699" calcext:value-type="float">
            <text:p>0.699</text:p>
          </table:table-cell>
          <table:table-cell table:formula="of:=([.J17]+[.K17])/2" office:value-type="float" office:value="0.57" calcext:value-type="float">
            <text:p>0.57</text:p>
          </table:table-cell>
          <table:table-cell office:value-type="float" office:value="0.495" calcext:value-type="float">
            <text:p>0.495</text:p>
          </table:table-cell>
          <table:table-cell office:value-type="float" office:value="0.639" calcext:value-type="float">
            <text:p>0.639</text:p>
          </table:table-cell>
          <table:table-cell table:formula="of:=([.M17]+[.N17])/2" office:value-type="float" office:value="0.567" calcext:value-type="float">
            <text:p>0.567</text:p>
          </table:table-cell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559" calcext:value-type="float">
            <text:p>0.559</text:p>
          </table:table-cell>
          <table:table-cell office:value-type="float" office:value="0.578" calcext:value-type="float">
            <text:p>0.578</text:p>
          </table:table-cell>
          <table:table-cell table:formula="of:=([.G18]+[.H18])/2" office:value-type="float" office:value="0.5685" calcext:value-type="float">
            <text:p>0.5685</text:p>
          </table:table-cell>
          <table:table-cell office:value-type="float" office:value="0.397" calcext:value-type="float">
            <text:p>0.397</text:p>
          </table:table-cell>
          <table:table-cell office:value-type="float" office:value="0.724" calcext:value-type="float">
            <text:p>0.724</text:p>
          </table:table-cell>
          <table:table-cell table:formula="of:=([.J18]+[.K18])/2" office:value-type="float" office:value="0.5605" calcext:value-type="float">
            <text:p>0.5605</text:p>
          </table:table-cell>
          <table:table-cell office:value-type="float" office:value="0.464" calcext:value-type="float">
            <text:p>0.464</text:p>
          </table:table-cell>
          <table:table-cell office:value-type="float" office:value="0.643" calcext:value-type="float">
            <text:p>0.643</text:p>
          </table:table-cell>
          <table:table-cell table:formula="of:=([.M18]+[.N18])/2" office:value-type="float" office:value="0.5535" calcext:value-type="float">
            <text:p>0.5535</text:p>
          </table:table-cell>
        </table:table-row>
        <table:table-row table:style-name="ro2" table:number-rows-repeated="5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1584893" calcext:value-type="float">
            <text:p>0.000158489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527" calcext:value-type="float">
            <text:p>0.527</text:p>
          </table:table-cell>
          <table:table-cell table:style-name="ce8" office:value-type="float" office:value="0.561" calcext:value-type="float">
            <text:p>0.561</text:p>
          </table:table-cell>
          <table:table-cell table:style-name="ce7" table:formula="of:=([.G26]+[.H26])/2" office:value-type="float" office:value="0.544" calcext:value-type="float">
            <text:p>0.544</text:p>
          </table:table-cell>
          <table:table-cell table:style-name="ce8" office:value-type="float" office:value="0.367" calcext:value-type="float">
            <text:p>0.367</text:p>
          </table:table-cell>
          <table:table-cell table:style-name="ce8" office:value-type="float" office:value="0.71" calcext:value-type="float">
            <text:p>0.71</text:p>
          </table:table-cell>
          <table:table-cell table:style-name="ce7" table:formula="of:=([.J26]+[.K26])/2" office:value-type="float" office:value="0.5385" calcext:value-type="float">
            <text:p>0.5385</text:p>
          </table:table-cell>
          <table:table-cell table:style-name="ce8" office:value-type="float" office:value="0.4327" calcext:value-type="float">
            <text:p>0.4327</text:p>
          </table:table-cell>
          <table:table-cell table:style-name="ce8" office:value-type="float" office:value="0.627" calcext:value-type="float">
            <text:p>0.627</text:p>
          </table:table-cell>
          <table:table-cell table:style-name="ce7" table:formula="of:=([.M26]+[.N26])/2" office:value-type="float" office:value="0.52985" calcext:value-type="float">
            <text:p>0.5298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2511886" calcext:value-type="float">
            <text:p>0.0002511886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7" calcext:value-type="float">
            <text:p>0.557</text:p>
          </table:table-cell>
          <table:table-cell table:style-name="ce8" office:value-type="float" office:value="0.54" calcext:value-type="float">
            <text:p>0.54</text:p>
          </table:table-cell>
          <table:table-cell table:style-name="ce8" office:value-type="float" office:value="0.564" calcext:value-type="float">
            <text:p>0.564</text:p>
          </table:table-cell>
          <table:table-cell table:style-name="ce7" table:formula="of:=([.G27]+[.H27])/2" office:value-type="float" office:value="0.552" calcext:value-type="float">
            <text:p>0.552</text:p>
          </table:table-cell>
          <table:table-cell table:style-name="ce8" office:value-type="float" office:value="0.352" calcext:value-type="float">
            <text:p>0.352</text:p>
          </table:table-cell>
          <table:table-cell table:style-name="ce8" office:value-type="float" office:value="0.737" calcext:value-type="float">
            <text:p>0.737</text:p>
          </table:table-cell>
          <table:table-cell table:style-name="ce7" table:formula="of:=([.J27]+[.K27])/2" office:value-type="float" office:value="0.5445" calcext:value-type="float">
            <text:p>0.5445</text:p>
          </table:table-cell>
          <table:table-cell table:style-name="ce8" office:value-type="float" office:value="0.426" calcext:value-type="float">
            <text:p>0.426</text:p>
          </table:table-cell>
          <table:table-cell table:style-name="ce8" office:value-type="float" office:value="0.639" calcext:value-type="float">
            <text:p>0.639</text:p>
          </table:table-cell>
          <table:table-cell table:style-name="ce7" table:formula="of:=([.M27]+[.N27])/2" office:value-type="float" office:value="0.5325" calcext:value-type="float">
            <text:p>0.5325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3981072" calcext:value-type="float">
            <text:p>0.0003981072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56" calcext:value-type="float">
            <text:p>0.556</text:p>
          </table:table-cell>
          <table:table-cell table:style-name="ce8" office:value-type="float" office:value="0.531" calcext:value-type="float">
            <text:p>0.531</text:p>
          </table:table-cell>
          <table:table-cell table:style-name="ce8" office:value-type="float" office:value="0.572" calcext:value-type="float">
            <text:p>0.572</text:p>
          </table:table-cell>
          <table:table-cell table:style-name="ce7" table:formula="of:=([.G28]+[.H28])/2" office:value-type="float" office:value="0.5515" calcext:value-type="float">
            <text:p>0.5515</text:p>
          </table:table-cell>
          <table:table-cell table:style-name="ce8" office:value-type="float" office:value="0.435" calcext:value-type="float">
            <text:p>0.435</text:p>
          </table:table-cell>
          <table:table-cell table:style-name="ce8" office:value-type="float" office:value="0.663" calcext:value-type="float">
            <text:p>0.663</text:p>
          </table:table-cell>
          <table:table-cell table:style-name="ce7" table:formula="of:=([.J28]+[.K28])/2" office:value-type="float" office:value="0.549" calcext:value-type="float">
            <text:p>0.549</text:p>
          </table:table-cell>
          <table:table-cell table:style-name="ce8" office:value-type="float" office:value="0.478" calcext:value-type="float">
            <text:p>0.478</text:p>
          </table:table-cell>
          <table:table-cell table:style-name="ce8" office:value-type="float" office:value="0.614" calcext:value-type="float">
            <text:p>0.614</text:p>
          </table:table-cell>
          <table:table-cell table:style-name="ce7" table:formula="of:=([.M28]+[.N28])/2" office:value-type="float" office:value="0.546" calcext:value-type="float">
            <text:p>0.546</text:p>
          </table:table-cell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006309573" calcext:value-type="float">
            <text:p>0.0006309573</text:p>
          </table:table-cell>
          <table:table-cell table:style-name="ce7" office:value-type="float" office:value="500" calcext:value-type="float">
            <text:p>500</text:p>
          </table:table-cell>
          <table:table-cell table:style-name="ce9"/>
          <table:table-cell table:style-name="ce8" office:value-type="float" office:value="0.56" calcext:value-type="float">
            <text:p>0.56</text:p>
          </table:table-cell>
          <table:table-cell table:style-name="ce8" office:value-type="float" office:value="0.531" calcext:value-type="float">
            <text:p>0.531</text:p>
          </table:table-cell>
          <table:table-cell table:style-name="ce8" office:value-type="float" office:value="0.585" calcext:value-type="float">
            <text:p>0.585</text:p>
          </table:table-cell>
          <table:table-cell table:style-name="ce7" table:formula="of:=([.G29]+[.H29])/2" office:value-type="float" office:value="0.558" calcext:value-type="float">
            <text:p>0.558</text:p>
          </table:table-cell>
          <table:table-cell table:style-name="ce8" office:value-type="float" office:value="0.516" calcext:value-type="float">
            <text:p>0.516</text:p>
          </table:table-cell>
          <table:table-cell table:style-name="ce8" office:value-type="float" office:value="0.599" calcext:value-type="float">
            <text:p>0.599</text:p>
          </table:table-cell>
          <table:table-cell table:style-name="ce7" table:formula="of:=([.J29]+[.K29])/2" office:value-type="float" office:value="0.5575" calcext:value-type="float">
            <text:p>0.5575</text:p>
          </table:table-cell>
          <table:table-cell table:style-name="ce8" office:value-type="float" office:value="0.523" calcext:value-type="float">
            <text:p>0.523</text:p>
          </table:table-cell>
          <table:table-cell table:style-name="ce8" office:value-type="float" office:value="0.592" calcext:value-type="float">
            <text:p>0.592</text:p>
          </table:table-cell>
          <table:table-cell table:style-name="ce7" table:formula="of:=([.M29]+[.N29])/2" office:value-type="float" office:value="0.5575" calcext:value-type="float">
            <text:p>0.557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0.536" calcext:value-type="float">
            <text:p>0.536</text:p>
          </table:table-cell>
          <table:table-cell table:style-name="ce7" office:value-type="float" office:value="0.576" calcext:value-type="float">
            <text:p>0.576</text:p>
          </table:table-cell>
          <table:table-cell table:style-name="ce7" table:formula="of:=([.G30]+[.H30])/2" office:value-type="float" office:value="0.556" calcext:value-type="float">
            <text:p>0.556</text:p>
          </table:table-cell>
          <table:table-cell table:style-name="ce7" office:value-type="float" office:value="0.445" calcext:value-type="float">
            <text:p>0.445</text:p>
          </table:table-cell>
          <table:table-cell table:style-name="ce7" office:value-type="float" office:value="0.662" calcext:value-type="float">
            <text:p>0.662</text:p>
          </table:table-cell>
          <table:table-cell table:style-name="ce7" table:formula="of:=([.J30]+[.K30])/2" office:value-type="float" office:value="0.5535" calcext:value-type="float">
            <text:p>0.5535</text:p>
          </table:table-cell>
          <table:table-cell table:style-name="ce7" office:value-type="float" office:value="0.487" calcext:value-type="float">
            <text:p>0.487</text:p>
          </table:table-cell>
          <table:table-cell table:style-name="ce7" office:value-type="float" office:value="0.616" calcext:value-type="float">
            <text:p>0.616</text:p>
          </table:table-cell>
          <table:table-cell table:style-name="ce7" table:formula="of:=([.M30]+[.N30])/2" office:value-type="float" office:value="0.5515" calcext:value-type="float">
            <text:p>0.551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1584893" calcext:value-type="float">
            <text:p>0.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4" calcext:value-type="float">
            <text:p>0.564</text:p>
          </table:table-cell>
          <table:table-cell table:style-name="ce7" office:value-type="float" office:value="0.545" calcext:value-type="float">
            <text:p>0.545</text:p>
          </table:table-cell>
          <table:table-cell table:style-name="ce7" office:value-type="float" office:value="0.574" calcext:value-type="float">
            <text:p>0.574</text:p>
          </table:table-cell>
          <table:table-cell table:style-name="ce7" table:formula="of:=([.G31]+[.H31])/2" office:value-type="float" office:value="0.5595" calcext:value-type="float">
            <text:p>0.5595</text:p>
          </table:table-cell>
          <table:table-cell table:style-name="ce7" office:value-type="float" office:value="0.407" calcext:value-type="float">
            <text:p>0.407</text:p>
          </table:table-cell>
          <table:table-cell table:style-name="ce7" office:value-type="float" office:value="0.701" calcext:value-type="float">
            <text:p>0.701</text:p>
          </table:table-cell>
          <table:table-cell table:style-name="ce7" table:formula="of:=([.J31]+[.K31])/2" office:value-type="float" office:value="0.554" calcext:value-type="float">
            <text:p>0.554</text:p>
          </table:table-cell>
          <table:table-cell table:style-name="ce7" office:value-type="float" office:value="0.466" calcext:value-type="float">
            <text:p>0.466</text:p>
          </table:table-cell>
          <table:table-cell table:style-name="ce7" office:value-type="float" office:value="0.631" calcext:value-type="float">
            <text:p>0.631</text:p>
          </table:table-cell>
          <table:table-cell table:style-name="ce7" table:formula="of:=([.M31]+[.N31])/2" office:value-type="float" office:value="0.5485" calcext:value-type="float">
            <text:p>0.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2511886" calcext:value-type="float">
            <text:p>0.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3" calcext:value-type="float">
            <text:p>0.563</text:p>
          </table:table-cell>
          <table:table-cell table:style-name="ce7" office:value-type="float" office:value="0.544" calcext:value-type="float">
            <text:p>0.544</text:p>
          </table:table-cell>
          <table:table-cell table:style-name="ce7" office:value-type="float" office:value="0.574" calcext:value-type="float">
            <text:p>0.574</text:p>
          </table:table-cell>
          <table:table-cell table:style-name="ce7" table:formula="of:=([.G32]+[.H32])/2" office:value-type="float" office:value="0.559" calcext:value-type="float">
            <text:p>0.559</text:p>
          </table:table-cell>
          <table:table-cell table:style-name="ce7" office:value-type="float" office:value="0.413" calcext:value-type="float">
            <text:p>0.413</text:p>
          </table:table-cell>
          <table:table-cell table:style-name="ce7" office:value-type="float" office:value="0.696" calcext:value-type="float">
            <text:p>0.696</text:p>
          </table:table-cell>
          <table:table-cell table:style-name="ce7" table:formula="of:=([.J32]+[.K32])/2" office:value-type="float" office:value="0.5545" calcext:value-type="float">
            <text:p>0.5545</text:p>
          </table:table-cell>
          <table:table-cell table:style-name="ce7" office:value-type="float" office:value="0.469" calcext:value-type="float">
            <text:p>0.469</text:p>
          </table:table-cell>
          <table:table-cell table:style-name="ce7" office:value-type="float" office:value="0.629" calcext:value-type="float">
            <text:p>0.629</text:p>
          </table:table-cell>
          <table:table-cell table:style-name="ce7" table:formula="of:=([.M32]+[.N32])/2" office:value-type="float" office:value="0.549" calcext:value-type="float">
            <text:p>0.549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3981072" calcext:value-type="float">
            <text:p>0.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7" calcext:value-type="float">
            <text:p>0.567</text:p>
          </table:table-cell>
          <table:table-cell table:style-name="ce7" office:value-type="float" office:value="0.553" calcext:value-type="float">
            <text:p>0.553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table:formula="of:=([.G33]+[.H33])/2" office:value-type="float" office:value="0.563" calcext:value-type="float">
            <text:p>0.563</text:p>
          </table:table-cell>
          <table:table-cell table:style-name="ce7" office:value-type="float" office:value="0.384" calcext:value-type="float">
            <text:p>0.384</text:p>
          </table:table-cell>
          <table:table-cell table:style-name="ce7" office:value-type="float" office:value="0.727" calcext:value-type="float">
            <text:p>0.727</text:p>
          </table:table-cell>
          <table:table-cell table:style-name="ce7" table:formula="of:=([.J33]+[.K33])/2" office:value-type="float" office:value="0.5555" calcext:value-type="float">
            <text:p>0.5555</text:p>
          </table:table-cell>
          <table:table-cell table:style-name="ce7" office:value-type="float" office:value="0.453" calcext:value-type="float">
            <text:p>0.453</text:p>
          </table:table-cell>
          <table:table-cell table:style-name="ce7" office:value-type="float" office:value="0.641" calcext:value-type="float">
            <text:p>0.641</text:p>
          </table:table-cell>
          <table:table-cell table:style-name="ce7" table:formula="of:=([.M33]+[.N33])/2" office:value-type="float" office:value="0.547" calcext:value-type="float">
            <text:p>0.547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06309573" calcext:value-type="float">
            <text:p>0.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table:style-name="ce7" office:value-type="float" office:value="0.562" calcext:value-type="float">
            <text:p>0.562</text:p>
          </table:table-cell>
          <table:table-cell table:style-name="ce7" office:value-type="float" office:value="0.548" calcext:value-type="float">
            <text:p>0.548</text:p>
          </table:table-cell>
          <table:table-cell table:style-name="ce7" office:value-type="float" office:value="0.569" calcext:value-type="float">
            <text:p>0.569</text:p>
          </table:table-cell>
          <table:table-cell table:style-name="ce7" table:formula="of:=([.G34]+[.H34])/2" office:value-type="float" office:value="0.5585" calcext:value-type="float">
            <text:p>0.5585</text:p>
          </table:table-cell>
          <table:table-cell table:style-name="ce7" office:value-type="float" office:value="0.364" calcext:value-type="float">
            <text:p>0.364</text:p>
          </table:table-cell>
          <table:table-cell table:style-name="ce7" office:value-type="float" office:value="0.736" calcext:value-type="float">
            <text:p>0.736</text:p>
          </table:table-cell>
          <table:table-cell table:style-name="ce7" table:formula="of:=([.J34]+[.K34])/2" office:value-type="float" office:value="0.55" calcext:value-type="float">
            <text:p>0.55</text:p>
          </table:table-cell>
          <table:table-cell table:style-name="ce7" office:value-type="float" office:value="0.438" calcext:value-type="float">
            <text:p>0.438</text:p>
          </table:table-cell>
          <table:table-cell table:style-name="ce7" office:value-type="float" office:value="0.642" calcext:value-type="float">
            <text:p>0.642</text:p>
          </table:table-cell>
          <table:table-cell table:style-name="ce7" table:formula="of:=([.M34]+[.N34])/2" office:value-type="float" office:value="0.54" calcext:value-type="float">
            <text:p>0.54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2" calcext:value-type="float">
            <text:p>0.562</text:p>
          </table:table-cell>
          <table:table-cell table:style-name="ce7" office:value-type="float" office:value="0.542" calcext:value-type="float">
            <text:p>0.542</text:p>
          </table:table-cell>
          <table:table-cell table:style-name="ce7" office:value-type="float" office:value="0.574" calcext:value-type="float">
            <text:p>0.574</text:p>
          </table:table-cell>
          <table:table-cell table:style-name="ce7" table:formula="of:=([.G35]+[.H35])/2" office:value-type="float" office:value="0.558" calcext:value-type="float">
            <text:p>0.558</text:p>
          </table:table-cell>
          <table:table-cell table:style-name="ce7" office:value-type="float" office:value="0.415" calcext:value-type="float">
            <text:p>0.415</text:p>
          </table:table-cell>
          <table:table-cell table:style-name="ce7" office:value-type="float" office:value="0.692" calcext:value-type="float">
            <text:p>0.692</text:p>
          </table:table-cell>
          <table:table-cell table:style-name="ce7" table:formula="of:=([.J35]+[.K35])/2" office:value-type="float" office:value="0.5535" calcext:value-type="float">
            <text:p>0.5535</text:p>
          </table:table-cell>
          <table:table-cell table:style-name="ce7" office:value-type="float" office:value="0.47" calcext:value-type="float">
            <text:p>0.47</text:p>
          </table:table-cell>
          <table:table-cell table:style-name="ce7" office:value-type="float" office:value="0.627" calcext:value-type="float">
            <text:p>0.627</text:p>
          </table:table-cell>
          <table:table-cell table:style-name="ce7" table:formula="of:=([.M35]+[.N35])/2" office:value-type="float" office:value="0.5485" calcext:value-type="float">
            <text:p>0.548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15848932" calcext:value-type="float">
            <text:p>0.01584893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.563</text:p>
          </table:table-cell>
          <table:table-cell table:style-name="ce7" office:value-type="float" office:value="0.543" calcext:value-type="float">
            <text:p>0.543</text:p>
          </table:table-cell>
          <table:table-cell table:style-name="ce7" office:value-type="float" office:value="0.575" calcext:value-type="float">
            <text:p>0.575</text:p>
          </table:table-cell>
          <table:table-cell table:style-name="ce7" table:formula="of:=([.G36]+[.H36])/2" office:value-type="float" office:value="0.559" calcext:value-type="float">
            <text:p>0.559</text:p>
          </table:table-cell>
          <table:table-cell table:style-name="ce7" office:value-type="float" office:value="0.42" calcext:value-type="float">
            <text:p>0.42</text:p>
          </table:table-cell>
          <table:table-cell table:style-name="ce7" office:value-type="float" office:value="0.689" calcext:value-type="float">
            <text:p>0.689</text:p>
          </table:table-cell>
          <table:table-cell table:style-name="ce7" table:formula="of:=([.J36]+[.K36])/2" office:value-type="float" office:value="0.5545" calcext:value-type="float">
            <text:p>0.5545</text:p>
          </table:table-cell>
          <table:table-cell table:style-name="ce7" office:value-type="float" office:value="0.474" calcext:value-type="float">
            <text:p>0.474</text:p>
          </table:table-cell>
          <table:table-cell table:style-name="ce7" office:value-type="float" office:value="0.627" calcext:value-type="float">
            <text:p>0.627</text:p>
          </table:table-cell>
          <table:table-cell table:style-name="ce7" table:formula="of:=([.M36]+[.N36])/2" office:value-type="float" office:value="0.5505" calcext:value-type="float">
            <text:p>0.550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25118864" calcext:value-type="float">
            <text:p>0.025118864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56" calcext:value-type="float">
            <text:p>0.556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0.572" calcext:value-type="float">
            <text:p>0.572</text:p>
          </table:table-cell>
          <table:table-cell table:style-name="ce7" table:formula="of:=([.G37]+[.H37])/2" office:value-type="float" office:value="0.551" calcext:value-type="float">
            <text:p>0.551</text:p>
          </table:table-cell>
          <table:table-cell table:style-name="ce7" office:value-type="float" office:value="0.439" calcext:value-type="float">
            <text:p>0.439</text:p>
          </table:table-cell>
          <table:table-cell table:style-name="ce7" office:value-type="float" office:value="0.659" calcext:value-type="float">
            <text:p>0.659</text:p>
          </table:table-cell>
          <table:table-cell table:style-name="ce7" table:formula="of:=([.J37]+[.K37])/2" office:value-type="float" office:value="0.549" calcext:value-type="float">
            <text:p>0.549</text:p>
          </table:table-cell>
          <table:table-cell table:style-name="ce7" office:value-type="float" office:value="0.481" calcext:value-type="float">
            <text:p>0.481</text:p>
          </table:table-cell>
          <table:table-cell table:style-name="ce7" office:value-type="float" office:value="0.612" calcext:value-type="float">
            <text:p>0.612</text:p>
          </table:table-cell>
          <table:table-cell table:style-name="ce7" table:formula="of:=([.M37]+[.N37])/2" office:value-type="float" office:value="0.5465" calcext:value-type="float">
            <text:p>0.546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39810717" calcext:value-type="float">
            <text:p>0.039810717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3" calcext:value-type="float">
            <text:p>0.563</text:p>
          </table:table-cell>
          <table:table-cell table:style-name="ce7" office:value-type="float" office:value="0.538" calcext:value-type="float">
            <text:p>0.538</text:p>
          </table:table-cell>
          <table:table-cell table:style-name="ce7" office:value-type="float" office:value="0.58" calcext:value-type="float">
            <text:p>0.58</text:p>
          </table:table-cell>
          <table:table-cell table:style-name="ce7" table:formula="of:=([.G38]+[.H38])/2" office:value-type="float" office:value="0.559" calcext:value-type="float">
            <text:p>0.559</text:p>
          </table:table-cell>
          <table:table-cell table:style-name="ce7" office:value-type="float" office:value="0.462" calcext:value-type="float">
            <text:p>0.462</text:p>
          </table:table-cell>
          <table:table-cell table:style-name="ce7" office:value-type="float" office:value="0.651" calcext:value-type="float">
            <text:p>0.651</text:p>
          </table:table-cell>
          <table:table-cell table:style-name="ce7" table:formula="of:=([.J38]+[.K38])/2" office:value-type="float" office:value="0.5565" calcext:value-type="float">
            <text:p>0.5565</text:p>
          </table:table-cell>
          <table:table-cell table:style-name="ce7" office:value-type="float" office:value="0.497" calcext:value-type="float">
            <text:p>0.497</text:p>
          </table:table-cell>
          <table:table-cell table:style-name="ce7" office:value-type="float" office:value="0.613" calcext:value-type="float">
            <text:p>0.613</text:p>
          </table:table-cell>
          <table:table-cell table:style-name="ce7" table:formula="of:=([.M38]+[.N38])/2" office:value-type="float" office:value="0.555" calcext:value-type="float">
            <text:p>0.555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06309573" calcext:value-type="float">
            <text:p>0.06309573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office:value-type="float" office:value="0.564" calcext:value-type="float">
            <text:p>0.564</text:p>
          </table:table-cell>
          <table:table-cell table:style-name="ce7" office:value-type="float" office:value="0.547" calcext:value-type="float">
            <text:p>0.547</text:p>
          </table:table-cell>
          <table:table-cell table:style-name="ce7" office:value-type="float" office:value="0.572" calcext:value-type="float">
            <text:p>0.572</text:p>
          </table:table-cell>
          <table:table-cell table:style-name="ce7" table:formula="of:=([.G39]+[.H39])/2" office:value-type="float" office:value="0.5595" calcext:value-type="float">
            <text:p>0.5595</text:p>
          </table:table-cell>
          <table:table-cell table:style-name="ce7" office:value-type="float" office:value="0.391" calcext:value-type="float">
            <text:p>0.391</text:p>
          </table:table-cell>
          <table:table-cell table:style-name="ce7" office:value-type="float" office:value="0.716" calcext:value-type="float">
            <text:p>0.716</text:p>
          </table:table-cell>
          <table:table-cell table:style-name="ce7" table:formula="of:=([.J39]+[.K39])/2" office:value-type="float" office:value="0.5535" calcext:value-type="float">
            <text:p>0.5535</text:p>
          </table:table-cell>
          <table:table-cell table:style-name="ce7" office:value-type="float" office:value="0.456" calcext:value-type="float">
            <text:p>0.456</text:p>
          </table:table-cell>
          <table:table-cell table:style-name="ce7" office:value-type="float" office:value="0.636" calcext:value-type="float">
            <text:p>0.636</text:p>
          </table:table-cell>
          <table:table-cell table:style-name="ce7" table:formula="of:=([.M39]+[.N39])/2" office:value-type="float" office:value="0.546" calcext:value-type="float">
            <text:p>0.54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" table:number-columns-repeated="3"/>
          <table:table-cell table:style-name="ce7" table:formula="of:=([.G40]+[.H40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J40]+[.K40])/2" office:value-type="float" office:value="0" calcext:value-type="float">
            <text:p>0</text:p>
          </table:table-cell>
          <table:table-cell table:style-name="ce7" table:number-columns-repeated="2"/>
          <table:table-cell table:style-name="ce7" table:formula="of:=([.M40]+[.N40])/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ce7" table:formula="of:=([.G41]+[.H41])/2" office:value-type="float" office:value="0" calcext:value-type="float">
            <text:p>0</text:p>
          </table:table-cell>
          <table:table-cell table:number-columns-repeated="2"/>
          <table:table-cell table:style-name="ce7" table:formula="of:=([.J41]+[.K41])/2" office:value-type="float" office:value="0" calcext:value-type="float">
            <text:p>0</text:p>
          </table:table-cell>
          <table:table-cell table:number-columns-repeated="2"/>
          <table:table-cell table:style-name="ce7" table:formula="of:=([.M41]+[.N41])/2" office:value-type="float" office:value="0" calcext:value-type="float">
            <text:p>0</text:p>
          </table:table-cell>
        </table:table-row>
        <table:table-row table:style-name="ro2" table:number-rows-repeated="6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2">
          <table:table-cell/>
          <table:table-cell table:style-name="Default" office:value-type="string" calcext:value-type="string">
            <text:p>Varia decay</text:p>
          </table:table-cell>
          <table:table-cell table:style-name="ce1" office:value-type="string" calcext:value-type="string" table:number-columns-spanned="2" table:number-rows-spanned="1">
            <text:p>10 fold cross validation</text:p>
          </table:table-cell>
          <table:covered-table-cell table:style-name="Default"/>
          <table:table-cell/>
          <table:table-cell table:style-name="Default" table:number-columns-repeated="10"/>
        </table:table-row>
        <table:table-row table:style-name="ro2">
          <table:table-cell/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decay</text:p>
          </table:table-cell>
          <table:table-cell table:style-name="ce2" office:value-type="string" calcext:value-type="string">
            <text:p>maxits</text:p>
          </table:table-cell>
          <table:table-cell table:style-name="ce6"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" calcext:value-type="float">
            <text:p>0.001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1" calcext:value-type="float">
            <text:p>0.551</text:p>
          </table:table-cell>
          <table:table-cell office:value-type="float" office:value="0.527" calcext:value-type="float">
            <text:p>0.527</text:p>
          </table:table-cell>
          <table:table-cell office:value-type="float" office:value="0.564" calcext:value-type="float">
            <text:p>0.564</text:p>
          </table:table-cell>
          <table:table-cell table:formula="of:=([.G50]+[.H50])/2" office:value-type="float" office:value="0.5455" calcext:value-type="float">
            <text:p>0.5455</text:p>
          </table:table-cell>
          <table:table-cell office:value-type="float" office:value="0.389" calcext:value-type="float">
            <text:p>0.389</text:p>
          </table:table-cell>
          <table:table-cell office:value-type="float" office:value="0.694" calcext:value-type="float">
            <text:p>0.694</text:p>
          </table:table-cell>
          <table:table-cell table:formula="of:=([.J50]+[.K50])/2" office:value-type="float" office:value="0.5415" calcext:value-type="float">
            <text:p>0.5415</text:p>
          </table:table-cell>
          <table:table-cell office:value-type="float" office:value="0.447" calcext:value-type="float">
            <text:p>0.447</text:p>
          </table:table-cell>
          <table:table-cell office:value-type="float" office:value="0.622" calcext:value-type="float">
            <text:p>0.622</text:p>
          </table:table-cell>
          <table:table-cell table:formula="of:=([.M50]+[.N50])/2" office:value-type="float" office:value="0.5345" calcext:value-type="float">
            <text:p>0.534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1584893" calcext:value-type="float">
            <text:p>0.00158489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6" calcext:value-type="float">
            <text:p>0.556</text:p>
          </table:table-cell>
          <table:table-cell office:value-type="float" office:value="0.539" calcext:value-type="float">
            <text:p>0.539</text:p>
          </table:table-cell>
          <table:table-cell office:value-type="float" office:value="0.563" calcext:value-type="float">
            <text:p>0.563</text:p>
          </table:table-cell>
          <table:table-cell table:formula="of:=([.G51]+[.H51])/2" office:value-type="float" office:value="0.551" calcext:value-type="float">
            <text:p>0.551</text:p>
          </table:table-cell>
          <table:table-cell office:value-type="float" office:value="0.349" calcext:value-type="float">
            <text:p>0.349</text:p>
          </table:table-cell>
          <table:table-cell office:value-type="float" office:value="0.738" calcext:value-type="float">
            <text:p>0.738</text:p>
          </table:table-cell>
          <table:table-cell table:formula="of:=([.J51]+[.K51])/2" office:value-type="float" office:value="0.5435" calcext:value-type="float">
            <text:p>0.5435</text:p>
          </table:table-cell>
          <table:table-cell office:value-type="float" office:value="0.424" calcext:value-type="float">
            <text:p>0.424</text:p>
          </table:table-cell>
          <table:table-cell office:value-type="float" office:value="0.639" calcext:value-type="float">
            <text:p>0.639</text:p>
          </table:table-cell>
          <table:table-cell table:formula="of:=([.M51]+[.N51])/2" office:value-type="float" office:value="0.5315" calcext:value-type="float">
            <text:p>0.531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2511886" calcext:value-type="float">
            <text:p>0.002511886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4" calcext:value-type="float">
            <text:p>0.55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75" calcext:value-type="float">
            <text:p>0.575</text:p>
          </table:table-cell>
          <table:table-cell table:formula="of:=([.G52]+[.H52])/2" office:value-type="float" office:value="0.55" calcext:value-type="float">
            <text:p>0.55</text:p>
          </table:table-cell>
          <table:table-cell office:value-type="float" office:value="0.476" calcext:value-type="float">
            <text:p>0.476</text:p>
          </table:table-cell>
          <table:table-cell office:value-type="float" office:value="0.622" calcext:value-type="float">
            <text:p>0.622</text:p>
          </table:table-cell>
          <table:table-cell table:formula="of:=([.J52]+[.K52])/2" office:value-type="float" office:value="0.549" calcext:value-type="float">
            <text:p>0.549</text:p>
          </table:table-cell>
          <table:table-cell office:value-type="float" office:value="0.5" calcext:value-type="float">
            <text:p>0.5</text:p>
          </table:table-cell>
          <table:table-cell office:value-type="float" office:value="0.598" calcext:value-type="float">
            <text:p>0.598</text:p>
          </table:table-cell>
          <table:table-cell table:formula="of:=([.M52]+[.N52])/2" office:value-type="float" office:value="0.549" calcext:value-type="float">
            <text:p>0.549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3981072" calcext:value-type="float">
            <text:p>0.003981072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57" calcext:value-type="float">
            <text:p>0.55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53" calcext:value-type="float">
            <text:p>0.553</text:p>
          </table:table-cell>
          <table:table-cell table:formula="of:=([.G53]+[.H53])/2" office:value-type="float" office:value="0.5655" calcext:value-type="float">
            <text:p>0.5655</text:p>
          </table:table-cell>
          <table:table-cell office:value-type="float" office:value="0.199" calcext:value-type="float">
            <text:p>0.199</text:p>
          </table:table-cell>
          <table:table-cell office:value-type="float" office:value="0.872" calcext:value-type="float">
            <text:p>0.872</text:p>
          </table:table-cell>
          <table:table-cell table:formula="of:=([.J53]+[.K53])/2" office:value-type="float" office:value="0.5355" calcext:value-type="float">
            <text:p>0.5355</text:p>
          </table:table-cell>
          <table:table-cell office:value-type="float" office:value="0.296" calcext:value-type="float">
            <text:p>0.296</text:p>
          </table:table-cell>
          <table:table-cell office:value-type="float" office:value="0.677" calcext:value-type="float">
            <text:p>0.677</text:p>
          </table:table-cell>
          <table:table-cell table:formula="of:=([.M53]+[.N53])/2" office:value-type="float" office:value="0.4865" calcext:value-type="float">
            <text:p>0.48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06309573" calcext:value-type="float">
            <text:p>0.006309573</text:p>
          </table:table-cell>
          <table:table-cell office:value-type="float" office:value="500" calcext:value-type="float">
            <text:p>500</text:p>
          </table:table-cell>
          <table:table-cell table:style-name="ce4"/>
          <table:table-cell office:value-type="float" office:value="0.567" calcext:value-type="float">
            <text:p>0.56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5" calcext:value-type="float">
            <text:p>0.575</text:p>
          </table:table-cell>
          <table:table-cell table:formula="of:=([.G54]+[.H54])/2" office:value-type="float" office:value="0.564" calcext:value-type="float">
            <text:p>0.564</text:p>
          </table:table-cell>
          <table:table-cell office:value-type="float" office:value="0.394" calcext:value-type="float">
            <text:p>0.394</text:p>
          </table:table-cell>
          <table:table-cell office:value-type="float" office:value="0.719" calcext:value-type="float">
            <text:p>0.719</text:p>
          </table:table-cell>
          <table:table-cell table:formula="of:=([.J54]+[.K54])/2" office:value-type="float" office:value="0.5565" calcext:value-type="float">
            <text:p>0.5565</text:p>
          </table:table-cell>
          <table:table-cell office:value-type="float" office:value="0.46" calcext:value-type="float">
            <text:p>0.46</text:p>
          </table:table-cell>
          <table:table-cell office:value-type="float" office:value="0.639" calcext:value-type="float">
            <text:p>0.639</text:p>
          </table:table-cell>
          <table:table-cell table:formula="of:=([.M54]+[.N54])/2" office:value-type="float" office:value="0.5495" calcext:value-type="float">
            <text:p>0.549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2" calcext:value-type="float">
            <text:p>0.572</text:p>
          </table:table-cell>
          <table:table-cell table:formula="of:=([.G55]+[.H55])/2" office:value-type="float" office:value="0.57" calcext:value-type="float">
            <text:p>0.57</text:p>
          </table:table-cell>
          <table:table-cell office:value-type="float" office:value="0.3452" calcext:value-type="float">
            <text:p>0.3452</text:p>
          </table:table-cell>
          <table:table-cell office:value-type="float" office:value="0.769" calcext:value-type="float">
            <text:p>0.769</text:p>
          </table:table-cell>
          <table:table-cell table:formula="of:=([.J55]+[.K55])/2" office:value-type="float" office:value="0.5571" calcext:value-type="float">
            <text:p>0.5571</text:p>
          </table:table-cell>
          <table:table-cell office:value-type="float" office:value="0.429" calcext:value-type="float">
            <text:p>0.429</text:p>
          </table:table-cell>
          <table:table-cell office:value-type="float" office:value="0.656" calcext:value-type="float">
            <text:p>0.656</text:p>
          </table:table-cell>
          <table:table-cell table:formula="of:=([.M55]+[.N55])/2" office:value-type="float" office:value="0.5425" calcext:value-type="float">
            <text:p>0.542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15848932" calcext:value-type="float">
            <text:p>0.01584893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4" calcext:value-type="float">
            <text:p>0.564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4" calcext:value-type="float">
            <text:p>0.564</text:p>
          </table:table-cell>
          <table:table-cell table:formula="of:=([.G56]+[.H56])/2" office:value-type="float" office:value="0.563" calcext:value-type="float">
            <text:p>0.563</text:p>
          </table:table-cell>
          <table:table-cell office:value-type="float" office:value="0.303" calcext:value-type="float">
            <text:p>0.303</text:p>
          </table:table-cell>
          <table:table-cell office:value-type="float" office:value="0.792" calcext:value-type="float">
            <text:p>0.792</text:p>
          </table:table-cell>
          <table:table-cell table:formula="of:=([.J56]+[.K56])/2" office:value-type="float" office:value="0.5475" calcext:value-type="float">
            <text:p>0.5475</text:p>
          </table:table-cell>
          <table:table-cell office:value-type="float" office:value="0.394" calcext:value-type="float">
            <text:p>0.394</text:p>
          </table:table-cell>
          <table:table-cell office:value-type="float" office:value="0.659" calcext:value-type="float">
            <text:p>0.659</text:p>
          </table:table-cell>
          <table:table-cell table:formula="of:=([.M56]+[.N56])/2" office:value-type="float" office:value="0.5265" calcext:value-type="float">
            <text:p>0.52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25118864" calcext:value-type="float">
            <text:p>0.02511886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8" calcext:value-type="float">
            <text:p>0.568</text:p>
          </table:table-cell>
          <table:table-cell office:value-type="float" office:value="0.537" calcext:value-type="float">
            <text:p>0.537</text:p>
          </table:table-cell>
          <table:table-cell office:value-type="float" office:value="0.595" calcext:value-type="float">
            <text:p>0.595</text:p>
          </table:table-cell>
          <table:table-cell table:formula="of:=([.G57]+[.H57])/2" office:value-type="float" office:value="0.566" calcext:value-type="float">
            <text:p>0.566</text:p>
          </table:table-cell>
          <table:table-cell office:value-type="float" office:value="0.545" calcext:value-type="float">
            <text:p>0.545</text:p>
          </table:table-cell>
          <table:table-cell office:value-type="float" office:value="0.587" calcext:value-type="float">
            <text:p>0.587</text:p>
          </table:table-cell>
          <table:table-cell table:formula="of:=([.J57]+[.K57])/2" office:value-type="float" office:value="0.566" calcext:value-type="float">
            <text:p>0.566</text:p>
          </table:table-cell>
          <table:table-cell office:value-type="float" office:value="0.541" calcext:value-type="float">
            <text:p>0.541</text:p>
          </table:table-cell>
          <table:table-cell office:value-type="float" office:value="0.591" calcext:value-type="float">
            <text:p>0.591</text:p>
          </table:table-cell>
          <table:table-cell table:formula="of:=([.M57]+[.N57])/2" office:value-type="float" office:value="0.566" calcext:value-type="float">
            <text:p>0.566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39810717" calcext:value-type="float">
            <text:p>0.039810717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48" calcext:value-type="float">
            <text:p>0.548</text:p>
          </table:table-cell>
          <table:table-cell office:value-type="float" office:value="0.564" calcext:value-type="float">
            <text:p>0.564</text:p>
          </table:table-cell>
          <table:table-cell table:formula="of:=([.G58]+[.H58])/2" office:value-type="float" office:value="0.556" calcext:value-type="float">
            <text:p>0.556</text:p>
          </table:table-cell>
          <table:table-cell office:value-type="float" office:value="0.334" calcext:value-type="float">
            <text:p>0.334</text:p>
          </table:table-cell>
          <table:table-cell office:value-type="float" office:value="0.758" calcext:value-type="float">
            <text:p>0.758</text:p>
          </table:table-cell>
          <table:table-cell table:formula="of:=([.J58]+[.K58])/2" office:value-type="float" office:value="0.546" calcext:value-type="float">
            <text:p>0.546</text:p>
          </table:table-cell>
          <table:table-cell office:value-type="float" office:value="0.415" calcext:value-type="float">
            <text:p>0.415</text:p>
          </table:table-cell>
          <table:table-cell office:value-type="float" office:value="0.647" calcext:value-type="float">
            <text:p>0.647</text:p>
          </table:table-cell>
          <table:table-cell table:formula="of:=([.M58]+[.N58])/2" office:value-type="float" office:value="0.531" calcext:value-type="float">
            <text:p>0.531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063095734" calcext:value-type="float">
            <text:p>0.06309573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3" calcext:value-type="float">
            <text:p>0.573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7" calcext:value-type="float">
            <text:p>0.577</text:p>
          </table:table-cell>
          <table:table-cell table:formula="of:=([.G59]+[.H59])/2" office:value-type="float" office:value="0.57" calcext:value-type="float">
            <text:p>0.57</text:p>
          </table:table-cell>
          <table:table-cell office:value-type="float" office:value="0.385" calcext:value-type="float">
            <text:p>0.385</text:p>
          </table:table-cell>
          <table:table-cell office:value-type="float" office:value="0.737" calcext:value-type="float">
            <text:p>0.737</text:p>
          </table:table-cell>
          <table:table-cell table:formula="of:=([.J59]+[.K59])/2" office:value-type="float" office:value="0.561" calcext:value-type="float">
            <text:p>0.561</text:p>
          </table:table-cell>
          <table:table-cell office:value-type="float" office:value="0.458" calcext:value-type="float">
            <text:p>0.458</text:p>
          </table:table-cell>
          <table:table-cell office:value-type="float" office:value="0.648" calcext:value-type="float">
            <text:p>0.648</text:p>
          </table:table-cell>
          <table:table-cell table:formula="of:=([.M59]+[.N59])/2" office:value-type="float" office:value="0.553" calcext:value-type="float">
            <text:p>0.553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9" calcext:value-type="float">
            <text:p>0.579</text:p>
          </table:table-cell>
          <table:table-cell table:formula="of:=([.G60]+[.H60])/2" office:value-type="float" office:value="0.565" calcext:value-type="float">
            <text:p>0.565</text:p>
          </table:table-cell>
          <table:table-cell office:value-type="float" office:value="0.423" calcext:value-type="float">
            <text:p>0.423</text:p>
          </table:table-cell>
          <table:table-cell office:value-type="float" office:value="0.697" calcext:value-type="float">
            <text:p>0.697</text:p>
          </table:table-cell>
          <table:table-cell table:formula="of:=([.J60]+[.K60])/2" office:value-type="float" office:value="0.56" calcext:value-type="float">
            <text:p>0.56</text:p>
          </table:table-cell>
          <table:table-cell office:value-type="float" office:value="0.478" calcext:value-type="float">
            <text:p>0.478</text:p>
          </table:table-cell>
          <table:table-cell office:value-type="float" office:value="0.633" calcext:value-type="float">
            <text:p>0.633</text:p>
          </table:table-cell>
          <table:table-cell table:formula="of:=([.M60]+[.N60])/2" office:value-type="float" office:value="0.5555" calcext:value-type="float">
            <text:p>0.555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158489319" calcext:value-type="float">
            <text:p>0.158489319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1" calcext:value-type="float">
            <text:p>0.58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86" calcext:value-type="float">
            <text:p>0.586</text:p>
          </table:table-cell>
          <table:table-cell table:formula="of:=([.G61]+[.H61])/2" office:value-type="float" office:value="0.579" calcext:value-type="float">
            <text:p>0.579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8" calcext:value-type="float">
            <text:p>0.728</text:p>
          </table:table-cell>
          <table:table-cell table:formula="of:=([.J61]+[.K61])/2" office:value-type="float" office:value="0.571" calcext:value-type="float">
            <text:p>0.571</text:p>
          </table:table-cell>
          <table:table-cell office:value-type="float" office:value="0.481" calcext:value-type="float">
            <text:p>0.481</text:p>
          </table:table-cell>
          <table:table-cell office:value-type="float" office:value="0.649" calcext:value-type="float">
            <text:p>0.649</text:p>
          </table:table-cell>
          <table:table-cell table:formula="of:=([.M61]+[.N61])/2" office:value-type="float" office:value="0.565" calcext:value-type="float">
            <text:p>0.56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251188643" calcext:value-type="float">
            <text:p>0.251188643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63" calcext:value-type="float">
            <text:p>0.56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68" calcext:value-type="float">
            <text:p>0.568</text:p>
          </table:table-cell>
          <table:table-cell table:formula="of:=([.G62]+[.H62])/2" office:value-type="float" office:value="0.5595" calcext:value-type="float">
            <text:p>0.5595</text:p>
          </table:table-cell>
          <table:table-cell office:value-type="float" office:value="0.352" calcext:value-type="float">
            <text:p>0.352</text:p>
          </table:table-cell>
          <table:table-cell office:value-type="float" office:value="0.748" calcext:value-type="float">
            <text:p>0.748</text:p>
          </table:table-cell>
          <table:table-cell table:formula="of:=([.J62]+[.K62])/2" office:value-type="float" office:value="0.55" calcext:value-type="float">
            <text:p>0.55</text:p>
          </table:table-cell>
          <table:table-cell office:value-type="float" office:value="0.43" calcext:value-type="float">
            <text:p>0.43</text:p>
          </table:table-cell>
          <table:table-cell office:value-type="float" office:value="0.64" calcext:value-type="float">
            <text:p>0.64</text:p>
          </table:table-cell>
          <table:table-cell table:formula="of:=([.M62]+[.N62])/2" office:value-type="float" office:value="0.535" calcext:value-type="float">
            <text:p>0.53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398107171" calcext:value-type="float">
            <text:p>0.39810717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7" calcext:value-type="float">
            <text:p>0.58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97" calcext:value-type="float">
            <text:p>0.597</text:p>
          </table:table-cell>
          <table:table-cell table:formula="of:=([.G63]+[.H63])/2" office:value-type="float" office:value="0.582" calcext:value-type="float">
            <text:p>0.582</text:p>
          </table:table-cell>
          <table:table-cell office:value-type="float" office:value="0.48" calcext:value-type="float">
            <text:p>0.48</text:p>
          </table:table-cell>
          <table:table-cell office:value-type="float" office:value="0.677" calcext:value-type="float">
            <text:p>0.677</text:p>
          </table:table-cell>
          <table:table-cell table:formula="of:=([.J63]+[.K63])/2" office:value-type="float" office:value="0.5785" calcext:value-type="float">
            <text:p>0.5785</text:p>
          </table:table-cell>
          <table:table-cell office:value-type="float" office:value="0.52" calcext:value-type="float">
            <text:p>0.52</text:p>
          </table:table-cell>
          <table:table-cell office:value-type="float" office:value="0.635" calcext:value-type="float">
            <text:p>0.635</text:p>
          </table:table-cell>
          <table:table-cell table:formula="of:=([.M63]+[.N63])/2" office:value-type="float" office:value="0.5775" calcext:value-type="float">
            <text:p>0.577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.630957344" calcext:value-type="float">
            <text:p>0.630957344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0.564" calcext:value-type="float">
            <text:p>0.564</text:p>
          </table:table-cell>
          <table:table-cell office:value-type="float" office:value="0.6" calcext:value-type="float">
            <text:p>0.6</text:p>
          </table:table-cell>
          <table:table-cell table:formula="of:=([.G64]+[.H64])/2" office:value-type="float" office:value="0.582" calcext:value-type="float">
            <text:p>0.582</text:p>
          </table:table-cell>
          <table:table-cell office:value-type="float" office:value="0.497" calcext:value-type="float">
            <text:p>0.497</text:p>
          </table:table-cell>
          <table:table-cell office:value-type="float" office:value="0.662" calcext:value-type="float">
            <text:p>0.662</text:p>
          </table:table-cell>
          <table:table-cell table:formula="of:=([.J64]+[.K64])/2" office:value-type="float" office:value="0.5795" calcext:value-type="float">
            <text:p>0.5795</text:p>
          </table:table-cell>
          <table:table-cell office:value-type="float" office:value="0.528" calcext:value-type="float">
            <text:p>0.528</text:p>
          </table:table-cell>
          <table:table-cell office:value-type="float" office:value="0.629" calcext:value-type="float">
            <text:p>0.629</text:p>
          </table:table-cell>
          <table:table-cell table:formula="of:=([.M64]+[.N64])/2" office:value-type="float" office:value="0.5785" calcext:value-type="float">
            <text:p>0.578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0.579" calcext:value-type="float">
            <text:p>0.579</text:p>
          </table:table-cell>
          <table:table-cell office:value-type="float" office:value="0.569" calcext:value-type="float">
            <text:p>0.569</text:p>
          </table:table-cell>
          <table:table-cell office:value-type="float" office:value="0.585" calcext:value-type="float">
            <text:p>0.585</text:p>
          </table:table-cell>
          <table:table-cell table:formula="of:=([.G65]+[.H65])/2" office:value-type="float" office:value="0.577" calcext:value-type="float">
            <text:p>0.577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5" calcext:value-type="float">
            <text:p>0.725</text:p>
          </table:table-cell>
          <table:table-cell table:formula="of:=([.J65]+[.K65])/2" office:value-type="float" office:value="0.5695" calcext:value-type="float">
            <text:p>0.5695</text:p>
          </table:table-cell>
          <table:table-cell office:value-type="float" office:value="0.479" calcext:value-type="float">
            <text:p>0.479</text:p>
          </table:table-cell>
          <table:table-cell office:value-type="float" office:value="0.647" calcext:value-type="float">
            <text:p>0.647</text:p>
          </table:table-cell>
          <table:table-cell table:formula="of:=([.M65]+[.N65])/2" office:value-type="float" office:value="0.563" calcext:value-type="float">
            <text:p>0.563</text:p>
          </table:table-cell>
        </table:table-row>
      </table:table>
      <table:table table:name="RF" table:style-name="ta1">
        <table:shapes>
          <draw:frame draw:z-index="0" draw:style-name="gr1" draw:text-style-name="P1" svg:width="453.03pt" svg:height="267.53pt" svg:x="869.64pt" svg:y="13.44pt">
            <loext:p draw:notify-on-update-of-ranges="RF.B3:RF.B15 RF.D3:RF.D3 RF.D4:RF.D15 RF.E3:RF.E3 RF.E4:RF.E15 RF.F3:RF.F3 RF.F4:RF.F15 RF.G3:RF.G3 RF.G4:RF.G15 RF.H3:RF.H3 RF.H4:RF.H15 RF.I3:RF.I3 RF.I4:RF.I15 RF.J3:RF.J3 RF.J4:RF.J15 RF.K3:RF.K3 RF.K4:RF.K15 RF.L3:RF.L3 RF.L4:RF.L15 RF.M3:RF.M3 RF.M4:RF.M1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03pt" svg:height="255.37pt" svg:x="859.61pt" svg:y="292.48pt">
            <loext:p draw:notify-on-update-of-ranges="RF.B20:RF.B26 RF.D20:RF.D20 RF.D21:RF.D26 RF.E20:RF.E20 RF.E21:RF.E26 RF.F20:RF.F20 RF.F21:RF.F26 RF.G20:RF.G20 RF.G21:RF.G26 RF.H20:RF.H20 RF.H21:RF.H26 RF.I20:RF.I20 RF.I21:RF.I26 RF.J20:RF.J20 RF.J21:RF.J26 RF.K20:RF.K20 RF.K21:RF.K26 RF.L20:RF.L20 RF.L21:RF.L26 RF.M20:RF.M20 RF.M21:RF.M2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5" table:number-columns-repeated="13" table:default-cell-style-name="Default"/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Varia ntree</text:p>
          </table:table-cell>
          <table:table-cell office:value-type="string" calcext:value-type="string">
            <text:p>10 fold crossvalidation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ntree</text:p>
          </table:table-cell>
          <table:table-cell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633" calcext:value-type="float">
            <text:p>0.633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6493" calcext:value-type="float">
            <text:p>0.6493</text:p>
          </table:table-cell>
          <table:table-cell table:formula="of:=([.E4]+[.F4])/2" office:value-type="float" office:value="0.63085" calcext:value-type="float">
            <text:p>0.63085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6798" calcext:value-type="float">
            <text:p>0.6798</text:p>
          </table:table-cell>
          <table:table-cell table:style-name="ce10" table:formula="of:=([.H4]+[.I4])/2" office:value-type="float" office:value="0.62955" calcext:value-type="float">
            <text:p>0.62955</text:p>
          </table:table-cell>
          <table:table-cell office:value-type="float" office:value="0.5954" calcext:value-type="float">
            <text:p>0.5954</text:p>
          </table:table-cell>
          <table:table-cell office:value-type="float" office:value="0.6642" calcext:value-type="float">
            <text:p>0.6642</text:p>
          </table:table-cell>
          <table:table-cell table:style-name="ce10" table:formula="of:=([.K4]+[.L4])/2" office:value-type="float" office:value="0.6298" calcext:value-type="float">
            <text:p>0.6298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0.6472" calcext:value-type="float">
            <text:p>0.6472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6591" calcext:value-type="float">
            <text:p>0.6591</text:p>
          </table:table-cell>
          <table:table-cell table:formula="of:=([.E5]+[.F5])/2" office:value-type="float" office:value="0.64535" calcext:value-type="float">
            <text:p>0.64535</text:p>
          </table:table-cell>
          <table:table-cell office:value-type="float" office:value="0.5835" calcext:value-type="float">
            <text:p>0.5835</text:p>
          </table:table-cell>
          <table:table-cell office:value-type="float" office:value="0.7029" calcext:value-type="float">
            <text:p>0.7029</text:p>
          </table:table-cell>
          <table:table-cell table:style-name="ce10" table:formula="of:=([.H5]+[.I5])/2" office:value-type="float" office:value="0.6432" calcext:value-type="float">
            <text:p>0.6432</text:p>
          </table:table-cell>
          <table:table-cell office:value-type="float" office:value="0.6066" calcext:value-type="float">
            <text:p>0.6066</text:p>
          </table:table-cell>
          <table:table-cell office:value-type="float" office:value="0.6803" calcext:value-type="float">
            <text:p>0.6803</text:p>
          </table:table-cell>
          <table:table-cell table:style-name="ce10" table:formula="of:=([.K5]+[.L5])/2" office:value-type="float" office:value="0.64345" calcext:value-type="float">
            <text:p>0.64345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.6604" calcext:value-type="float">
            <text:p>0.6604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6678" calcext:value-type="float">
            <text:p>0.6678</text:p>
          </table:table-cell>
          <table:table-cell table:formula="of:=([.E6]+[.F6])/2" office:value-type="float" office:value="0.65905" calcext:value-type="float">
            <text:p>0.65905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7244" calcext:value-type="float">
            <text:p>0.7244</text:p>
          </table:table-cell>
          <table:table-cell table:style-name="ce10" table:formula="of:=([.H6]+[.I6])/2" office:value-type="float" office:value="0.65575" calcext:value-type="float">
            <text:p>0.65575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6949" calcext:value-type="float">
            <text:p>0.6949</text:p>
          </table:table-cell>
          <table:table-cell table:style-name="ce10" table:formula="of:=([.K6]+[.L6])/2" office:value-type="float" office:value="0.656" calcext:value-type="float">
            <text:p>0.656</text:p>
          </table:table-cell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0.6666" calcext:value-type="float">
            <text:p>0.6666</text:p>
          </table:table-cell>
          <table:table-cell office:value-type="float" office:value="0.6595" calcext:value-type="float">
            <text:p>0.6595</text:p>
          </table:table-cell>
          <table:table-cell office:value-type="float" office:value="0.6717" calcext:value-type="float">
            <text:p>0.6717</text:p>
          </table:table-cell>
          <table:table-cell table:formula="of:=([.E7]+[.F7])/2" office:value-type="float" office:value="0.6656" calcext:value-type="float">
            <text:p>0.6656</text:p>
          </table:table-cell>
          <table:table-cell office:value-type="float" office:value="0.5887" calcext:value-type="float">
            <text:p>0.5887</text:p>
          </table:table-cell>
          <table:table-cell office:value-type="float" office:value="0.7347" calcext:value-type="float">
            <text:p>0.7347</text:p>
          </table:table-cell>
          <table:table-cell table:style-name="ce10" table:formula="of:=([.H7]+[.I7])/2" office:value-type="float" office:value="0.6617" calcext:value-type="float">
            <text:p>0.6617</text:p>
          </table:table-cell>
          <table:table-cell office:value-type="float" office:value="0.6221" calcext:value-type="float">
            <text:p>0.6221</text:p>
          </table:table-cell>
          <table:table-cell office:value-type="float" office:value="0.7018" calcext:value-type="float">
            <text:p>0.7018</text:p>
          </table:table-cell>
          <table:table-cell table:style-name="ce10" table:formula="of:=([.K7]+[.L7])/2" office:value-type="float" office:value="0.66195" calcext:value-type="float">
            <text:p>0.66195</text:p>
          </table:table-cell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0.6714" calcext:value-type="float">
            <text:p>0.6714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6755" calcext:value-type="float">
            <text:p>0.6755</text:p>
          </table:table-cell>
          <table:table-cell table:formula="of:=([.E8]+[.F8])/2" office:value-type="float" office:value="0.6705" calcext:value-type="float">
            <text:p>0.6705</text:p>
          </table:table-cell>
          <table:table-cell office:value-type="float" office:value="0.593" calcext:value-type="float">
            <text:p>0.593</text:p>
          </table:table-cell>
          <table:table-cell office:value-type="float" office:value="0.7398" calcext:value-type="float">
            <text:p>0.7398</text:p>
          </table:table-cell>
          <table:table-cell table:style-name="ce10" table:formula="of:=([.H8]+[.I8])/2" office:value-type="float" office:value="0.6664" calcext:value-type="float">
            <text:p>0.6664</text:p>
          </table:table-cell>
          <table:table-cell office:value-type="float" office:value="0.6272" calcext:value-type="float">
            <text:p>0.6272</text:p>
          </table:table-cell>
          <table:table-cell office:value-type="float" office:value="0.7062" calcext:value-type="float">
            <text:p>0.7062</text:p>
          </table:table-cell>
          <table:table-cell table:style-name="ce10" table:formula="of:=([.K8]+[.L8])/2" office:value-type="float" office:value="0.6667" calcext:value-type="float">
            <text:p>0.6667</text:p>
          </table:table-cell>
        </table:table-row>
        <table:table-row table:style-name="ro2">
          <table:table-cell/>
          <table:table-cell office:value-type="float" office:value="200" calcext:value-type="float">
            <text:p>200</text:p>
          </table:table-cell>
          <table:table-cell/>
          <table:table-cell office:value-type="float" office:value="0.6703" calcext:value-type="float">
            <text:p>0.6703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6745" calcext:value-type="float">
            <text:p>0.6745</text:p>
          </table:table-cell>
          <table:table-cell table:formula="of:=([.E9]+[.F9])/2" office:value-type="float" office:value="0.66945" calcext:value-type="float">
            <text:p>0.66945</text:p>
          </table:table-cell>
          <table:table-cell office:value-type="float" office:value="0.5913" calcext:value-type="float">
            <text:p>0.5913</text:p>
          </table:table-cell>
          <table:table-cell office:value-type="float" office:value="0.7392" calcext:value-type="float">
            <text:p>0.7392</text:p>
          </table:table-cell>
          <table:table-cell table:style-name="ce10" table:formula="of:=([.H9]+[.I9])/2" office:value-type="float" office:value="0.66525" calcext:value-type="float">
            <text:p>0.66525</text:p>
          </table:table-cell>
          <table:table-cell office:value-type="float" office:value="0.6257" calcext:value-type="float">
            <text:p>0.6257</text:p>
          </table:table-cell>
          <table:table-cell office:value-type="float" office:value="0.7054" calcext:value-type="float">
            <text:p>0.7054</text:p>
          </table:table-cell>
          <table:table-cell table:style-name="ce10" table:formula="of:=([.K9]+[.L9])/2" office:value-type="float" office:value="0.66555" calcext:value-type="float">
            <text:p>0.66555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0.6729" calcext:value-type="float">
            <text:p>0.6729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6761" calcext:value-type="float">
            <text:p>0.6761</text:p>
          </table:table-cell>
          <table:table-cell table:formula="of:=([.E10]+[.F10])/2" office:value-type="float" office:value="0.6722" calcext:value-type="float">
            <text:p>0.6722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7436" calcext:value-type="float">
            <text:p>0.7436</text:p>
          </table:table-cell>
          <table:table-cell table:style-name="ce10" table:formula="of:=([.H10]+[.I10])/2" office:value-type="float" office:value="0.66775" calcext:value-type="float">
            <text:p>0.66775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7082" calcext:value-type="float">
            <text:p>0.7082</text:p>
          </table:table-cell>
          <table:table-cell table:style-name="ce10" table:formula="of:=([.K10]+[.L10])/2" office:value-type="float" office:value="0.668" calcext:value-type="float">
            <text:p>0.668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0.6708" calcext:value-type="float">
            <text:p>0.6708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675" calcext:value-type="float">
            <text:p>0.675</text:p>
          </table:table-cell>
          <table:table-cell table:formula="of:=([.E11]+[.F11])/2" office:value-type="float" office:value="0.6699" calcext:value-type="float">
            <text:p>0.6699</text:p>
          </table:table-cell>
          <table:table-cell office:value-type="float" office:value="0.5922" calcext:value-type="float">
            <text:p>0.5922</text:p>
          </table:table-cell>
          <table:table-cell office:value-type="float" office:value="0.7394" calcext:value-type="float">
            <text:p>0.7394</text:p>
          </table:table-cell>
          <table:table-cell table:style-name="ce10" table:formula="of:=([.H11]+[.I11])/2" office:value-type="float" office:value="0.6658" calcext:value-type="float">
            <text:p>0.6658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7057" calcext:value-type="float">
            <text:p>0.7057</text:p>
          </table:table-cell>
          <table:table-cell table:style-name="ce10" table:formula="of:=([.K11]+[.L11])/2" office:value-type="float" office:value="0.66605" calcext:value-type="float">
            <text:p>0.66605</text:p>
          </table:table-cell>
        </table:table-row>
        <table:table-row table:style-name="ro2">
          <table:table-cell/>
          <table:table-cell office:value-type="float" office:value="350" calcext:value-type="float">
            <text:p>350</text:p>
          </table:table-cell>
          <table:table-cell/>
          <table:table-cell office:value-type="float" office:value="0.6717" calcext:value-type="float">
            <text:p>0.6717</text:p>
          </table:table-cell>
          <table:table-cell office:value-type="float" office:value="0.6671" calcext:value-type="float">
            <text:p>0.6671</text:p>
          </table:table-cell>
          <table:table-cell office:value-type="float" office:value="0.675" calcext:value-type="float">
            <text:p>0.675</text:p>
          </table:table-cell>
          <table:table-cell table:formula="of:=([.E12]+[.F12])/2" office:value-type="float" office:value="0.67105" calcext:value-type="float">
            <text:p>0.67105</text:p>
          </table:table-cell>
          <table:table-cell office:value-type="float" office:value="0.5902" calcext:value-type="float">
            <text:p>0.5902</text:p>
          </table:table-cell>
          <table:table-cell office:value-type="float" office:value="0.7428" calcext:value-type="float">
            <text:p>0.7428</text:p>
          </table:table-cell>
          <table:table-cell table:style-name="ce10" table:formula="of:=([.H12]+[.I12])/2" office:value-type="float" office:value="0.6665" calcext:value-type="float">
            <text:p>0.6665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7073" calcext:value-type="float">
            <text:p>0.7073</text:p>
          </table:table-cell>
          <table:table-cell table:style-name="ce10" table:formula="of:=([.K12]+[.L12])/2" office:value-type="float" office:value="0.6668" calcext:value-type="float">
            <text:p>0.6668</text:p>
          </table:table-cell>
        </table:table-row>
        <table:table-row table:style-name="ro2">
          <table:table-cell/>
          <table:table-cell office:value-type="float" office:value="400" calcext:value-type="float">
            <text:p>400</text:p>
          </table:table-cell>
          <table:table-cell/>
          <table:table-cell office:value-type="float" office:value="0.6706" calcext:value-type="float">
            <text:p>0.6706</text:p>
          </table:table-cell>
          <table:table-cell office:value-type="float" office:value="0.6655" calcext:value-type="float">
            <text:p>0.6655</text:p>
          </table:table-cell>
          <table:table-cell office:value-type="float" office:value="0.6742" calcext:value-type="float">
            <text:p>0.6742</text:p>
          </table:table-cell>
          <table:table-cell table:formula="of:=([.E13]+[.F13])/2" office:value-type="float" office:value="0.66985" calcext:value-type="float">
            <text:p>0.66985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7413" calcext:value-type="float">
            <text:p>0.7413</text:p>
          </table:table-cell>
          <table:table-cell table:style-name="ce10" table:formula="of:=([.H13]+[.I13])/2" office:value-type="float" office:value="0.66545" calcext:value-type="float">
            <text:p>0.66545</text:p>
          </table:table-cell>
          <table:table-cell office:value-type="float" office:value="0.6252" calcext:value-type="float">
            <text:p>0.6252</text:p>
          </table:table-cell>
          <table:table-cell office:value-type="float" office:value="0.7061" calcext:value-type="float">
            <text:p>0.7061</text:p>
          </table:table-cell>
          <table:table-cell table:style-name="ce10" table:formula="of:=([.K13]+[.L13])/2" office:value-type="float" office:value="0.66565" calcext:value-type="float">
            <text:p>0.66565</text:p>
          </table:table-cell>
        </table:table-row>
        <table:table-row table:style-name="ro2"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0.6697" calcext:value-type="float">
            <text:p>0.6697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6741" calcext:value-type="float">
            <text:p>0.6741</text:p>
          </table:table-cell>
          <table:table-cell table:formula="of:=([.E14]+[.F14])/2" office:value-type="float" office:value="0.66885" calcext:value-type="float">
            <text:p>0.66885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7384" calcext:value-type="float">
            <text:p>0.7384</text:p>
          </table:table-cell>
          <table:table-cell table:style-name="ce10" table:formula="of:=([.H14]+[.I14])/2" office:value-type="float" office:value="0.66475" calcext:value-type="float">
            <text:p>0.66475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7048" calcext:value-type="float">
            <text:p>0.7048</text:p>
          </table:table-cell>
          <table:table-cell table:style-name="ce10" table:formula="of:=([.K14]+[.L14])/2" office:value-type="float" office:value="0.66505" calcext:value-type="float">
            <text:p>0.66505</text:p>
          </table:table-cell>
        </table:table-row>
        <table:table-row table:style-name="ro2">
          <table:table-cell/>
          <table:table-cell office:value-type="float" office:value="500" calcext:value-type="float">
            <text:p>500</text:p>
          </table:table-cell>
          <table:table-cell/>
          <table:table-cell office:value-type="float" office:value="0.6714" calcext:value-type="float">
            <text:p>0.6714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749" calcext:value-type="float">
            <text:p>0.6749</text:p>
          </table:table-cell>
          <table:table-cell table:formula="of:=([.E15]+[.F15])/2" office:value-type="float" office:value="0.6706" calcext:value-type="float">
            <text:p>0.6706</text:p>
          </table:table-cell>
          <table:table-cell office:value-type="float" office:value="0.5907" calcext:value-type="float">
            <text:p>0.5907</text:p>
          </table:table-cell>
          <table:table-cell office:value-type="float" office:value="0.7418" calcext:value-type="float">
            <text:p>0.7418</text:p>
          </table:table-cell>
          <table:table-cell table:style-name="ce10" table:formula="of:=([.H15]+[.I15])/2" office:value-type="float" office:value="0.66625" calcext:value-type="float">
            <text:p>0.66625</text:p>
          </table:table-cell>
          <table:table-cell office:value-type="float" office:value="0.6263" calcext:value-type="float">
            <text:p>0.6263</text:p>
          </table:table-cell>
          <table:table-cell office:value-type="float" office:value="0.7068" calcext:value-type="float">
            <text:p>0.7068</text:p>
          </table:table-cell>
          <table:table-cell table:style-name="ce10" table:formula="of:=([.K15]+[.L15])/2" office:value-type="float" office:value="0.66655" calcext:value-type="float">
            <text:p>0.66655</text:p>
          </table:table-cell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Varia ntree</text:p>
          </table:table-cell>
          <table:table-cell office:value-type="string" calcext:value-type="string">
            <text:p>10 fold crossvalidation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string" calcext:value-type="string">
            <text:p>ntree</text:p>
          </table:table-cell>
          <table:table-cell/>
          <table:table-cell table:style-name="ce2" office:value-type="string" calcext:value-type="string">
            <text:p>accuracity</text:p>
          </table:table-cell>
          <table:table-cell table:style-name="ce2" office:value-type="string" calcext:value-type="string">
            <text:p>precision C0</text:p>
          </table:table-cell>
          <table:table-cell table:style-name="ce2" office:value-type="string" calcext:value-type="string">
            <text:p>precision C1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 C0</text:p>
          </table:table-cell>
          <table:table-cell table:style-name="ce2" office:value-type="string" calcext:value-type="string">
            <text:p>recall C1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f score C0</text:p>
          </table:table-cell>
          <table:table-cell table:style-name="ce2" office:value-type="string" calcext:value-type="string">
            <text:p>f score C1</text:p>
          </table:table-cell>
          <table:table-cell table:style-name="ce2" office:value-type="string" calcext:value-type="string">
            <text:p>f score</text:p>
          </table:table-cell>
        </table:table-row>
        <table:table-row table:style-name="ro2">
          <table:table-cell/>
          <table:table-cell office:value-type="float" office:value="250" calcext:value-type="float">
            <text:p>250</text:p>
          </table:table-cell>
          <table:table-cell/>
          <table:table-cell office:value-type="float" office:value="0.6721" calcext:value-type="float">
            <text:p>0.6721</text:p>
          </table:table-cell>
          <table:table-cell office:value-type="float" office:value="0.6661" calcext:value-type="float">
            <text:p>0.6661</text:p>
          </table:table-cell>
          <table:table-cell office:value-type="float" office:value="0.6764" calcext:value-type="float">
            <text:p>0.6764</text:p>
          </table:table-cell>
          <table:table-cell table:formula="of:=([.E21]+[.F21])/2" office:value-type="float" office:value="0.67125" calcext:value-type="float">
            <text:p>0.67125</text:p>
          </table:table-cell>
          <table:table-cell office:value-type="float" office:value="0.5944" calcext:value-type="float">
            <text:p>0.5944</text:p>
          </table:table-cell>
          <table:table-cell office:value-type="float" office:value="0.7399" calcext:value-type="float">
            <text:p>0.7399</text:p>
          </table:table-cell>
          <table:table-cell table:formula="of:=([.H21]+[.I21])/2" office:value-type="float" office:value="0.66715" calcext:value-type="float">
            <text:p>0.66715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7067" calcext:value-type="float">
            <text:p>0.7067</text:p>
          </table:table-cell>
          <table:table-cell table:formula="of:=([.K21]+[.L21])/2" office:value-type="float" office:value="0.66745" calcext:value-type="float">
            <text:p>0.66745</text:p>
          </table:table-cell>
        </table:table-row>
        <table:table-row table:style-name="ro2">
          <table:table-cell/>
          <table:table-cell office:value-type="float" office:value="260" calcext:value-type="float">
            <text:p>260</text:p>
          </table:table-cell>
          <table:table-cell/>
          <table:table-cell office:value-type="float" office:value="0.6703" calcext:value-type="float">
            <text:p>0.6703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4" calcext:value-type="float">
            <text:p>0.674</text:p>
          </table:table-cell>
          <table:table-cell table:formula="of:=([.E22]+[.F22])/2" office:value-type="float" office:value="0.6695" calcext:value-type="float">
            <text:p>0.6695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7406" calcext:value-type="float">
            <text:p>0.7406</text:p>
          </table:table-cell>
          <table:table-cell table:formula="of:=([.H22]+[.I22])/2" office:value-type="float" office:value="0.66515" calcext:value-type="float">
            <text:p>0.66515</text:p>
          </table:table-cell>
          <table:table-cell office:value-type="float" office:value="0.6251" calcext:value-type="float">
            <text:p>0.6251</text:p>
          </table:table-cell>
          <table:table-cell office:value-type="float" office:value="0.7058" calcext:value-type="float">
            <text:p>0.7058</text:p>
          </table:table-cell>
          <table:table-cell table:formula="of:=([.K22]+[.L22])/2" office:value-type="float" office:value="0.66545" calcext:value-type="float">
            <text:p>0.66545</text:p>
          </table:table-cell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/>
          <table:table-cell office:value-type="float" office:value="0.6722" calcext:value-type="float">
            <text:p>0.6722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6761" calcext:value-type="float">
            <text:p>0.6761</text:p>
          </table:table-cell>
          <table:table-cell table:formula="of:=([.E23]+[.F23])/2" office:value-type="float" office:value="0.67145" calcext:value-type="float">
            <text:p>0.67145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7412" calcext:value-type="float">
            <text:p>0.7412</text:p>
          </table:table-cell>
          <table:table-cell table:formula="of:=([.H23]+[.I23])/2" office:value-type="float" office:value="0.66715" calcext:value-type="float">
            <text:p>0.66715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7071" calcext:value-type="float">
            <text:p>0.7071</text:p>
          </table:table-cell>
          <table:table-cell table:formula="of:=([.K23]+[.L23])/2" office:value-type="float" office:value="0.66745" calcext:value-type="float">
            <text:p>0.66745</text:p>
          </table:table-cell>
        </table:table-row>
        <table:table-row table:style-name="ro2">
          <table:table-cell/>
          <table:table-cell office:value-type="float" office:value="280" calcext:value-type="float">
            <text:p>280</text:p>
          </table:table-cell>
          <table:table-cell/>
          <table:table-cell office:value-type="float" office:value="0.6712" calcext:value-type="float">
            <text:p>0.6712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6754" calcext:value-type="float">
            <text:p>0.6754</text:p>
          </table:table-cell>
          <table:table-cell table:formula="of:=([.E24]+[.F24])/2" office:value-type="float" office:value="0.67035" calcext:value-type="float">
            <text:p>0.67035</text:p>
          </table:table-cell>
          <table:table-cell office:value-type="float" office:value="0.5928" calcext:value-type="float">
            <text:p>0.5928</text:p>
          </table:table-cell>
          <table:table-cell office:value-type="float" office:value="0.7397" calcext:value-type="float">
            <text:p>0.7397</text:p>
          </table:table-cell>
          <table:table-cell table:formula="of:=([.H24]+[.I24])/2" office:value-type="float" office:value="0.66625" calcext:value-type="float">
            <text:p>0.666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7061" calcext:value-type="float">
            <text:p>0.7061</text:p>
          </table:table-cell>
          <table:table-cell table:formula="of:=([.K24]+[.L24])/2" office:value-type="float" office:value="0.66655" calcext:value-type="float">
            <text:p>0.66655</text:p>
          </table:table-cell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/>
          <table:table-cell office:value-type="float" office:value="0.6702" calcext:value-type="float">
            <text:p>0.6702</text:p>
          </table:table-cell>
          <table:table-cell office:value-type="float" office:value="0.6646" calcext:value-type="float">
            <text:p>0.6646</text:p>
          </table:table-cell>
          <table:table-cell office:value-type="float" office:value="0.6742" calcext:value-type="float">
            <text:p>0.6742</text:p>
          </table:table-cell>
          <table:table-cell table:formula="of:=([.E25]+[.F25])/2" office:value-type="float" office:value="0.6694" calcext:value-type="float">
            <text:p>0.6694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7399" calcext:value-type="float">
            <text:p>0.7399</text:p>
          </table:table-cell>
          <table:table-cell table:formula="of:=([.H25]+[.I25])/2" office:value-type="float" office:value="0.6652" calcext:value-type="float">
            <text:p>0.6652</text:p>
          </table:table-cell>
          <table:table-cell office:value-type="float" office:value="0.6253" calcext:value-type="float">
            <text:p>0.6253</text:p>
          </table:table-cell>
          <table:table-cell office:value-type="float" office:value="0.7055" calcext:value-type="float">
            <text:p>0.7055</text:p>
          </table:table-cell>
          <table:table-cell table:formula="of:=([.K25]+[.L25])/2" office:value-type="float" office:value="0.6654" calcext:value-type="float">
            <text:p>0.6654</text:p>
          </table:table-cell>
        </table:table-row>
        <table:table-row table:style-name="ro2">
          <table:table-cell/>
          <table:table-cell office:value-type="float" office:value="300" calcext:value-type="float">
            <text:p>300</text:p>
          </table:table-cell>
          <table:table-cell/>
          <table:table-cell office:value-type="float" office:value="0.6733" calcext:value-type="float">
            <text:p>0.6733</text:p>
          </table:table-cell>
          <table:table-cell office:value-type="float" office:value="0.6693" calcext:value-type="float">
            <text:p>0.6693</text:p>
          </table:table-cell>
          <table:table-cell office:value-type="float" office:value="0.6762" calcext:value-type="float">
            <text:p>0.6762</text:p>
          </table:table-cell>
          <table:table-cell table:formula="of:=([.E26]+[.F26])/2" office:value-type="float" office:value="0.67275" calcext:value-type="float">
            <text:p>0.67275</text:p>
          </table:table-cell>
          <table:table-cell office:value-type="float" office:value="0.5914" calcext:value-type="float">
            <text:p>0.5914</text:p>
          </table:table-cell>
          <table:table-cell office:value-type="float" office:value="0.7449" calcext:value-type="float">
            <text:p>0.7449</text:p>
          </table:table-cell>
          <table:table-cell table:formula="of:=([.H26]+[.I26])/2" office:value-type="float" office:value="0.66815" calcext:value-type="float">
            <text:p>0.66815</text:p>
          </table:table-cell>
          <table:table-cell office:value-type="float" office:value="0.6279" calcext:value-type="float">
            <text:p>0.6279</text:p>
          </table:table-cell>
          <table:table-cell office:value-type="float" office:value="0.7089" calcext:value-type="float">
            <text:p>0.7089</text:p>
          </table:table-cell>
          <table:table-cell table:formula="of:=([.K26]+[.L26])/2" office:value-type="float" office:value="0.6684" calcext:value-type="float">
            <text:p>0.6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a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/00/0000</text:date>, <text:time style:data-style-name="N2" text:time-value="15:51:33.21141500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21:27:29.956468067</meta:creation-date>
    <dc:date>2016-01-18T16:56:16.444195000</dc:date>
    <meta:editing-duration>PT9H29M28S</meta:editing-duration>
    <meta:editing-cycles>15</meta:editing-cycles>
    <meta:generator>LibreOffice/5.0.4.2$MacOSX_X86_64 LibreOffice_project/2b9802c1994aa0b7dc6079e128979269cf95bc78</meta:generator>
    <meta:document-statistic meta:table-count="3" meta:cell-count="1516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8.996cm" xlink:href=".." xlink:type="simple" chart:class="chart:line" chart:style-name="ch1">
        <chart:legend chart:legend-position="end" svg:x="12.705cm" svg:y="2.048cm" style:legend-expansion="high" chart:style-name="ch2"/>
        <chart:plot-area chart:style-name="ch3" table:cell-range-address="SVM.C41:SVM.C48 SVM.G40:SVM.P48" chart:data-source-has-labels="both" svg:x="1.318cm" svg:y="0.179cm" svg:width="11.067cm" svg:height="7.67cm">
          <chartooo:coordinate-region svg:x="2.243cm" svg:y="0.369cm" svg:width="9.895cm" svg:height="6.471cm"/>
          <chart:axis chart:dimension="x" chart:name="primary-x" chart:style-name="ch4" chartooo:axis-type="auto">
            <chartooo:date-scale/>
            <chart:title svg:x="6.671cm" svg:y="8.029cm" chart:style-name="ch5">
              <text:p>G</text:p>
            </chart:title>
            <chart:categories table:cell-range-address="SVM.C41:SVM.C48"/>
          </chart:axis>
          <chart:axis chart:dimension="y" chart:name="primary-y" chart:style-name="ch6">
            <chart:title svg:x="0.451cm" svg:y="4.729cm" chart:style-name="ch7">
              <text:p>Resultats</text:p>
            </chart:title>
            <chart:grid chart:style-name="ch8" chart:class="major"/>
          </chart:axis>
          <chart:series chart:style-name="ch9" chart:values-cell-range-address="SVM.G41:SVM.G48" chart:label-cell-address="SVM.G40:SVM.G40" chart:class="chart:line">
            <chart:data-point chart:repeated="8"/>
          </chart:series>
          <chart:series chart:style-name="ch10" chart:values-cell-range-address="SVM.H41:SVM.H48" chart:label-cell-address="SVM.H40:SVM.H40" chart:class="chart:line">
            <chart:data-point chart:repeated="8"/>
          </chart:series>
          <chart:series chart:style-name="ch11" chart:values-cell-range-address="SVM.I41:SVM.I48" chart:label-cell-address="SVM.I40:SVM.I40" chart:class="chart:line">
            <chart:data-point chart:repeated="8"/>
          </chart:series>
          <chart:series chart:style-name="ch12" chart:values-cell-range-address="SVM.J41:SVM.J48" chart:label-cell-address="SVM.J40:SVM.J40" chart:class="chart:line">
            <chart:data-point chart:repeated="8"/>
          </chart:series>
          <chart:series chart:style-name="ch13" chart:values-cell-range-address="SVM.K41:SVM.K48" chart:label-cell-address="SVM.K40:SVM.K40" chart:class="chart:line">
            <chart:data-point chart:repeated="8"/>
          </chart:series>
          <chart:series chart:style-name="ch14" chart:values-cell-range-address="SVM.L41:SVM.L48" chart:label-cell-address="SVM.L40:SVM.L40" chart:class="chart:line">
            <chart:data-point chart:repeated="8"/>
          </chart:series>
          <chart:series chart:style-name="ch15" chart:values-cell-range-address="SVM.M41:SVM.M48" chart:label-cell-address="SVM.M40:SVM.M40" chart:class="chart:line">
            <chart:data-point chart:repeated="8"/>
          </chart:series>
          <chart:series chart:style-name="ch16" chart:values-cell-range-address="SVM.N41:SVM.N48" chart:label-cell-address="SVM.N40:SVM.N40" chart:class="chart:line">
            <chart:data-point chart:repeated="8"/>
          </chart:series>
          <chart:series chart:style-name="ch17" chart:values-cell-range-address="SVM.O41:SVM.O48" chart:label-cell-address="SVM.O40:SVM.O40" chart:class="chart:line">
            <chart:data-point chart:repeated="8"/>
          </chart:series>
          <chart:series chart:style-name="ch18" chart:values-cell-range-address="SVM.P41:SVM.P48" chart:label-cell-address="SVM.P40:SVM.P40" chart:class="chart:line">
            <chart:data-point chart:repeated="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40:SVM.G40</svg:desc>
                </draw:g>
              </table:table-cell>
              <table:table-cell office:value-type="string">
                <text:p>precision C0</text:p>
                <draw:g>
                  <svg:desc>SVM.H40:SVM.H40</svg:desc>
                </draw:g>
              </table:table-cell>
              <table:table-cell office:value-type="string">
                <text:p>precision C1</text:p>
                <draw:g>
                  <svg:desc>SVM.I40:SVM.I40</svg:desc>
                </draw:g>
              </table:table-cell>
              <table:table-cell office:value-type="string">
                <text:p>precision</text:p>
                <draw:g>
                  <svg:desc>SVM.J40:SVM.J40</svg:desc>
                </draw:g>
              </table:table-cell>
              <table:table-cell office:value-type="string">
                <text:p>recall C0</text:p>
                <draw:g>
                  <svg:desc>SVM.K40:SVM.K40</svg:desc>
                </draw:g>
              </table:table-cell>
              <table:table-cell office:value-type="string">
                <text:p>recall C1</text:p>
                <draw:g>
                  <svg:desc>SVM.L40:SVM.L40</svg:desc>
                </draw:g>
              </table:table-cell>
              <table:table-cell office:value-type="string">
                <text:p>recall</text:p>
                <draw:g>
                  <svg:desc>SVM.M40:SVM.M40</svg:desc>
                </draw:g>
              </table:table-cell>
              <table:table-cell office:value-type="string">
                <text:p>f score C0</text:p>
                <draw:g>
                  <svg:desc>SVM.N40:SVM.N40</svg:desc>
                </draw:g>
              </table:table-cell>
              <table:table-cell office:value-type="string">
                <text:p>f score C1</text:p>
                <draw:g>
                  <svg:desc>SVM.O40:SVM.O40</svg:desc>
                </draw:g>
              </table:table-cell>
              <table:table-cell office:value-type="string">
                <text:p>f score</text:p>
                <draw:g>
                  <svg:desc>SVM.P40:SVM.P40</svg:desc>
                </draw:g>
              </table:table-cell>
            </table:table-row>
          </table:table-header-rows>
          <table:table-rows>
            <table:table-row>
              <table:table-cell office:value-type="float" office:value="0.00390625">
                <text:p>0</text:p>
                <draw:g>
                  <svg:desc>SVM.C41:SVM.C48</svg:desc>
                </draw:g>
              </table:table-cell>
              <table:table-cell office:value-type="float" office:value="0.649">
                <text:p>0.649</text:p>
                <draw:g>
                  <svg:desc>SVM.G41:SVM.G48</svg:desc>
                </draw:g>
              </table:table-cell>
              <table:table-cell office:value-type="float" office:value="0.631">
                <text:p>0.631</text:p>
                <draw:g>
                  <svg:desc>SVM.H41:SVM.H48</svg:desc>
                </draw:g>
              </table:table-cell>
              <table:table-cell office:value-type="float" office:value="0.665">
                <text:p>0.665</text:p>
                <draw:g>
                  <svg:desc>SVM.I41:SVM.I48</svg:desc>
                </draw:g>
              </table:table-cell>
              <table:table-cell office:value-type="float" office:value="0.648">
                <text:p>0.648</text:p>
                <draw:g>
                  <svg:desc>SVM.J41:SVM.J48</svg:desc>
                </draw:g>
              </table:table-cell>
              <table:table-cell office:value-type="float" office:value="0.603">
                <text:p>0.603</text:p>
                <draw:g>
                  <svg:desc>SVM.K41:SVM.K48</svg:desc>
                </draw:g>
              </table:table-cell>
              <table:table-cell office:value-type="float" office:value="0.69">
                <text:p>0.69</text:p>
                <draw:g>
                  <svg:desc>SVM.L41:SVM.L48</svg:desc>
                </draw:g>
              </table:table-cell>
              <table:table-cell office:value-type="float" office:value="0.6465">
                <text:p>0.6465</text:p>
                <draw:g>
                  <svg:desc>SVM.M41:SVM.M48</svg:desc>
                </draw:g>
              </table:table-cell>
              <table:table-cell office:value-type="float" office:value="0.616">
                <text:p>0.616</text:p>
                <draw:g>
                  <svg:desc>SVM.N41:SVM.N48</svg:desc>
                </draw:g>
              </table:table-cell>
              <table:table-cell office:value-type="float" office:value="0.677">
                <text:p>0.677</text:p>
                <draw:g>
                  <svg:desc>SVM.O41:SVM.O48</svg:desc>
                </draw:g>
              </table:table-cell>
              <table:table-cell office:value-type="float" office:value="0.6465">
                <text:p>0.6465</text:p>
                <draw:g>
                  <svg:desc>SVM.P41:SVM.P48</svg:desc>
                </draw:g>
              </table:table-cell>
            </table:table-row>
            <table:table-row>
              <table:table-cell office:value-type="float" office:value="0.0078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7">
                <text:p>0.637</text:p>
              </table:table-cell>
              <table:table-cell office:value-type="float" office:value="0.665">
                <text:p>0.665</text:p>
              </table:table-cell>
              <table:table-cell office:value-type="float" office:value="0.651">
                <text:p>0.651</text:p>
              </table:table-cell>
              <table:table-cell office:value-type="float" office:value="0.598">
                <text:p>0.598</text:p>
              </table:table-cell>
              <table:table-cell office:value-type="float" office:value="0.701">
                <text:p>0.701</text:p>
              </table:table-cell>
              <table:table-cell office:value-type="float" office:value="0.6495">
                <text:p>0.6495</text:p>
              </table:table-cell>
              <table:table-cell office:value-type="float" office:value="0.617">
                <text:p>0.617</text:p>
              </table:table-cell>
              <table:table-cell office:value-type="float" office:value="0.683">
                <text:p>0.68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0156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5">
                <text:p>0.635</text:p>
              </table:table-cell>
              <table:table-cell office:value-type="float" office:value="0.667">
                <text:p>0.667</text:p>
              </table:table-cell>
              <table:table-cell office:value-type="float" office:value="0.651">
                <text:p>0.651</text:p>
              </table:table-cell>
              <table:table-cell office:value-type="float" office:value="0.605">
                <text:p>0.605</text:p>
              </table:table-cell>
              <table:table-cell office:value-type="float" office:value="0.695">
                <text:p>0.695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681">
                <text:p>0.68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0.03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3">
                <text:p>0.623</text:p>
              </table:table-cell>
              <table:table-cell office:value-type="float" office:value="0.68">
                <text:p>0.68</text:p>
              </table:table-cell>
              <table:table-cell office:value-type="float" office:value="0.6515">
                <text:p>0.6515</text:p>
              </table:table-cell>
              <table:table-cell office:value-type="float" office:value="0.627">
                <text:p>0.627</text:p>
              </table:table-cell>
              <table:table-cell office:value-type="float" office:value="0.676">
                <text:p>0.676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49">
                <text:p>0.649</text:p>
              </table:table-cell>
              <table:table-cell office:value-type="float" office:value="0.623">
                <text:p>0.623</text:p>
              </table:table-cell>
              <table:table-cell office:value-type="float" office:value="0.672">
                <text:p>0.672</text:p>
              </table:table-cell>
              <table:table-cell office:value-type="float" office:value="0.6475">
                <text:p>0.6475</text:p>
              </table:table-cell>
              <table:table-cell office:value-type="float" office:value="0.629">
                <text:p>0.629</text:p>
              </table:table-cell>
              <table:table-cell office:value-type="float" office:value="0.667">
                <text:p>0.667</text:p>
              </table:table-cell>
              <table:table-cell office:value-type="float" office:value="0.648">
                <text:p>0.648</text:p>
              </table:table-cell>
              <table:table-cell office:value-type="float" office:value="0.626">
                <text:p>0.626</text:p>
              </table:table-cell>
              <table:table-cell office:value-type="float" office:value="0.669">
                <text:p>0.669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42">
                <text:p>0.642</text:p>
              </table:table-cell>
              <table:table-cell office:value-type="float" office:value="0.615">
                <text:p>0.615</text:p>
              </table:table-cell>
              <table:table-cell office:value-type="float" office:value="0.667">
                <text:p>0.667</text:p>
              </table:table-cell>
              <table:table-cell office:value-type="float" office:value="0.641">
                <text:p>0.641</text:p>
              </table:table-cell>
              <table:table-cell office:value-type="float" office:value="0.626">
                <text:p>0.626</text:p>
              </table:table-cell>
              <table:table-cell office:value-type="float" office:value="0.65">
                <text:p>0.65</text:p>
              </table:table-cell>
              <table:table-cell office:value-type="float" office:value="0.638">
                <text:p>0.638</text:p>
              </table:table-cell>
              <table:table-cell office:value-type="float" office:value="0.621">
                <text:p>0.621</text:p>
              </table:table-cell>
              <table:table-cell office:value-type="float" office:value="0.661">
                <text:p>0.661</text:p>
              </table:table-cell>
              <table:table-cell office:value-type="float" office:value="0.641">
                <text:p>0.641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37">
                <text:p>0.637</text:p>
              </table:table-cell>
              <table:table-cell office:value-type="float" office:value="0.609">
                <text:p>0.609</text:p>
              </table:table-cell>
              <table:table-cell office:value-type="float" office:value="0.662">
                <text:p>0.662</text:p>
              </table:table-cell>
              <table:table-cell office:value-type="float" office:value="0.6355">
                <text:p>0.6355</text:p>
              </table:table-cell>
              <table:table-cell office:value-type="float" office:value="0.621">
                <text:p>0.621</text:p>
              </table:table-cell>
              <table:table-cell office:value-type="float" office:value="0.65">
                <text:p>0.65</text:p>
              </table:table-cell>
              <table:table-cell office:value-type="float" office:value="0.6355">
                <text:p>0.6355</text:p>
              </table:table-cell>
              <table:table-cell office:value-type="float" office:value="0.615">
                <text:p>0.615</text:p>
              </table:table-cell>
              <table:table-cell office:value-type="float" office:value="0.656">
                <text:p>0.656</text:p>
              </table:table-cell>
              <table:table-cell office:value-type="float" office:value="0.6355">
                <text:p>0.635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36">
                <text:p>0.636</text:p>
              </table:table-cell>
              <table:table-cell office:value-type="float" office:value="0.608">
                <text:p>0.608</text:p>
              </table:table-cell>
              <table:table-cell office:value-type="float" office:value="0.661">
                <text:p>0.661</text:p>
              </table:table-cell>
              <table:table-cell office:value-type="float" office:value="0.6345">
                <text:p>0.6345</text:p>
              </table:table-cell>
              <table:table-cell office:value-type="float" office:value="0.622">
                <text:p>0.622</text:p>
              </table:table-cell>
              <table:table-cell office:value-type="float" office:value="0.648">
                <text:p>0.648</text:p>
              </table:table-cell>
              <table:table-cell office:value-type="float" office:value="0.635">
                <text:p>0.635</text:p>
              </table:table-cell>
              <table:table-cell office:value-type="float" office:value="0.615">
                <text:p>0.615</text:p>
              </table:table-cell>
              <table:table-cell office:value-type="float" office:value="0.654">
                <text:p>0.654</text:p>
              </table:table-cell>
              <table:table-cell office:value-type="float" office:value="0.6345">
                <text:p>0.6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5" chart:maximum="0.75" chart:interval-major="0.0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3cm" svg:height="9.01cm" xlink:href=".." xlink:type="simple" chart:class="chart:line" chart:style-name="ch1">
        <chart:legend chart:legend-position="end" svg:x="12.678cm" svg:y="2.055cm" style:legend-expansion="high" chart:style-name="ch2"/>
        <chart:plot-area chart:style-name="ch3" table:cell-range-address="RF.B20:RF.B26 RF.D20:RF.M26" chart:data-source-has-labels="both" svg:x="0.319cm" svg:y="0.18cm" svg:width="12.04cm" svg:height="7.682cm">
          <chartooo:coordinate-region svg:x="1.238cm" svg:y="0.37cm" svg:width="10.83cm" svg:height="6.863cm"/>
          <chart:axis chart:dimension="x" chart:name="primary-x" chart:style-name="ch4" chartooo:axis-type="auto">
            <chartooo:date-scale/>
            <chart:title svg:x="5.925cm" svg:y="8.043cm" chart:style-name="ch5">
              <text:p>ntree</text:p>
            </chart:title>
            <chart:categories table:cell-range-address="RF.B20:RF.B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F.D21:RF.D26" chart:label-cell-address="RF.D20:RF.D20" chart:class="chart:line">
            <chart:data-point chart:repeated="6"/>
          </chart:series>
          <chart:series chart:style-name="ch9" chart:values-cell-range-address="RF.E21:RF.E26" chart:label-cell-address="RF.E20:RF.E20" chart:class="chart:line">
            <chart:data-point chart:repeated="6"/>
          </chart:series>
          <chart:series chart:style-name="ch10" chart:values-cell-range-address="RF.F21:RF.F26" chart:label-cell-address="RF.F20:RF.F20" chart:class="chart:line">
            <chart:data-point chart:repeated="6"/>
          </chart:series>
          <chart:series chart:style-name="ch11" chart:values-cell-range-address="RF.G21:RF.G26" chart:label-cell-address="RF.G20:RF.G20" chart:class="chart:line">
            <chart:data-point chart:repeated="6"/>
          </chart:series>
          <chart:series chart:style-name="ch12" chart:values-cell-range-address="RF.H21:RF.H26" chart:label-cell-address="RF.H20:RF.H20" chart:class="chart:line">
            <chart:data-point chart:repeated="6"/>
          </chart:series>
          <chart:series chart:style-name="ch13" chart:values-cell-range-address="RF.I21:RF.I26" chart:label-cell-address="RF.I20:RF.I20" chart:class="chart:line">
            <chart:data-point chart:repeated="6"/>
          </chart:series>
          <chart:series chart:style-name="ch14" chart:values-cell-range-address="RF.J21:RF.J26" chart:label-cell-address="RF.J20:RF.J20" chart:class="chart:line">
            <chart:data-point chart:repeated="6"/>
          </chart:series>
          <chart:series chart:style-name="ch15" chart:values-cell-range-address="RF.K21:RF.K26" chart:label-cell-address="RF.K20:RF.K20" chart:class="chart:line">
            <chart:data-point chart:repeated="6"/>
          </chart:series>
          <chart:series chart:style-name="ch16" chart:values-cell-range-address="RF.L21:RF.L26" chart:label-cell-address="RF.L20:RF.L20" chart:class="chart:line">
            <chart:data-point chart:repeated="6"/>
          </chart:series>
          <chart:series chart:style-name="ch17" chart:values-cell-range-address="RF.M21:RF.M26" chart:label-cell-address="RF.M20:RF.M20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RF.D20:RF.D20</svg:desc>
                </draw:g>
              </table:table-cell>
              <table:table-cell office:value-type="string">
                <text:p>precision C0</text:p>
                <draw:g>
                  <svg:desc>RF.E20:RF.E20</svg:desc>
                </draw:g>
              </table:table-cell>
              <table:table-cell office:value-type="string">
                <text:p>precision C1</text:p>
                <draw:g>
                  <svg:desc>RF.F20:RF.F20</svg:desc>
                </draw:g>
              </table:table-cell>
              <table:table-cell office:value-type="string">
                <text:p>precision</text:p>
                <draw:g>
                  <svg:desc>RF.G20:RF.G20</svg:desc>
                </draw:g>
              </table:table-cell>
              <table:table-cell office:value-type="string">
                <text:p>recall C0</text:p>
                <draw:g>
                  <svg:desc>RF.H20:RF.H20</svg:desc>
                </draw:g>
              </table:table-cell>
              <table:table-cell office:value-type="string">
                <text:p>recall C1</text:p>
                <draw:g>
                  <svg:desc>RF.I20:RF.I20</svg:desc>
                </draw:g>
              </table:table-cell>
              <table:table-cell office:value-type="string">
                <text:p>recall</text:p>
                <draw:g>
                  <svg:desc>RF.J20:RF.J20</svg:desc>
                </draw:g>
              </table:table-cell>
              <table:table-cell office:value-type="string">
                <text:p>f score C0</text:p>
                <draw:g>
                  <svg:desc>RF.K20:RF.K20</svg:desc>
                </draw:g>
              </table:table-cell>
              <table:table-cell office:value-type="string">
                <text:p>f score C1</text:p>
                <draw:g>
                  <svg:desc>RF.L20:RF.L20</svg:desc>
                </draw:g>
              </table:table-cell>
              <table:table-cell office:value-type="string">
                <text:p>f score</text:p>
                <draw:g>
                  <svg:desc>RF.M20:RF.M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ee</text:p>
                <draw:g>
                  <svg:desc>RF.B20:RF.B26</svg:desc>
                </draw:g>
              </table:table-cell>
              <table:table-cell office:value-type="float" office:value="0.6721">
                <text:p>0.6721</text:p>
                <draw:g>
                  <svg:desc>RF.D21:RF.D26</svg:desc>
                </draw:g>
              </table:table-cell>
              <table:table-cell office:value-type="float" office:value="0.6661">
                <text:p>0.6661</text:p>
                <draw:g>
                  <svg:desc>RF.E21:RF.E26</svg:desc>
                </draw:g>
              </table:table-cell>
              <table:table-cell office:value-type="float" office:value="0.6764">
                <text:p>0.6764</text:p>
                <draw:g>
                  <svg:desc>RF.F21:RF.F26</svg:desc>
                </draw:g>
              </table:table-cell>
              <table:table-cell office:value-type="float" office:value="0.67125">
                <text:p>0.67125</text:p>
                <draw:g>
                  <svg:desc>RF.G21:RF.G26</svg:desc>
                </draw:g>
              </table:table-cell>
              <table:table-cell office:value-type="float" office:value="0.5944">
                <text:p>0.5944</text:p>
                <draw:g>
                  <svg:desc>RF.H21:RF.H26</svg:desc>
                </draw:g>
              </table:table-cell>
              <table:table-cell office:value-type="float" office:value="0.7399">
                <text:p>0.7399</text:p>
                <draw:g>
                  <svg:desc>RF.I21:RF.I26</svg:desc>
                </draw:g>
              </table:table-cell>
              <table:table-cell office:value-type="float" office:value="0.66715">
                <text:p>0.66715</text:p>
                <draw:g>
                  <svg:desc>RF.J21:RF.J26</svg:desc>
                </draw:g>
              </table:table-cell>
              <table:table-cell office:value-type="float" office:value="0.6282">
                <text:p>0.6282</text:p>
                <draw:g>
                  <svg:desc>RF.K21:RF.K26</svg:desc>
                </draw:g>
              </table:table-cell>
              <table:table-cell office:value-type="float" office:value="0.7067">
                <text:p>0.7067</text:p>
                <draw:g>
                  <svg:desc>RF.L21:RF.L26</svg:desc>
                </draw:g>
              </table:table-cell>
              <table:table-cell office:value-type="float" office:value="0.66745">
                <text:p>0.66745</text:p>
                <draw:g>
                  <svg:desc>RF.M21:RF.M26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03">
                <text:p>0.6703</text:p>
              </table:table-cell>
              <table:table-cell office:value-type="float" office:value="0.665">
                <text:p>0.665</text:p>
              </table:table-cell>
              <table:table-cell office:value-type="float" office:value="0.674">
                <text:p>0.674</text:p>
              </table:table-cell>
              <table:table-cell office:value-type="float" office:value="0.6695">
                <text:p>0.6695</text:p>
              </table:table-cell>
              <table:table-cell office:value-type="float" office:value="0.5897">
                <text:p>0.5897</text:p>
              </table:table-cell>
              <table:table-cell office:value-type="float" office:value="0.7406">
                <text:p>0.7406</text:p>
              </table:table-cell>
              <table:table-cell office:value-type="float" office:value="0.66515">
                <text:p>0.66515</text:p>
              </table:table-cell>
              <table:table-cell office:value-type="float" office:value="0.6251">
                <text:p>0.6251</text:p>
              </table:table-cell>
              <table:table-cell office:value-type="float" office:value="0.7058">
                <text:p>0.7058</text:p>
              </table:table-cell>
              <table:table-cell office:value-type="float" office:value="0.66545">
                <text:p>0.6654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722">
                <text:p>0.6722</text:p>
              </table:table-cell>
              <table:table-cell office:value-type="float" office:value="0.6668">
                <text:p>0.6668</text:p>
              </table:table-cell>
              <table:table-cell office:value-type="float" office:value="0.6761">
                <text:p>0.6761</text:p>
              </table:table-cell>
              <table:table-cell office:value-type="float" office:value="0.67145">
                <text:p>0.67145</text:p>
              </table:table-cell>
              <table:table-cell office:value-type="float" office:value="0.5931">
                <text:p>0.5931</text:p>
              </table:table-cell>
              <table:table-cell office:value-type="float" office:value="0.7412">
                <text:p>0.7412</text:p>
              </table:table-cell>
              <table:table-cell office:value-type="float" office:value="0.66715">
                <text:p>0.66715</text:p>
              </table:table-cell>
              <table:table-cell office:value-type="float" office:value="0.6278">
                <text:p>0.6278</text:p>
              </table:table-cell>
              <table:table-cell office:value-type="float" office:value="0.7071">
                <text:p>0.7071</text:p>
              </table:table-cell>
              <table:table-cell office:value-type="float" office:value="0.66745">
                <text:p>0.6674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6712">
                <text:p>0.6712</text:p>
              </table:table-cell>
              <table:table-cell office:value-type="float" office:value="0.6653">
                <text:p>0.6653</text:p>
              </table:table-cell>
              <table:table-cell office:value-type="float" office:value="0.6754">
                <text:p>0.6754</text:p>
              </table:table-cell>
              <table:table-cell office:value-type="float" office:value="0.67035">
                <text:p>0.67035</text:p>
              </table:table-cell>
              <table:table-cell office:value-type="float" office:value="0.5928">
                <text:p>0.5928</text:p>
              </table:table-cell>
              <table:table-cell office:value-type="float" office:value="0.7397">
                <text:p>0.7397</text:p>
              </table:table-cell>
              <table:table-cell office:value-type="float" office:value="0.66625">
                <text:p>0.66625</text:p>
              </table:table-cell>
              <table:table-cell office:value-type="float" office:value="0.627">
                <text:p>0.627</text:p>
              </table:table-cell>
              <table:table-cell office:value-type="float" office:value="0.7061">
                <text:p>0.7061</text:p>
              </table:table-cell>
              <table:table-cell office:value-type="float" office:value="0.66655">
                <text:p>0.6665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702">
                <text:p>0.6702</text:p>
              </table:table-cell>
              <table:table-cell office:value-type="float" office:value="0.6646">
                <text:p>0.6646</text:p>
              </table:table-cell>
              <table:table-cell office:value-type="float" office:value="0.6742">
                <text:p>0.6742</text:p>
              </table:table-cell>
              <table:table-cell office:value-type="float" office:value="0.6694">
                <text:p>0.6694</text:p>
              </table:table-cell>
              <table:table-cell office:value-type="float" office:value="0.5905">
                <text:p>0.5905</text:p>
              </table:table-cell>
              <table:table-cell office:value-type="float" office:value="0.7399">
                <text:p>0.7399</text:p>
              </table:table-cell>
              <table:table-cell office:value-type="float" office:value="0.6652">
                <text:p>0.6652</text:p>
              </table:table-cell>
              <table:table-cell office:value-type="float" office:value="0.6253">
                <text:p>0.6253</text:p>
              </table:table-cell>
              <table:table-cell office:value-type="float" office:value="0.7055">
                <text:p>0.7055</text:p>
              </table:table-cell>
              <table:table-cell office:value-type="float" office:value="0.6654">
                <text:p>0.66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6733">
                <text:p>0.6733</text:p>
              </table:table-cell>
              <table:table-cell office:value-type="float" office:value="0.6693">
                <text:p>0.6693</text:p>
              </table:table-cell>
              <table:table-cell office:value-type="float" office:value="0.6762">
                <text:p>0.6762</text:p>
              </table:table-cell>
              <table:table-cell office:value-type="float" office:value="0.67275">
                <text:p>0.67275</text:p>
              </table:table-cell>
              <table:table-cell office:value-type="float" office:value="0.5914">
                <text:p>0.5914</text:p>
              </table:table-cell>
              <table:table-cell office:value-type="float" office:value="0.7449">
                <text:p>0.7449</text:p>
              </table:table-cell>
              <table:table-cell office:value-type="float" office:value="0.66815">
                <text:p>0.66815</text:p>
              </table:table-cell>
              <table:table-cell office:value-type="float" office:value="0.6279">
                <text:p>0.6279</text:p>
              </table:table-cell>
              <table:table-cell office:value-type="float" office:value="0.7089">
                <text:p>0.7089</text:p>
              </table:table-cell>
              <table:table-cell office:value-type="float" office:value="0.6684">
                <text:p>0.66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7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2cm" svg:height="8.996cm" xlink:href=".." xlink:type="simple" chart:class="chart:line" chart:style-name="ch1">
        <chart:legend chart:legend-position="end" svg:x="12.677cm" svg:y="2.048cm" style:legend-expansion="high" chart:style-name="ch2"/>
        <chart:plot-area chart:style-name="ch3" table:cell-range-address="SVM.B4:SVM.B17 SVM.G3:SVM.P17" chart:data-source-has-labels="both" svg:x="1.317cm" svg:y="0.179cm" svg:width="11.041cm" svg:height="7.67cm">
          <chartooo:coordinate-region svg:x="2.236cm" svg:y="0.369cm" svg:width="9.831cm" svg:height="6.471cm"/>
          <chart:axis chart:dimension="x" chart:name="primary-x" chart:style-name="ch4" chartooo:axis-type="auto">
            <chartooo:date-scale/>
            <chart:title svg:x="6.668cm" svg:y="8.029cm" chart:style-name="ch5">
              <text:p>C</text:p>
            </chart:title>
            <chart:categories table:cell-range-address="SVM.B4:SVM.B17"/>
          </chart:axis>
          <chart:axis chart:dimension="y" chart:name="primary-y" chart:style-name="ch6">
            <chart:title svg:x="0.451cm" svg:y="4.729cm" chart:style-name="ch7">
              <text:p>Resultats</text:p>
            </chart:title>
            <chart:grid chart:style-name="ch8" chart:class="major"/>
          </chart:axis>
          <chart:series chart:style-name="ch9" chart:values-cell-range-address="SVM.G4:SVM.G17" chart:label-cell-address="SVM.G3:SVM.G3" chart:class="chart:line">
            <chart:data-point chart:repeated="14"/>
          </chart:series>
          <chart:series chart:style-name="ch10" chart:values-cell-range-address="SVM.H4:SVM.H17" chart:label-cell-address="SVM.H3:SVM.H3" chart:class="chart:line">
            <chart:data-point chart:repeated="14"/>
          </chart:series>
          <chart:series chart:style-name="ch11" chart:values-cell-range-address="SVM.I4:SVM.I17" chart:label-cell-address="SVM.I3:SVM.I3" chart:class="chart:line">
            <chart:data-point chart:repeated="14"/>
          </chart:series>
          <chart:series chart:style-name="ch12" chart:values-cell-range-address="SVM.J4:SVM.J17" chart:label-cell-address="SVM.J3:SVM.J3" chart:class="chart:line">
            <chart:data-point chart:repeated="14"/>
          </chart:series>
          <chart:series chart:style-name="ch13" chart:values-cell-range-address="SVM.K4:SVM.K17" chart:label-cell-address="SVM.K3:SVM.K3" chart:class="chart:line">
            <chart:data-point chart:repeated="14"/>
          </chart:series>
          <chart:series chart:style-name="ch14" chart:values-cell-range-address="SVM.L4:SVM.L17" chart:label-cell-address="SVM.L3:SVM.L3" chart:class="chart:line">
            <chart:data-point chart:repeated="14"/>
          </chart:series>
          <chart:series chart:style-name="ch15" chart:values-cell-range-address="SVM.M4:SVM.M17" chart:label-cell-address="SVM.M3:SVM.M3" chart:class="chart:line">
            <chart:data-point chart:repeated="14"/>
          </chart:series>
          <chart:series chart:style-name="ch16" chart:values-cell-range-address="SVM.N4:SVM.N17" chart:label-cell-address="SVM.N3:SVM.N3" chart:class="chart:line">
            <chart:data-point chart:repeated="14"/>
          </chart:series>
          <chart:series chart:style-name="ch17" chart:values-cell-range-address="SVM.O4:SVM.O17" chart:label-cell-address="SVM.O3:SVM.O3" chart:class="chart:line">
            <chart:data-point chart:repeated="14"/>
          </chart:series>
          <chart:series chart:style-name="ch18" chart:values-cell-range-address="SVM.P4:SVM.P17" chart:label-cell-address="SVM.P3:SVM.P3" chart:class="chart:line">
            <chart:data-point chart:repeated="1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3:SVM.G3</svg:desc>
                </draw:g>
              </table:table-cell>
              <table:table-cell office:value-type="string">
                <text:p>precision C0</text:p>
                <draw:g>
                  <svg:desc>SVM.H3:SVM.H3</svg:desc>
                </draw:g>
              </table:table-cell>
              <table:table-cell office:value-type="string">
                <text:p>precision C1</text:p>
                <draw:g>
                  <svg:desc>SVM.I3:SVM.I3</svg:desc>
                </draw:g>
              </table:table-cell>
              <table:table-cell office:value-type="string">
                <text:p>precision</text:p>
                <draw:g>
                  <svg:desc>SVM.J3:SVM.J3</svg:desc>
                </draw:g>
              </table:table-cell>
              <table:table-cell office:value-type="string">
                <text:p>recall C0</text:p>
                <draw:g>
                  <svg:desc>SVM.K3:SVM.K3</svg:desc>
                </draw:g>
              </table:table-cell>
              <table:table-cell office:value-type="string">
                <text:p>recall C1</text:p>
                <draw:g>
                  <svg:desc>SVM.L3:SVM.L3</svg:desc>
                </draw:g>
              </table:table-cell>
              <table:table-cell office:value-type="string">
                <text:p>recall</text:p>
                <draw:g>
                  <svg:desc>SVM.M3:SVM.M3</svg:desc>
                </draw:g>
              </table:table-cell>
              <table:table-cell office:value-type="string">
                <text:p>f score C0</text:p>
                <draw:g>
                  <svg:desc>SVM.N3:SVM.N3</svg:desc>
                </draw:g>
              </table:table-cell>
              <table:table-cell office:value-type="string">
                <text:p>f score C1</text:p>
                <draw:g>
                  <svg:desc>SVM.O3:SVM.O3</svg:desc>
                </draw:g>
              </table:table-cell>
              <table:table-cell office:value-type="string">
                <text:p>f score</text:p>
                <draw:g>
                  <svg:desc>SVM.P3:SVM.P3</svg:desc>
                </draw:g>
              </table:table-cell>
            </table:table-row>
          </table:table-header-rows>
          <table:table-rows>
            <table:table-row>
              <table:table-cell office:value-type="float" office:value="0.03125">
                <text:p>0</text:p>
                <draw:g>
                  <svg:desc>SVM.B4:SVM.B17</svg:desc>
                </draw:g>
              </table:table-cell>
              <table:table-cell office:value-type="float" office:value="0.649">
                <text:p>0.649</text:p>
                <draw:g>
                  <svg:desc>SVM.G4:SVM.G17</svg:desc>
                </draw:g>
              </table:table-cell>
              <table:table-cell office:value-type="float" office:value="0.635">
                <text:p>0.635</text:p>
                <draw:g>
                  <svg:desc>SVM.H4:SVM.H17</svg:desc>
                </draw:g>
              </table:table-cell>
              <table:table-cell office:value-type="float" office:value="0.661">
                <text:p>0.661</text:p>
                <draw:g>
                  <svg:desc>SVM.I4:SVM.I17</svg:desc>
                </draw:g>
              </table:table-cell>
              <table:table-cell office:value-type="float" office:value="0.648">
                <text:p>0.648</text:p>
                <draw:g>
                  <svg:desc>SVM.J4:SVM.J17</svg:desc>
                </draw:g>
              </table:table-cell>
              <table:table-cell office:value-type="float" office:value="0.594">
                <text:p>0.594</text:p>
                <draw:g>
                  <svg:desc>SVM.K4:SVM.K17</svg:desc>
                </draw:g>
              </table:table-cell>
              <table:table-cell office:value-type="float" office:value="0.699">
                <text:p>0.699</text:p>
                <draw:g>
                  <svg:desc>SVM.L4:SVM.L17</svg:desc>
                </draw:g>
              </table:table-cell>
              <table:table-cell office:value-type="float" office:value="0.6465">
                <text:p>0.6465</text:p>
                <draw:g>
                  <svg:desc>SVM.M4:SVM.M17</svg:desc>
                </draw:g>
              </table:table-cell>
              <table:table-cell office:value-type="float" office:value="0.614">
                <text:p>0.614</text:p>
                <draw:g>
                  <svg:desc>SVM.N4:SVM.N17</svg:desc>
                </draw:g>
              </table:table-cell>
              <table:table-cell office:value-type="float" office:value="0.679">
                <text:p>0.679</text:p>
                <draw:g>
                  <svg:desc>SVM.O4:SVM.O17</svg:desc>
                </draw:g>
              </table:table-cell>
              <table:table-cell office:value-type="float" office:value="0.6465">
                <text:p>0.6465</text:p>
                <draw:g>
                  <svg:desc>SVM.P4:SVM.P17</svg:desc>
                </draw:g>
              </table:table-cell>
            </table:table-row>
            <table:table-row>
              <table:table-cell office:value-type="float" office:value="0.0625">
                <text:p>0</text:p>
              </table:table-cell>
              <table:table-cell office:value-type="float" office:value="0.651">
                <text:p>0.651</text:p>
              </table:table-cell>
              <table:table-cell office:value-type="float" office:value="0.637">
                <text:p>0.637</text:p>
              </table:table-cell>
              <table:table-cell office:value-type="float" office:value="0.662">
                <text:p>0.662</text:p>
              </table:table-cell>
              <table:table-cell office:value-type="float" office:value="0.6495">
                <text:p>0.6495</text:p>
              </table:table-cell>
              <table:table-cell office:value-type="float" office:value="0.595">
                <text:p>0.595</text:p>
              </table:table-cell>
              <table:table-cell office:value-type="float" office:value="0.701">
                <text:p>0.701</text:p>
              </table:table-cell>
              <table:table-cell office:value-type="float" office:value="0.648">
                <text:p>0.648</text:p>
              </table:table-cell>
              <table:table-cell office:value-type="float" office:value="0.615">
                <text:p>0.615</text:p>
              </table:table-cell>
              <table:table-cell office:value-type="float" office:value="0.681">
                <text:p>0.681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0.125">
                <text:p>0</text:p>
              </table:table-cell>
              <table:table-cell office:value-type="float" office:value="0.653">
                <text:p>0.653</text:p>
              </table:table-cell>
              <table:table-cell office:value-type="float" office:value="0.639">
                <text:p>0.639</text:p>
              </table:table-cell>
              <table:table-cell office:value-type="float" office:value="0.664">
                <text:p>0.664</text:p>
              </table:table-cell>
              <table:table-cell office:value-type="float" office:value="0.6515">
                <text:p>0.6515</text:p>
              </table:table-cell>
              <table:table-cell office:value-type="float" office:value="0.599">
                <text:p>0.599</text:p>
              </table:table-cell>
              <table:table-cell office:value-type="float" office:value="0.701">
                <text:p>0.701</text:p>
              </table:table-cell>
              <table:table-cell office:value-type="float" office:value="0.65">
                <text:p>0.65</text:p>
              </table:table-cell>
              <table:table-cell office:value-type="float" office:value="0.618">
                <text:p>0.618</text:p>
              </table:table-cell>
              <table:table-cell office:value-type="float" office:value="0.682">
                <text:p>0.68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4">
                <text:p>0.64</text:p>
              </table:table-cell>
              <table:table-cell office:value-type="float" office:value="0.666">
                <text:p>0.666</text:p>
              </table:table-cell>
              <table:table-cell office:value-type="float" office:value="0.653">
                <text:p>0.653</text:p>
              </table:table-cell>
              <table:table-cell office:value-type="float" office:value="0.603">
                <text:p>0.603</text:p>
              </table:table-cell>
              <table:table-cell office:value-type="float" office:value="0.7">
                <text:p>0.7</text:p>
              </table:table-cell>
              <table:table-cell office:value-type="float" office:value="0.6515">
                <text:p>0.6515</text:p>
              </table:table-cell>
              <table:table-cell office:value-type="float" office:value="0.621">
                <text:p>0.621</text:p>
              </table:table-cell>
              <table:table-cell office:value-type="float" office:value="0.683">
                <text:p>0.683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8">
                <text:p>0.638</text:p>
              </table:table-cell>
              <table:table-cell office:value-type="float" office:value="0.667">
                <text:p>0.667</text:p>
              </table:table-cell>
              <table:table-cell office:value-type="float" office:value="0.6525">
                <text:p>0.6525</text:p>
              </table:table-cell>
              <table:table-cell office:value-type="float" office:value="0.608">
                <text:p>0.608</text:p>
              </table:table-cell>
              <table:table-cell office:value-type="float" office:value="0.695">
                <text:p>0.695</text:p>
              </table:table-cell>
              <table:table-cell office:value-type="float" office:value="0.6515">
                <text:p>0.6515</text:p>
              </table:table-cell>
              <table:table-cell office:value-type="float" office:value="0.622">
                <text:p>0.622</text:p>
              </table:table-cell>
              <table:table-cell office:value-type="float" office:value="0.681">
                <text:p>0.681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7">
                <text:p>0.637</text:p>
              </table:table-cell>
              <table:table-cell office:value-type="float" office:value="0.67">
                <text:p>0.67</text:p>
              </table:table-cell>
              <table:table-cell office:value-type="float" office:value="0.6535">
                <text:p>0.6535</text:p>
              </table:table-cell>
              <table:table-cell office:value-type="float" office:value="0.614">
                <text:p>0.614</text:p>
              </table:table-cell>
              <table:table-cell office:value-type="float" office:value="0.691">
                <text:p>0.691</text:p>
              </table:table-cell>
              <table:table-cell office:value-type="float" office:value="0.6525">
                <text:p>0.6525</text:p>
              </table:table-cell>
              <table:table-cell office:value-type="float" office:value="0.625">
                <text:p>0.625</text:p>
              </table:table-cell>
              <table:table-cell office:value-type="float" office:value="0.68">
                <text:p>0.68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6">
                <text:p>0.656</text:p>
              </table:table-cell>
              <table:table-cell office:value-type="float" office:value="0.637">
                <text:p>0.637</text:p>
              </table:table-cell>
              <table:table-cell office:value-type="float" office:value="0.671">
                <text:p>0.671</text:p>
              </table:table-cell>
              <table:table-cell office:value-type="float" office:value="0.654">
                <text:p>0.654</text:p>
              </table:table-cell>
              <table:table-cell office:value-type="float" office:value="0.619">
                <text:p>0.619</text:p>
              </table:table-cell>
              <table:table-cell office:value-type="float" office:value="0.688">
                <text:p>0.688</text:p>
              </table:table-cell>
              <table:table-cell office:value-type="float" office:value="0.6535">
                <text:p>0.6535</text:p>
              </table:table-cell>
              <table:table-cell office:value-type="float" office:value="0.628">
                <text:p>0.628</text:p>
              </table:table-cell>
              <table:table-cell office:value-type="float" office:value="0.679">
                <text:p>0.679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2">
                <text:p>0.672</text:p>
              </table:table-cell>
              <table:table-cell office:value-type="float" office:value="0.6525">
                <text:p>0.6525</text:p>
              </table:table-cell>
              <table:table-cell office:value-type="float" office:value="0.623">
                <text:p>0.623</text:p>
              </table:table-cell>
              <table:table-cell office:value-type="float" office:value="0.682">
                <text:p>0.682</text:p>
              </table:table-cell>
              <table:table-cell office:value-type="float" office:value="0.6525">
                <text:p>0.6525</text:p>
              </table:table-cell>
              <table:table-cell office:value-type="float" office:value="0.628">
                <text:p>0.628</text:p>
              </table:table-cell>
              <table:table-cell office:value-type="float" office:value="0.677">
                <text:p>0.677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3">
                <text:p>0.653</text:p>
              </table:table-cell>
              <table:table-cell office:value-type="float" office:value="0.631">
                <text:p>0.631</text:p>
              </table:table-cell>
              <table:table-cell office:value-type="float" office:value="0.673">
                <text:p>0.673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6">
                <text:p>0.676</text:p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4">
                <text:p>0.674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4">
                <text:p>0.634</text:p>
              </table:table-cell>
              <table:table-cell office:value-type="float" office:value="0.667">
                <text:p>0.667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5">
                <text:p>0.65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4cm" svg:height="9.012cm" xlink:href=".." xlink:type="simple" chart:class="chart:line" chart:style-name="ch1">
        <chart:legend chart:legend-position="end" svg:x="12.699cm" svg:y="2.056cm" style:legend-expansion="high" chart:style-name="ch2"/>
        <chart:plot-area chart:style-name="ch3" table:cell-range-address="MLP.B4:MLP.B18 MLP.F3:MLP.O18" chart:data-source-has-labels="both" svg:x="1.318cm" svg:y="0.18cm" svg:width="11.061cm" svg:height="7.684cm">
          <chartooo:coordinate-region svg:x="2.059cm" svg:y="0.37cm" svg:width="10.129cm" svg:height="6.865cm"/>
          <chart:axis chart:dimension="x" chart:name="primary-x" chart:style-name="ch4" chartooo:axis-type="auto">
            <chartooo:date-scale/>
            <chart:title svg:x="6.49cm" svg:y="8.045cm" chart:style-name="ch5">
              <text:p>Size</text:p>
            </chart:title>
            <chart:categories table:cell-range-address="MLP.B4:MLP.B18"/>
          </chart:axis>
          <chart:axis chart:dimension="y" chart:name="primary-y" chart:style-name="ch4">
            <chart:title svg:x="0.451cm" svg:y="4.737cm" chart:style-name="ch6">
              <text:p>Resultats</text:p>
            </chart:title>
            <chart:grid chart:style-name="ch7" chart:class="major"/>
          </chart:axis>
          <chart:series chart:style-name="ch8" chart:values-cell-range-address="MLP.F4:MLP.F18" chart:label-cell-address="MLP.F3:MLP.F3" chart:class="chart:line">
            <chart:data-point chart:repeated="15"/>
          </chart:series>
          <chart:series chart:style-name="ch9" chart:values-cell-range-address="MLP.G4:MLP.G18" chart:label-cell-address="MLP.G3:MLP.G3" chart:class="chart:line">
            <chart:data-point chart:repeated="15"/>
          </chart:series>
          <chart:series chart:style-name="ch10" chart:values-cell-range-address="MLP.H4:MLP.H18" chart:label-cell-address="MLP.H3:MLP.H3" chart:class="chart:line">
            <chart:data-point chart:repeated="15"/>
          </chart:series>
          <chart:series chart:style-name="ch11" chart:values-cell-range-address="MLP.I4:MLP.I18" chart:label-cell-address="MLP.I3:MLP.I3" chart:class="chart:line">
            <chart:data-point chart:repeated="15"/>
          </chart:series>
          <chart:series chart:style-name="ch12" chart:values-cell-range-address="MLP.J4:MLP.J18" chart:label-cell-address="MLP.J3:MLP.J3" chart:class="chart:line">
            <chart:data-point chart:repeated="15"/>
          </chart:series>
          <chart:series chart:style-name="ch13" chart:values-cell-range-address="MLP.K4:MLP.K18" chart:label-cell-address="MLP.K3:MLP.K3" chart:class="chart:line">
            <chart:data-point chart:repeated="15"/>
          </chart:series>
          <chart:series chart:style-name="ch14" chart:values-cell-range-address="MLP.L4:MLP.L18" chart:label-cell-address="MLP.L3:MLP.L3" chart:class="chart:line">
            <chart:data-point chart:repeated="15"/>
          </chart:series>
          <chart:series chart:style-name="ch15" chart:values-cell-range-address="MLP.M4:MLP.M18" chart:label-cell-address="MLP.M3:MLP.M3" chart:class="chart:line">
            <chart:data-point chart:repeated="15"/>
          </chart:series>
          <chart:series chart:style-name="ch16" chart:values-cell-range-address="MLP.N4:MLP.N18" chart:label-cell-address="MLP.N3:MLP.N3" chart:class="chart:line">
            <chart:data-point chart:repeated="15"/>
          </chart:series>
          <chart:series chart:style-name="ch17" chart:values-cell-range-address="MLP.O4:MLP.O18" chart:label-cell-address="MLP.O3:MLP.O3" chart:class="chart:line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3:MLP.F3</svg:desc>
                </draw:g>
              </table:table-cell>
              <table:table-cell office:value-type="string">
                <text:p>precision C0</text:p>
                <draw:g>
                  <svg:desc>MLP.G3:MLP.G3</svg:desc>
                </draw:g>
              </table:table-cell>
              <table:table-cell office:value-type="string">
                <text:p>precision C1</text:p>
                <draw:g>
                  <svg:desc>MLP.H3:MLP.H3</svg:desc>
                </draw:g>
              </table:table-cell>
              <table:table-cell office:value-type="string">
                <text:p>precision</text:p>
                <draw:g>
                  <svg:desc>MLP.I3:MLP.I3</svg:desc>
                </draw:g>
              </table:table-cell>
              <table:table-cell office:value-type="string">
                <text:p>recall C0</text:p>
                <draw:g>
                  <svg:desc>MLP.J3:MLP.J3</svg:desc>
                </draw:g>
              </table:table-cell>
              <table:table-cell office:value-type="string">
                <text:p>recall C1</text:p>
                <draw:g>
                  <svg:desc>MLP.K3:MLP.K3</svg:desc>
                </draw:g>
              </table:table-cell>
              <table:table-cell office:value-type="string">
                <text:p>recall</text:p>
                <draw:g>
                  <svg:desc>MLP.L3:MLP.L3</svg:desc>
                </draw:g>
              </table:table-cell>
              <table:table-cell office:value-type="string">
                <text:p>f score C0</text:p>
                <draw:g>
                  <svg:desc>MLP.M3:MLP.M3</svg:desc>
                </draw:g>
              </table:table-cell>
              <table:table-cell office:value-type="string">
                <text:p>f score C1</text:p>
                <draw:g>
                  <svg:desc>MLP.N3:MLP.N3</svg:desc>
                </draw:g>
              </table:table-cell>
              <table:table-cell office:value-type="string">
                <text:p>f score</text:p>
                <draw:g>
                  <svg:desc>MLP.O3:MLP.O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MLP.B4:MLP.B18</svg:desc>
                </draw:g>
              </table:table-cell>
              <table:table-cell office:value-type="float" office:value="0.543">
                <text:p>0.543</text:p>
                <draw:g>
                  <svg:desc>MLP.F4:MLP.F18</svg:desc>
                </draw:g>
              </table:table-cell>
              <table:table-cell office:value-type="float" office:value="0.556">
                <text:p>0.556</text:p>
                <draw:g>
                  <svg:desc>MLP.G4:MLP.G18</svg:desc>
                </draw:g>
              </table:table-cell>
              <table:table-cell office:value-type="float" office:value="0.542">
                <text:p>0.542</text:p>
                <draw:g>
                  <svg:desc>MLP.H4:MLP.H18</svg:desc>
                </draw:g>
              </table:table-cell>
              <table:table-cell office:value-type="float" office:value="0.549">
                <text:p>0.549</text:p>
                <draw:g>
                  <svg:desc>MLP.I4:MLP.I18</svg:desc>
                </draw:g>
              </table:table-cell>
              <table:table-cell office:value-type="float" office:value="0.118">
                <text:p>0.118</text:p>
                <draw:g>
                  <svg:desc>MLP.J4:MLP.J18</svg:desc>
                </draw:g>
              </table:table-cell>
              <table:table-cell office:value-type="float" office:value="0.917">
                <text:p>0.917</text:p>
                <draw:g>
                  <svg:desc>MLP.K4:MLP.K18</svg:desc>
                </draw:g>
              </table:table-cell>
              <table:table-cell office:value-type="float" office:value="0.5175">
                <text:p>0.5175</text:p>
                <draw:g>
                  <svg:desc>MLP.L4:MLP.L18</svg:desc>
                </draw:g>
              </table:table-cell>
              <table:table-cell office:value-type="float" office:value="0.194">
                <text:p>0.194</text:p>
                <draw:g>
                  <svg:desc>MLP.M4:MLP.M18</svg:desc>
                </draw:g>
              </table:table-cell>
              <table:table-cell office:value-type="float" office:value="0.681">
                <text:p>0.681</text:p>
                <draw:g>
                  <svg:desc>MLP.N4:MLP.N18</svg:desc>
                </draw:g>
              </table:table-cell>
              <table:table-cell office:value-type="float" office:value="0.4375">
                <text:p>0.4375</text:p>
                <draw:g>
                  <svg:desc>MLP.O4:MLP.O18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76">
                <text:p>0.576</text:p>
              </table:table-cell>
              <table:table-cell office:value-type="float" office:value="0.594">
                <text:p>0.594</text:p>
              </table:table-cell>
              <table:table-cell office:value-type="float" office:value="0.571">
                <text:p>0.571</text:p>
              </table:table-cell>
              <table:table-cell office:value-type="float" office:value="0.5825">
                <text:p>0.5825</text:p>
              </table:table-cell>
              <table:table-cell office:value-type="float" office:value="0.298">
                <text:p>0.298</text:p>
              </table:table-cell>
              <table:table-cell office:value-type="float" office:value="0.82">
                <text:p>0.82</text:p>
              </table:table-cell>
              <table:table-cell office:value-type="float" office:value="0.559">
                <text:p>0.559</text:p>
              </table:table-cell>
              <table:table-cell office:value-type="float" office:value="0.397">
                <text:p>0.397</text:p>
              </table:table-cell>
              <table:table-cell office:value-type="float" office:value="0.673">
                <text:p>0.673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57">
                <text:p>0.557</text:p>
              </table:table-cell>
              <table:table-cell office:value-type="float" office:value="0.563">
                <text:p>0.563</text:p>
              </table:table-cell>
              <table:table-cell office:value-type="float" office:value="0.556">
                <text:p>0.556</text:p>
              </table:table-cell>
              <table:table-cell office:value-type="float" office:value="0.5595">
                <text:p>0.5595</text:p>
              </table:table-cell>
              <table:table-cell office:value-type="float" office:value="0.239">
                <text:p>0.239</text:p>
              </table:table-cell>
              <table:table-cell office:value-type="float" office:value="0.837">
                <text:p>0.837</text:p>
              </table:table-cell>
              <table:table-cell office:value-type="float" office:value="0.538">
                <text:p>0.538</text:p>
              </table:table-cell>
              <table:table-cell office:value-type="float" office:value="0.336">
                <text:p>0.336</text:p>
              </table:table-cell>
              <table:table-cell office:value-type="float" office:value="0.668">
                <text:p>0.668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73">
                <text:p>0.573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  <table:table-cell office:value-type="float" office:value="0.57">
                <text:p>0.57</text:p>
              </table:table-cell>
              <table:table-cell office:value-type="float" office:value="0.406">
                <text:p>0.406</text:p>
              </table:table-cell>
              <table:table-cell office:value-type="float" office:value="0.72">
                <text:p>0.72</text:p>
              </table:table-cell>
              <table:table-cell office:value-type="float" office:value="0.563">
                <text:p>0.563</text:p>
              </table:table-cell>
              <table:table-cell office:value-type="float" office:value="0.471">
                <text:p>0.471</text:p>
              </table:table-cell>
              <table:table-cell office:value-type="float" office:value="0.642">
                <text:p>0.642</text:p>
              </table:table-cell>
              <table:table-cell office:value-type="float" office:value="0.5565">
                <text:p>0.55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71">
                <text:p>0.571</text:p>
              </table:table-cell>
              <table:table-cell office:value-type="float" office:value="0.574">
                <text:p>0.574</text:p>
              </table:table-cell>
              <table:table-cell office:value-type="float" office:value="0.57">
                <text:p>0.57</text:p>
              </table:table-cell>
              <table:table-cell office:value-type="float" office:value="0.572">
                <text:p>0.572</text:p>
              </table:table-cell>
              <table:table-cell office:value-type="float" office:value="0.321">
                <text:p>0.321</text:p>
              </table:table-cell>
              <table:table-cell office:value-type="float" office:value="0.79">
                <text:p>0.79</text:p>
              </table:table-cell>
              <table:table-cell office:value-type="float" office:value="0.5555">
                <text:p>0.5555</text:p>
              </table:table-cell>
              <table:table-cell office:value-type="float" office:value="0.412">
                <text:p>0.412</text:p>
              </table:table-cell>
              <table:table-cell office:value-type="float" office:value="0.662">
                <text:p>0.662</text:p>
              </table:table-cell>
              <table:table-cell office:value-type="float" office:value="0.537">
                <text:p>0.53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565">
                <text:p>0.565</text:p>
              </table:table-cell>
              <table:table-cell office:value-type="float" office:value="0.561">
                <text:p>0.561</text:p>
              </table:table-cell>
              <table:table-cell office:value-type="float" office:value="0.566">
                <text:p>0.566</text:p>
              </table:table-cell>
              <table:table-cell office:value-type="float" office:value="0.5635">
                <text:p>0.5635</text:p>
              </table:table-cell>
              <table:table-cell office:value-type="float" office:value="0.317">
                <text:p>0.317</text:p>
              </table:table-cell>
              <table:table-cell office:value-type="float" office:value="0.782">
                <text:p>0.782</text:p>
              </table:table-cell>
              <table:table-cell office:value-type="float" office:value="0.5495">
                <text:p>0.5495</text:p>
              </table:table-cell>
              <table:table-cell office:value-type="float" office:value="0.405">
                <text:p>0.405</text:p>
              </table:table-cell>
              <table:table-cell office:value-type="float" office:value="0.657">
                <text:p>0.65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72">
                <text:p>0.572</text:p>
              </table:table-cell>
              <table:table-cell office:value-type="float" office:value="0.571">
                <text:p>0.571</text:p>
              </table:table-cell>
              <table:table-cell office:value-type="float" office:value="0.572">
                <text:p>0.572</text:p>
              </table:table-cell>
              <table:table-cell office:value-type="float" office:value="0.5715">
                <text:p>0.5715</text:p>
              </table:table-cell>
              <table:table-cell office:value-type="float" office:value="0.339">
                <text:p>0.339</text:p>
              </table:table-cell>
              <table:table-cell office:value-type="float" office:value="0.776">
                <text:p>0.776</text:p>
              </table:table-cell>
              <table:table-cell office:value-type="float" office:value="0.5575">
                <text:p>0.5575</text:p>
              </table:table-cell>
              <table:table-cell office:value-type="float" office:value="0.425">
                <text:p>0.425</text:p>
              </table:table-cell>
              <table:table-cell office:value-type="float" office:value="0.659">
                <text:p>0.659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562">
                <text:p>0.562</text:p>
              </table:table-cell>
              <table:table-cell office:value-type="float" office:value="0.563">
                <text:p>0.563</text:p>
              </table:table-cell>
              <table:table-cell office:value-type="float" office:value="0.562">
                <text:p>0.562</text:p>
              </table:table-cell>
              <table:table-cell office:value-type="float" office:value="0.5625">
                <text:p>0.5625</text:p>
              </table:table-cell>
              <table:table-cell office:value-type="float" office:value="0.289">
                <text:p>0.289</text:p>
              </table:table-cell>
              <table:table-cell office:value-type="float" office:value="0.802">
                <text:p>0.802</text:p>
              </table:table-cell>
              <table:table-cell office:value-type="float" office:value="0.5455">
                <text:p>0.5455</text:p>
              </table:table-cell>
              <table:table-cell office:value-type="float" office:value="0.382">
                <text:p>0.382</text:p>
              </table:table-cell>
              <table:table-cell office:value-type="float" office:value="0.661">
                <text:p>0.661</text:p>
              </table:table-cell>
              <table:table-cell office:value-type="float" office:value="0.5215">
                <text:p>0.52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552">
                <text:p>0.552</text:p>
              </table:table-cell>
              <table:table-cell office:value-type="float" office:value="0.533">
                <text:p>0.533</text:p>
              </table:table-cell>
              <table:table-cell office:value-type="float" office:value="0.559">
                <text:p>0.559</text:p>
              </table:table-cell>
              <table:table-cell office:value-type="float" office:value="0.546">
                <text:p>0.546</text:p>
              </table:table-cell>
              <table:table-cell office:value-type="float" office:value="0.334">
                <text:p>0.334</text:p>
              </table:table-cell>
              <table:table-cell office:value-type="float" office:value="0.743">
                <text:p>0.743</text:p>
              </table:table-cell>
              <table:table-cell office:value-type="float" office:value="0.5385">
                <text:p>0.5385</text:p>
              </table:table-cell>
              <table:table-cell office:value-type="float" office:value="0.41">
                <text:p>0.41</text:p>
              </table:table-cell>
              <table:table-cell office:value-type="float" office:value="0.638">
                <text:p>0.638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555">
                <text:p>0.555</text:p>
              </table:table-cell>
              <table:table-cell office:value-type="float" office:value="0.53">
                <text:p>0.53</text:p>
              </table:table-cell>
              <table:table-cell office:value-type="float" office:value="0.569">
                <text:p>0.569</text:p>
              </table:table-cell>
              <table:table-cell office:value-type="float" office:value="0.5495">
                <text:p>0.5495</text:p>
              </table:table-cell>
              <table:table-cell office:value-type="float" office:value="0.421">
                <text:p>0.421</text:p>
              </table:table-cell>
              <table:table-cell office:value-type="float" office:value="0.672">
                <text:p>0.672</text:p>
              </table:table-cell>
              <table:table-cell office:value-type="float" office:value="0.5465">
                <text:p>0.5465</text:p>
              </table:table-cell>
              <table:table-cell office:value-type="float" office:value="0.469">
                <text:p>0.469</text:p>
              </table:table-cell>
              <table:table-cell office:value-type="float" office:value="0.616">
                <text:p>0.61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78">
                <text:p>0.578</text:p>
              </table:table-cell>
              <table:table-cell office:value-type="float" office:value="0.548">
                <text:p>0.548</text:p>
              </table:table-cell>
              <table:table-cell office:value-type="float" office:value="0.606">
                <text:p>0.606</text:p>
              </table:table-cell>
              <table:table-cell office:value-type="float" office:value="0.577">
                <text:p>0.577</text:p>
              </table:table-cell>
              <table:table-cell office:value-type="float" office:value="0.559">
                <text:p>0.559</text:p>
              </table:table-cell>
              <table:table-cell office:value-type="float" office:value="0.596">
                <text:p>0.596</text:p>
              </table:table-cell>
              <table:table-cell office:value-type="float" office:value="0.5775">
                <text:p>0.5775</text:p>
              </table:table-cell>
              <table:table-cell office:value-type="float" office:value="0.554">
                <text:p>0.554</text:p>
              </table:table-cell>
              <table:table-cell office:value-type="float" office:value="0.601">
                <text:p>0.601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568">
                <text:p>0.568</text:p>
              </table:table-cell>
              <table:table-cell office:value-type="float" office:value="0.54">
                <text:p>0.54</text:p>
              </table:table-cell>
              <table:table-cell office:value-type="float" office:value="0.591">
                <text:p>0.591</text:p>
              </table:table-cell>
              <table:table-cell office:value-type="float" office:value="0.5655">
                <text:p>0.5655</text:p>
              </table:table-cell>
              <table:table-cell office:value-type="float" office:value="0.515">
                <text:p>0.515</text:p>
              </table:table-cell>
              <table:table-cell office:value-type="float" office:value="0.614">
                <text:p>0.614</text:p>
              </table:table-cell>
              <table:table-cell office:value-type="float" office:value="0.5645">
                <text:p>0.5645</text:p>
              </table:table-cell>
              <table:table-cell office:value-type="float" office:value="0.527">
                <text:p>0.527</text:p>
              </table:table-cell>
              <table:table-cell office:value-type="float" office:value="0.602">
                <text:p>0.602</text:p>
              </table:table-cell>
              <table:table-cell office:value-type="float" office:value="0.5645">
                <text:p>0.564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551">
                <text:p>0.551</text:p>
              </table:table-cell>
              <table:table-cell office:value-type="float" office:value="0.531">
                <text:p>0.531</text:p>
              </table:table-cell>
              <table:table-cell office:value-type="float" office:value="0.56">
                <text:p>0.56</text:p>
              </table:table-cell>
              <table:table-cell office:value-type="float" office:value="0.5455">
                <text:p>0.5455</text:p>
              </table:table-cell>
              <table:table-cell office:value-type="float" office:value="0.345">
                <text:p>0.345</text:p>
              </table:table-cell>
              <table:table-cell office:value-type="float" office:value="0.732">
                <text:p>0.732</text:p>
              </table:table-cell>
              <table:table-cell office:value-type="float" office:value="0.5385">
                <text:p>0.5385</text:p>
              </table:table-cell>
              <table:table-cell office:value-type="float" office:value="0.418">
                <text:p>0.418</text:p>
              </table:table-cell>
              <table:table-cell office:value-type="float" office:value="0.635">
                <text:p>0.635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579">
                <text:p>0.579</text:p>
              </table:table-cell>
              <table:table-cell office:value-type="float" office:value="0.563">
                <text:p>0.563</text:p>
              </table:table-cell>
              <table:table-cell office:value-type="float" office:value="0.587">
                <text:p>0.587</text:p>
              </table:table-cell>
              <table:table-cell office:value-type="float" office:value="0.575">
                <text:p>0.575</text:p>
              </table:table-cell>
              <table:table-cell office:value-type="float" office:value="0.441">
                <text:p>0.441</text:p>
              </table:table-cell>
              <table:table-cell office:value-type="float" office:value="0.699">
                <text:p>0.699</text:p>
              </table:table-cell>
              <table:table-cell office:value-type="float" office:value="0.57">
                <text:p>0.57</text:p>
              </table:table-cell>
              <table:table-cell office:value-type="float" office:value="0.495">
                <text:p>0.495</text:p>
              </table:table-cell>
              <table:table-cell office:value-type="float" office:value="0.639">
                <text:p>0.639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71">
                <text:p>0.571</text:p>
              </table:table-cell>
              <table:table-cell office:value-type="float" office:value="0.559">
                <text:p>0.559</text:p>
              </table:table-cell>
              <table:table-cell office:value-type="float" office:value="0.578">
                <text:p>0.578</text:p>
              </table:table-cell>
              <table:table-cell office:value-type="float" office:value="0.5685">
                <text:p>0.5685</text:p>
              </table:table-cell>
              <table:table-cell office:value-type="float" office:value="0.397">
                <text:p>0.397</text:p>
              </table:table-cell>
              <table:table-cell office:value-type="float" office:value="0.724">
                <text:p>0.724</text:p>
              </table:table-cell>
              <table:table-cell office:value-type="float" office:value="0.5605">
                <text:p>0.5605</text:p>
              </table:table-cell>
              <table:table-cell office:value-type="float" office:value="0.464">
                <text:p>0.464</text:p>
              </table:table-cell>
              <table:table-cell office:value-type="float" office:value="0.643">
                <text:p>0.643</text:p>
              </table:table-cell>
              <table:table-cell office:value-type="float" office:value="0.5535">
                <text:p>0.553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3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2cm" svg:height="8.985cm" xlink:href=".." xlink:type="simple" chart:class="chart:line" chart:style-name="ch1">
        <chart:legend chart:legend-position="end" svg:x="12.697cm" svg:y="2.042cm" style:legend-expansion="high" chart:style-name="ch2"/>
        <chart:plot-area chart:style-name="ch3" table:cell-range-address="MLP.C26:MLP.C41 MLP.F25:MLP.O41" chart:data-source-has-labels="both" svg:x="1.318cm" svg:y="0.179cm" svg:width="11.059cm" svg:height="7.659cm">
          <chartooo:coordinate-region svg:x="2.443cm" svg:y="0.179cm" svg:width="9.199cm" svg:height="5.36cm"/>
          <chart:axis chart:dimension="x" chart:name="primary-x" chart:style-name="ch4" chartooo:axis-type="auto">
            <chartooo:date-scale/>
            <chart:title svg:x="6.366cm" svg:y="8.018cm" chart:style-name="ch5">
              <text:p>decay</text:p>
            </chart:title>
            <chart:categories table:cell-range-address="MLP.C26:MLP.C41"/>
          </chart:axis>
          <chart:axis chart:dimension="y" chart:name="primary-y" chart:style-name="ch6">
            <chart:title svg:x="0.451cm" svg:y="4.723cm" chart:style-name="ch7">
              <text:p>Resultats</text:p>
            </chart:title>
            <chart:grid chart:style-name="ch8" chart:class="major"/>
          </chart:axis>
          <chart:series chart:style-name="ch9" chart:values-cell-range-address="MLP.F26:MLP.F41" chart:label-cell-address="MLP.F25:MLP.F25" chart:class="chart:line">
            <chart:data-point chart:repeated="16"/>
          </chart:series>
          <chart:series chart:style-name="ch10" chart:values-cell-range-address="MLP.G26:MLP.G41" chart:label-cell-address="MLP.G25:MLP.G25" chart:class="chart:line">
            <chart:data-point chart:repeated="16"/>
          </chart:series>
          <chart:series chart:style-name="ch11" chart:values-cell-range-address="MLP.H26:MLP.H41" chart:label-cell-address="MLP.H25:MLP.H25" chart:class="chart:line">
            <chart:data-point chart:repeated="16"/>
          </chart:series>
          <chart:series chart:style-name="ch12" chart:values-cell-range-address="MLP.I26:MLP.I41" chart:label-cell-address="MLP.I25:MLP.I25" chart:class="chart:line">
            <chart:data-point chart:repeated="16"/>
          </chart:series>
          <chart:series chart:style-name="ch13" chart:values-cell-range-address="MLP.J26:MLP.J41" chart:label-cell-address="MLP.J25:MLP.J25" chart:class="chart:line">
            <chart:data-point chart:repeated="16"/>
          </chart:series>
          <chart:series chart:style-name="ch14" chart:values-cell-range-address="MLP.K26:MLP.K41" chart:label-cell-address="MLP.K25:MLP.K25" chart:class="chart:line">
            <chart:data-point chart:repeated="16"/>
          </chart:series>
          <chart:series chart:style-name="ch15" chart:values-cell-range-address="MLP.L26:MLP.L41" chart:label-cell-address="MLP.L25:MLP.L25" chart:class="chart:line">
            <chart:data-point chart:repeated="16"/>
          </chart:series>
          <chart:series chart:style-name="ch16" chart:values-cell-range-address="MLP.M26:MLP.M41" chart:label-cell-address="MLP.M25:MLP.M25" chart:class="chart:line">
            <chart:data-point chart:repeated="16"/>
          </chart:series>
          <chart:series chart:style-name="ch17" chart:values-cell-range-address="MLP.N26:MLP.N41" chart:label-cell-address="MLP.N25:MLP.N25" chart:class="chart:line">
            <chart:data-point chart:repeated="16"/>
          </chart:series>
          <chart:series chart:style-name="ch18" chart:values-cell-range-address="MLP.O26:MLP.O41" chart:label-cell-address="MLP.O25:MLP.O25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25:MLP.F25</svg:desc>
                </draw:g>
              </table:table-cell>
              <table:table-cell office:value-type="string">
                <text:p>precision C0</text:p>
                <draw:g>
                  <svg:desc>MLP.G25:MLP.G25</svg:desc>
                </draw:g>
              </table:table-cell>
              <table:table-cell office:value-type="string">
                <text:p>precision C1</text:p>
                <draw:g>
                  <svg:desc>MLP.H25:MLP.H25</svg:desc>
                </draw:g>
              </table:table-cell>
              <table:table-cell office:value-type="string">
                <text:p>precision</text:p>
                <draw:g>
                  <svg:desc>MLP.I25:MLP.I25</svg:desc>
                </draw:g>
              </table:table-cell>
              <table:table-cell office:value-type="string">
                <text:p>recall C0</text:p>
                <draw:g>
                  <svg:desc>MLP.J25:MLP.J25</svg:desc>
                </draw:g>
              </table:table-cell>
              <table:table-cell office:value-type="string">
                <text:p>recall C1</text:p>
                <draw:g>
                  <svg:desc>MLP.K25:MLP.K25</svg:desc>
                </draw:g>
              </table:table-cell>
              <table:table-cell office:value-type="string">
                <text:p>recall</text:p>
                <draw:g>
                  <svg:desc>MLP.L25:MLP.L25</svg:desc>
                </draw:g>
              </table:table-cell>
              <table:table-cell office:value-type="string">
                <text:p>f score C0</text:p>
                <draw:g>
                  <svg:desc>MLP.M25:MLP.M25</svg:desc>
                </draw:g>
              </table:table-cell>
              <table:table-cell office:value-type="string">
                <text:p>f score C1</text:p>
                <draw:g>
                  <svg:desc>MLP.N25:MLP.N25</svg:desc>
                </draw:g>
              </table:table-cell>
              <table:table-cell office:value-type="string">
                <text:p>f score</text:p>
                <draw:g>
                  <svg:desc>MLP.O25:MLP.O25</svg:desc>
                </draw:g>
              </table:table-cell>
            </table:table-row>
          </table:table-header-rows>
          <table:table-rows>
            <table:table-row>
              <table:table-cell office:value-type="float" office:value="0.0001584893">
                <text:p>0</text:p>
                <draw:g>
                  <svg:desc>MLP.C26:MLP.C41</svg:desc>
                </draw:g>
              </table:table-cell>
              <table:table-cell office:value-type="float" office:value="0.55">
                <text:p>0.55</text:p>
                <draw:g>
                  <svg:desc>MLP.F26:MLP.F41</svg:desc>
                </draw:g>
              </table:table-cell>
              <table:table-cell office:value-type="float" office:value="0.527">
                <text:p>0.527</text:p>
                <draw:g>
                  <svg:desc>MLP.G26:MLP.G41</svg:desc>
                </draw:g>
              </table:table-cell>
              <table:table-cell office:value-type="float" office:value="0.561">
                <text:p>0.561</text:p>
                <draw:g>
                  <svg:desc>MLP.H26:MLP.H41</svg:desc>
                </draw:g>
              </table:table-cell>
              <table:table-cell office:value-type="float" office:value="0.544">
                <text:p>0.544</text:p>
                <draw:g>
                  <svg:desc>MLP.I26:MLP.I41</svg:desc>
                </draw:g>
              </table:table-cell>
              <table:table-cell office:value-type="float" office:value="0.367">
                <text:p>0.367</text:p>
                <draw:g>
                  <svg:desc>MLP.J26:MLP.J41</svg:desc>
                </draw:g>
              </table:table-cell>
              <table:table-cell office:value-type="float" office:value="0.71">
                <text:p>0.71</text:p>
                <draw:g>
                  <svg:desc>MLP.K26:MLP.K41</svg:desc>
                </draw:g>
              </table:table-cell>
              <table:table-cell office:value-type="float" office:value="0.5385">
                <text:p>0.5385</text:p>
                <draw:g>
                  <svg:desc>MLP.L26:MLP.L41</svg:desc>
                </draw:g>
              </table:table-cell>
              <table:table-cell office:value-type="float" office:value="0.4327">
                <text:p>0.4327</text:p>
                <draw:g>
                  <svg:desc>MLP.M26:MLP.M41</svg:desc>
                </draw:g>
              </table:table-cell>
              <table:table-cell office:value-type="float" office:value="0.627">
                <text:p>0.627</text:p>
                <draw:g>
                  <svg:desc>MLP.N26:MLP.N41</svg:desc>
                </draw:g>
              </table:table-cell>
              <table:table-cell office:value-type="float" office:value="0.52985">
                <text:p>0.52985</text:p>
                <draw:g>
                  <svg:desc>MLP.O26:MLP.O41</svg:desc>
                </draw:g>
              </table:table-cell>
            </table:table-row>
            <table:table-row>
              <table:table-cell office:value-type="float" office:value="0.0002511886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4">
                <text:p>0.54</text:p>
              </table:table-cell>
              <table:table-cell office:value-type="float" office:value="0.564">
                <text:p>0.564</text:p>
              </table:table-cell>
              <table:table-cell office:value-type="float" office:value="0.552">
                <text:p>0.552</text:p>
              </table:table-cell>
              <table:table-cell office:value-type="float" office:value="0.352">
                <text:p>0.352</text:p>
              </table:table-cell>
              <table:table-cell office:value-type="float" office:value="0.737">
                <text:p>0.737</text:p>
              </table:table-cell>
              <table:table-cell office:value-type="float" office:value="0.5445">
                <text:p>0.5445</text:p>
              </table:table-cell>
              <table:table-cell office:value-type="float" office:value="0.426">
                <text:p>0.426</text:p>
              </table:table-cell>
              <table:table-cell office:value-type="float" office:value="0.639">
                <text:p>0.639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float" office:value="0.0003981072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1">
                <text:p>0.531</text:p>
              </table:table-cell>
              <table:table-cell office:value-type="float" office:value="0.572">
                <text:p>0.572</text:p>
              </table:table-cell>
              <table:table-cell office:value-type="float" office:value="0.5515">
                <text:p>0.5515</text:p>
              </table:table-cell>
              <table:table-cell office:value-type="float" office:value="0.435">
                <text:p>0.435</text:p>
              </table:table-cell>
              <table:table-cell office:value-type="float" office:value="0.663">
                <text:p>0.663</text:p>
              </table:table-cell>
              <table:table-cell office:value-type="float" office:value="0.549">
                <text:p>0.549</text:p>
              </table:table-cell>
              <table:table-cell office:value-type="float" office:value="0.478">
                <text:p>0.478</text:p>
              </table:table-cell>
              <table:table-cell office:value-type="float" office:value="0.614">
                <text:p>0.614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0006309573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1">
                <text:p>0.531</text:p>
              </table:table-cell>
              <table:table-cell office:value-type="float" office:value="0.585">
                <text:p>0.585</text:p>
              </table:table-cell>
              <table:table-cell office:value-type="float" office:value="0.558">
                <text:p>0.558</text:p>
              </table:table-cell>
              <table:table-cell office:value-type="float" office:value="0.516">
                <text:p>0.516</text:p>
              </table:table-cell>
              <table:table-cell office:value-type="float" office:value="0.599">
                <text:p>0.599</text:p>
              </table:table-cell>
              <table:table-cell office:value-type="float" office:value="0.5575">
                <text:p>0.5575</text:p>
              </table:table-cell>
              <table:table-cell office:value-type="float" office:value="0.523">
                <text:p>0.523</text:p>
              </table:table-cell>
              <table:table-cell office:value-type="float" office:value="0.592">
                <text:p>0.592</text:p>
              </table:table-cell>
              <table:table-cell office:value-type="float" office:value="0.5575">
                <text:p>0.5575</text:p>
              </table:table-cell>
            </table:table-row>
            <table:table-row>
              <table:table-cell office:value-type="float" office:value="0.001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36">
                <text:p>0.536</text:p>
              </table:table-cell>
              <table:table-cell office:value-type="float" office:value="0.576">
                <text:p>0.576</text:p>
              </table:table-cell>
              <table:table-cell office:value-type="float" office:value="0.556">
                <text:p>0.556</text:p>
              </table:table-cell>
              <table:table-cell office:value-type="float" office:value="0.445">
                <text:p>0.445</text:p>
              </table:table-cell>
              <table:table-cell office:value-type="float" office:value="0.662">
                <text:p>0.662</text:p>
              </table:table-cell>
              <table:table-cell office:value-type="float" office:value="0.5535">
                <text:p>0.5535</text:p>
              </table:table-cell>
              <table:table-cell office:value-type="float" office:value="0.487">
                <text:p>0.487</text:p>
              </table:table-cell>
              <table:table-cell office:value-type="float" office:value="0.616">
                <text:p>0.616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5">
                <text:p>0.545</text:p>
              </table:table-cell>
              <table:table-cell office:value-type="float" office:value="0.574">
                <text:p>0.574</text:p>
              </table:table-cell>
              <table:table-cell office:value-type="float" office:value="0.5595">
                <text:p>0.5595</text:p>
              </table:table-cell>
              <table:table-cell office:value-type="float" office:value="0.407">
                <text:p>0.407</text:p>
              </table:table-cell>
              <table:table-cell office:value-type="float" office:value="0.701">
                <text:p>0.701</text:p>
              </table:table-cell>
              <table:table-cell office:value-type="float" office:value="0.554">
                <text:p>0.554</text:p>
              </table:table-cell>
              <table:table-cell office:value-type="float" office:value="0.466">
                <text:p>0.466</text:p>
              </table:table-cell>
              <table:table-cell office:value-type="float" office:value="0.631">
                <text:p>0.631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4">
                <text:p>0.544</text:p>
              </table:table-cell>
              <table:table-cell office:value-type="float" office:value="0.574">
                <text:p>0.574</text:p>
              </table:table-cell>
              <table:table-cell office:value-type="float" office:value="0.559">
                <text:p>0.559</text:p>
              </table:table-cell>
              <table:table-cell office:value-type="float" office:value="0.413">
                <text:p>0.413</text:p>
              </table:table-cell>
              <table:table-cell office:value-type="float" office:value="0.696">
                <text:p>0.696</text:p>
              </table:table-cell>
              <table:table-cell office:value-type="float" office:value="0.5545">
                <text:p>0.5545</text:p>
              </table:table-cell>
              <table:table-cell office:value-type="float" office:value="0.469">
                <text:p>0.469</text:p>
              </table:table-cell>
              <table:table-cell office:value-type="float" office:value="0.629">
                <text:p>0.629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384">
                <text:p>0.384</text:p>
              </table:table-cell>
              <table:table-cell office:value-type="float" office:value="0.727">
                <text:p>0.727</text:p>
              </table:table-cell>
              <table:table-cell office:value-type="float" office:value="0.5555">
                <text:p>0.5555</text:p>
              </table:table-cell>
              <table:table-cell office:value-type="float" office:value="0.453">
                <text:p>0.453</text:p>
              </table:table-cell>
              <table:table-cell office:value-type="float" office:value="0.641">
                <text:p>0.641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8">
                <text:p>0.548</text:p>
              </table:table-cell>
              <table:table-cell office:value-type="float" office:value="0.569">
                <text:p>0.569</text:p>
              </table:table-cell>
              <table:table-cell office:value-type="float" office:value="0.5585">
                <text:p>0.5585</text:p>
              </table:table-cell>
              <table:table-cell office:value-type="float" office:value="0.364">
                <text:p>0.364</text:p>
              </table:table-cell>
              <table:table-cell office:value-type="float" office:value="0.736">
                <text:p>0.736</text:p>
              </table:table-cell>
              <table:table-cell office:value-type="float" office:value="0.55">
                <text:p>0.55</text:p>
              </table:table-cell>
              <table:table-cell office:value-type="float" office:value="0.438">
                <text:p>0.438</text:p>
              </table:table-cell>
              <table:table-cell office:value-type="float" office:value="0.642">
                <text:p>0.64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62">
                <text:p>0.562</text:p>
              </table:table-cell>
              <table:table-cell office:value-type="float" office:value="0.542">
                <text:p>0.542</text:p>
              </table:table-cell>
              <table:table-cell office:value-type="float" office:value="0.574">
                <text:p>0.574</text:p>
              </table:table-cell>
              <table:table-cell office:value-type="float" office:value="0.558">
                <text:p>0.558</text:p>
              </table:table-cell>
              <table:table-cell office:value-type="float" office:value="0.415">
                <text:p>0.415</text:p>
              </table:table-cell>
              <table:table-cell office:value-type="float" office:value="0.692">
                <text:p>0.692</text:p>
              </table:table-cell>
              <table:table-cell office:value-type="float" office:value="0.5535">
                <text:p>0.5535</text:p>
              </table:table-cell>
              <table:table-cell office:value-type="float" office:value="0.47">
                <text:p>0.47</text:p>
              </table:table-cell>
              <table:table-cell office:value-type="float" office:value="0.627">
                <text:p>0.627</text:p>
              </table:table-cell>
              <table:table-cell office:value-type="float" office:value="0.5485">
                <text:p>0.548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43">
                <text:p>0.543</text:p>
              </table:table-cell>
              <table:table-cell office:value-type="float" office:value="0.575">
                <text:p>0.575</text:p>
              </table:table-cell>
              <table:table-cell office:value-type="float" office:value="0.559">
                <text:p>0.559</text:p>
              </table:table-cell>
              <table:table-cell office:value-type="float" office:value="0.42">
                <text:p>0.42</text:p>
              </table:table-cell>
              <table:table-cell office:value-type="float" office:value="0.689">
                <text:p>0.689</text:p>
              </table:table-cell>
              <table:table-cell office:value-type="float" office:value="0.5545">
                <text:p>0.5545</text:p>
              </table:table-cell>
              <table:table-cell office:value-type="float" office:value="0.474">
                <text:p>0.474</text:p>
              </table:table-cell>
              <table:table-cell office:value-type="float" office:value="0.627">
                <text:p>0.627</text:p>
              </table:table-cell>
              <table:table-cell office:value-type="float" office:value="0.5505">
                <text:p>0.550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">
                <text:p>0.53</text:p>
              </table:table-cell>
              <table:table-cell office:value-type="float" office:value="0.572">
                <text:p>0.572</text:p>
              </table:table-cell>
              <table:table-cell office:value-type="float" office:value="0.551">
                <text:p>0.551</text:p>
              </table:table-cell>
              <table:table-cell office:value-type="float" office:value="0.439">
                <text:p>0.439</text:p>
              </table:table-cell>
              <table:table-cell office:value-type="float" office:value="0.659">
                <text:p>0.659</text:p>
              </table:table-cell>
              <table:table-cell office:value-type="float" office:value="0.549">
                <text:p>0.549</text:p>
              </table:table-cell>
              <table:table-cell office:value-type="float" office:value="0.481">
                <text:p>0.481</text:p>
              </table:table-cell>
              <table:table-cell office:value-type="float" office:value="0.612">
                <text:p>0.612</text:p>
              </table:table-cell>
              <table:table-cell office:value-type="float" office:value="0.5465">
                <text:p>0.5465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38">
                <text:p>0.538</text:p>
              </table:table-cell>
              <table:table-cell office:value-type="float" office:value="0.58">
                <text:p>0.58</text:p>
              </table:table-cell>
              <table:table-cell office:value-type="float" office:value="0.559">
                <text:p>0.559</text:p>
              </table:table-cell>
              <table:table-cell office:value-type="float" office:value="0.462">
                <text:p>0.462</text:p>
              </table:table-cell>
              <table:table-cell office:value-type="float" office:value="0.651">
                <text:p>0.651</text:p>
              </table:table-cell>
              <table:table-cell office:value-type="float" office:value="0.5565">
                <text:p>0.5565</text:p>
              </table:table-cell>
              <table:table-cell office:value-type="float" office:value="0.497">
                <text:p>0.497</text:p>
              </table:table-cell>
              <table:table-cell office:value-type="float" office:value="0.613">
                <text:p>0.613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float" office:value="0.06309573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47">
                <text:p>0.547</text:p>
              </table:table-cell>
              <table:table-cell office:value-type="float" office:value="0.572">
                <text:p>0.572</text:p>
              </table:table-cell>
              <table:table-cell office:value-type="float" office:value="0.5595">
                <text:p>0.5595</text:p>
              </table:table-cell>
              <table:table-cell office:value-type="float" office:value="0.391">
                <text:p>0.391</text:p>
              </table:table-cell>
              <table:table-cell office:value-type="float" office:value="0.716">
                <text:p>0.716</text:p>
              </table:table-cell>
              <table:table-cell office:value-type="float" office:value="0.5535">
                <text:p>0.5535</text:p>
              </table:table-cell>
              <table:table-cell office:value-type="float" office:value="0.456">
                <text:p>0.456</text:p>
              </table:table-cell>
              <table:table-cell office:value-type="float" office:value="0.636">
                <text:p>0.636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2" chart:maximum="0.9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5cm" svg:y="2.05cm" style:legend-expansion="high" chart:style-name="ch2"/>
        <chart:plot-area chart:style-name="ch3" table:cell-range-address="MLP.C50:MLP.C65 MLP.F49:MLP.O65" chart:data-source-has-labels="both" svg:x="1.318cm" svg:y="0.18cm" svg:width="11.057cm" svg:height="7.672cm">
          <chartooo:coordinate-region svg:x="2.098cm" svg:y="0.18cm" svg:width="10.022cm" svg:height="5.513cm"/>
          <chart:axis chart:dimension="x" chart:name="primary-x" chart:style-name="ch4" chartooo:axis-type="auto">
            <chartooo:date-scale/>
            <chart:title svg:x="6.343cm" svg:y="8.033cm" chart:style-name="ch5">
              <text:p>Decay</text:p>
            </chart:title>
            <chart:categories table:cell-range-address="MLP.C50:MLP.C65"/>
          </chart:axis>
          <chart:axis chart:dimension="y" chart:name="primary-y" chart:style-name="ch6">
            <chart:title svg:x="0.451cm" svg:y="4.731cm" chart:style-name="ch7">
              <text:p>Resultats</text:p>
            </chart:title>
            <chart:grid chart:style-name="ch8" chart:class="major"/>
          </chart:axis>
          <chart:series chart:style-name="ch9" chart:values-cell-range-address="MLP.F50:MLP.F65" chart:label-cell-address="MLP.F49:MLP.F49" chart:class="chart:line">
            <chart:data-point chart:repeated="16"/>
          </chart:series>
          <chart:series chart:style-name="ch10" chart:values-cell-range-address="MLP.G50:MLP.G65" chart:label-cell-address="MLP.G49:MLP.G49" chart:class="chart:line">
            <chart:data-point chart:repeated="16"/>
          </chart:series>
          <chart:series chart:style-name="ch11" chart:values-cell-range-address="MLP.H50:MLP.H65" chart:label-cell-address="MLP.H49:MLP.H49" chart:class="chart:line">
            <chart:data-point chart:repeated="16"/>
          </chart:series>
          <chart:series chart:style-name="ch12" chart:values-cell-range-address="MLP.I50:MLP.I65" chart:label-cell-address="MLP.I49:MLP.I49" chart:class="chart:line">
            <chart:data-point chart:repeated="16"/>
          </chart:series>
          <chart:series chart:style-name="ch13" chart:values-cell-range-address="MLP.J50:MLP.J65" chart:label-cell-address="MLP.J49:MLP.J49" chart:class="chart:line">
            <chart:data-point chart:repeated="16"/>
          </chart:series>
          <chart:series chart:style-name="ch14" chart:values-cell-range-address="MLP.K50:MLP.K65" chart:label-cell-address="MLP.K49:MLP.K49" chart:class="chart:line">
            <chart:data-point chart:repeated="16"/>
          </chart:series>
          <chart:series chart:style-name="ch15" chart:values-cell-range-address="MLP.L50:MLP.L65" chart:label-cell-address="MLP.L49:MLP.L49" chart:class="chart:line">
            <chart:data-point chart:repeated="16"/>
          </chart:series>
          <chart:series chart:style-name="ch16" chart:values-cell-range-address="MLP.M50:MLP.M65" chart:label-cell-address="MLP.M49:MLP.M49" chart:class="chart:line">
            <chart:data-point chart:repeated="16"/>
          </chart:series>
          <chart:series chart:style-name="ch17" chart:values-cell-range-address="MLP.N50:MLP.N65" chart:label-cell-address="MLP.N49:MLP.N49" chart:class="chart:line">
            <chart:data-point chart:repeated="16"/>
          </chart:series>
          <chart:series chart:style-name="ch18" chart:values-cell-range-address="MLP.O50:MLP.O65" chart:label-cell-address="MLP.O49:MLP.O49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MLP.F49:MLP.F49</svg:desc>
                </draw:g>
              </table:table-cell>
              <table:table-cell office:value-type="string">
                <text:p>precision C0</text:p>
                <draw:g>
                  <svg:desc>MLP.G49:MLP.G49</svg:desc>
                </draw:g>
              </table:table-cell>
              <table:table-cell office:value-type="string">
                <text:p>precision C1</text:p>
                <draw:g>
                  <svg:desc>MLP.H49:MLP.H49</svg:desc>
                </draw:g>
              </table:table-cell>
              <table:table-cell office:value-type="string">
                <text:p>precision</text:p>
                <draw:g>
                  <svg:desc>MLP.I49:MLP.I49</svg:desc>
                </draw:g>
              </table:table-cell>
              <table:table-cell office:value-type="string">
                <text:p>recall C0</text:p>
                <draw:g>
                  <svg:desc>MLP.J49:MLP.J49</svg:desc>
                </draw:g>
              </table:table-cell>
              <table:table-cell office:value-type="string">
                <text:p>recall C1</text:p>
                <draw:g>
                  <svg:desc>MLP.K49:MLP.K49</svg:desc>
                </draw:g>
              </table:table-cell>
              <table:table-cell office:value-type="string">
                <text:p>recall</text:p>
                <draw:g>
                  <svg:desc>MLP.L49:MLP.L49</svg:desc>
                </draw:g>
              </table:table-cell>
              <table:table-cell office:value-type="string">
                <text:p>f score C0</text:p>
                <draw:g>
                  <svg:desc>MLP.M49:MLP.M49</svg:desc>
                </draw:g>
              </table:table-cell>
              <table:table-cell office:value-type="string">
                <text:p>f score C1</text:p>
                <draw:g>
                  <svg:desc>MLP.N49:MLP.N49</svg:desc>
                </draw:g>
              </table:table-cell>
              <table:table-cell office:value-type="string">
                <text:p>f score</text:p>
                <draw:g>
                  <svg:desc>MLP.O49:MLP.O49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MLP.C50:MLP.C65</svg:desc>
                </draw:g>
              </table:table-cell>
              <table:table-cell office:value-type="float" office:value="0.551">
                <text:p>0.551</text:p>
                <draw:g>
                  <svg:desc>MLP.F50:MLP.F65</svg:desc>
                </draw:g>
              </table:table-cell>
              <table:table-cell office:value-type="float" office:value="0.527">
                <text:p>0.527</text:p>
                <draw:g>
                  <svg:desc>MLP.G50:MLP.G65</svg:desc>
                </draw:g>
              </table:table-cell>
              <table:table-cell office:value-type="float" office:value="0.564">
                <text:p>0.564</text:p>
                <draw:g>
                  <svg:desc>MLP.H50:MLP.H65</svg:desc>
                </draw:g>
              </table:table-cell>
              <table:table-cell office:value-type="float" office:value="0.5455">
                <text:p>0.5455</text:p>
                <draw:g>
                  <svg:desc>MLP.I50:MLP.I65</svg:desc>
                </draw:g>
              </table:table-cell>
              <table:table-cell office:value-type="float" office:value="0.389">
                <text:p>0.389</text:p>
                <draw:g>
                  <svg:desc>MLP.J50:MLP.J65</svg:desc>
                </draw:g>
              </table:table-cell>
              <table:table-cell office:value-type="float" office:value="0.694">
                <text:p>0.694</text:p>
                <draw:g>
                  <svg:desc>MLP.K50:MLP.K65</svg:desc>
                </draw:g>
              </table:table-cell>
              <table:table-cell office:value-type="float" office:value="0.5415">
                <text:p>0.5415</text:p>
                <draw:g>
                  <svg:desc>MLP.L50:MLP.L65</svg:desc>
                </draw:g>
              </table:table-cell>
              <table:table-cell office:value-type="float" office:value="0.447">
                <text:p>0.447</text:p>
                <draw:g>
                  <svg:desc>MLP.M50:MLP.M65</svg:desc>
                </draw:g>
              </table:table-cell>
              <table:table-cell office:value-type="float" office:value="0.622">
                <text:p>0.622</text:p>
                <draw:g>
                  <svg:desc>MLP.N50:MLP.N65</svg:desc>
                </draw:g>
              </table:table-cell>
              <table:table-cell office:value-type="float" office:value="0.5345">
                <text:p>0.5345</text:p>
                <draw:g>
                  <svg:desc>MLP.O50:MLP.O65</svg:desc>
                </draw:g>
              </table:table-cell>
            </table:table-row>
            <table:table-row>
              <table:table-cell office:value-type="float" office:value="0.001584893">
                <text:p>0</text:p>
              </table:table-cell>
              <table:table-cell office:value-type="float" office:value="0.556">
                <text:p>0.556</text:p>
              </table:table-cell>
              <table:table-cell office:value-type="float" office:value="0.539">
                <text:p>0.539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349">
                <text:p>0.349</text:p>
              </table:table-cell>
              <table:table-cell office:value-type="float" office:value="0.738">
                <text:p>0.738</text:p>
              </table:table-cell>
              <table:table-cell office:value-type="float" office:value="0.5435">
                <text:p>0.5435</text:p>
              </table:table-cell>
              <table:table-cell office:value-type="float" office:value="0.424">
                <text:p>0.424</text:p>
              </table:table-cell>
              <table:table-cell office:value-type="float" office:value="0.639">
                <text:p>0.639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float" office:value="0.002511886">
                <text:p>0</text:p>
              </table:table-cell>
              <table:table-cell office:value-type="float" office:value="0.554">
                <text:p>0.554</text:p>
              </table:table-cell>
              <table:table-cell office:value-type="float" office:value="0.525">
                <text:p>0.525</text:p>
              </table:table-cell>
              <table:table-cell office:value-type="float" office:value="0.575">
                <text:p>0.575</text:p>
              </table:table-cell>
              <table:table-cell office:value-type="float" office:value="0.55">
                <text:p>0.55</text:p>
              </table:table-cell>
              <table:table-cell office:value-type="float" office:value="0.476">
                <text:p>0.476</text:p>
              </table:table-cell>
              <table:table-cell office:value-type="float" office:value="0.622">
                <text:p>0.622</text:p>
              </table:table-cell>
              <table:table-cell office:value-type="float" office:value="0.549">
                <text:p>0.549</text:p>
              </table:table-cell>
              <table:table-cell office:value-type="float" office:value="0.5">
                <text:p>0.5</text:p>
              </table:table-cell>
              <table:table-cell office:value-type="float" office:value="0.598">
                <text:p>0.598</text:p>
              </table:table-cell>
              <table:table-cell office:value-type="float" office:value="0.549">
                <text:p>0.549</text:p>
              </table:table-cell>
            </table:table-row>
            <table:table-row>
              <table:table-cell office:value-type="float" office:value="0.003981072">
                <text:p>0</text:p>
              </table:table-cell>
              <table:table-cell office:value-type="float" office:value="0.557">
                <text:p>0.557</text:p>
              </table:table-cell>
              <table:table-cell office:value-type="float" office:value="0.578">
                <text:p>0.578</text:p>
              </table:table-cell>
              <table:table-cell office:value-type="float" office:value="0.553">
                <text:p>0.553</text:p>
              </table:table-cell>
              <table:table-cell office:value-type="float" office:value="0.5655">
                <text:p>0.5655</text:p>
              </table:table-cell>
              <table:table-cell office:value-type="float" office:value="0.199">
                <text:p>0.199</text:p>
              </table:table-cell>
              <table:table-cell office:value-type="float" office:value="0.872">
                <text:p>0.872</text:p>
              </table:table-cell>
              <table:table-cell office:value-type="float" office:value="0.5355">
                <text:p>0.5355</text:p>
              </table:table-cell>
              <table:table-cell office:value-type="float" office:value="0.296">
                <text:p>0.296</text:p>
              </table:table-cell>
              <table:table-cell office:value-type="float" office:value="0.677">
                <text:p>0.677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float" office:value="0.006309573">
                <text:p>0</text:p>
              </table:table-cell>
              <table:table-cell office:value-type="float" office:value="0.567">
                <text:p>0.567</text:p>
              </table:table-cell>
              <table:table-cell office:value-type="float" office:value="0.553">
                <text:p>0.553</text:p>
              </table:table-cell>
              <table:table-cell office:value-type="float" office:value="0.575">
                <text:p>0.575</text:p>
              </table:table-cell>
              <table:table-cell office:value-type="float" office:value="0.564">
                <text:p>0.564</text:p>
              </table:table-cell>
              <table:table-cell office:value-type="float" office:value="0.394">
                <text:p>0.394</text:p>
              </table:table-cell>
              <table:table-cell office:value-type="float" office:value="0.719">
                <text:p>0.719</text:p>
              </table:table-cell>
              <table:table-cell office:value-type="float" office:value="0.5565">
                <text:p>0.5565</text:p>
              </table:table-cell>
              <table:table-cell office:value-type="float" office:value="0.46">
                <text:p>0.46</text:p>
              </table:table-cell>
              <table:table-cell office:value-type="float" office:value="0.639">
                <text:p>0.639</text:p>
              </table:table-cell>
              <table:table-cell office:value-type="float" office:value="0.5495">
                <text:p>0.5495</text:p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571">
                <text:p>0.571</text:p>
              </table:table-cell>
              <table:table-cell office:value-type="float" office:value="0.568">
                <text:p>0.568</text:p>
              </table:table-cell>
              <table:table-cell office:value-type="float" office:value="0.572">
                <text:p>0.572</text:p>
              </table:table-cell>
              <table:table-cell office:value-type="float" office:value="0.57">
                <text:p>0.57</text:p>
              </table:table-cell>
              <table:table-cell office:value-type="float" office:value="0.3452">
                <text:p>0.3452</text:p>
              </table:table-cell>
              <table:table-cell office:value-type="float" office:value="0.769">
                <text:p>0.769</text:p>
              </table:table-cell>
              <table:table-cell office:value-type="float" office:value="0.5571">
                <text:p>0.5571</text:p>
              </table:table-cell>
              <table:table-cell office:value-type="float" office:value="0.429">
                <text:p>0.429</text:p>
              </table:table-cell>
              <table:table-cell office:value-type="float" office:value="0.656">
                <text:p>0.656</text:p>
              </table:table-cell>
              <table:table-cell office:value-type="float" office:value="0.5425">
                <text:p>0.5425</text:p>
              </table:table-cell>
            </table:table-row>
            <table:table-row>
              <table:table-cell office:value-type="float" office:value="0.015848932">
                <text:p>0</text:p>
              </table:table-cell>
              <table:table-cell office:value-type="float" office:value="0.564">
                <text:p>0.564</text:p>
              </table:table-cell>
              <table:table-cell office:value-type="float" office:value="0.562">
                <text:p>0.562</text:p>
              </table:table-cell>
              <table:table-cell office:value-type="float" office:value="0.564">
                <text:p>0.564</text:p>
              </table:table-cell>
              <table:table-cell office:value-type="float" office:value="0.563">
                <text:p>0.563</text:p>
              </table:table-cell>
              <table:table-cell office:value-type="float" office:value="0.303">
                <text:p>0.303</text:p>
              </table:table-cell>
              <table:table-cell office:value-type="float" office:value="0.792">
                <text:p>0.792</text:p>
              </table:table-cell>
              <table:table-cell office:value-type="float" office:value="0.5475">
                <text:p>0.5475</text:p>
              </table:table-cell>
              <table:table-cell office:value-type="float" office:value="0.394">
                <text:p>0.394</text:p>
              </table:table-cell>
              <table:table-cell office:value-type="float" office:value="0.659">
                <text:p>0.659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float" office:value="0.025118864">
                <text:p>0</text:p>
              </table:table-cell>
              <table:table-cell office:value-type="float" office:value="0.568">
                <text:p>0.568</text:p>
              </table:table-cell>
              <table:table-cell office:value-type="float" office:value="0.537">
                <text:p>0.537</text:p>
              </table:table-cell>
              <table:table-cell office:value-type="float" office:value="0.595">
                <text:p>0.595</text:p>
              </table:table-cell>
              <table:table-cell office:value-type="float" office:value="0.566">
                <text:p>0.566</text:p>
              </table:table-cell>
              <table:table-cell office:value-type="float" office:value="0.545">
                <text:p>0.545</text:p>
              </table:table-cell>
              <table:table-cell office:value-type="float" office:value="0.587">
                <text:p>0.587</text:p>
              </table:table-cell>
              <table:table-cell office:value-type="float" office:value="0.566">
                <text:p>0.566</text:p>
              </table:table-cell>
              <table:table-cell office:value-type="float" office:value="0.541">
                <text:p>0.541</text:p>
              </table:table-cell>
              <table:table-cell office:value-type="float" office:value="0.591">
                <text:p>0.591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float" office:value="0.039810717">
                <text:p>0</text:p>
              </table:table-cell>
              <table:table-cell office:value-type="float" office:value="0.56">
                <text:p>0.56</text:p>
              </table:table-cell>
              <table:table-cell office:value-type="float" office:value="0.548">
                <text:p>0.548</text:p>
              </table:table-cell>
              <table:table-cell office:value-type="float" office:value="0.564">
                <text:p>0.564</text:p>
              </table:table-cell>
              <table:table-cell office:value-type="float" office:value="0.556">
                <text:p>0.556</text:p>
              </table:table-cell>
              <table:table-cell office:value-type="float" office:value="0.334">
                <text:p>0.334</text:p>
              </table:table-cell>
              <table:table-cell office:value-type="float" office:value="0.758">
                <text:p>0.758</text:p>
              </table:table-cell>
              <table:table-cell office:value-type="float" office:value="0.546">
                <text:p>0.546</text:p>
              </table:table-cell>
              <table:table-cell office:value-type="float" office:value="0.415">
                <text:p>0.415</text:p>
              </table:table-cell>
              <table:table-cell office:value-type="float" office:value="0.647">
                <text:p>0.647</text:p>
              </table:table-cell>
              <table:table-cell office:value-type="float" office:value="0.531">
                <text:p>0.531</text:p>
              </table:table-cell>
            </table:table-row>
            <table:table-row>
              <table:table-cell office:value-type="float" office:value="0.063095734">
                <text:p>0</text:p>
              </table:table-cell>
              <table:table-cell office:value-type="float" office:value="0.573">
                <text:p>0.573</text:p>
              </table:table-cell>
              <table:table-cell office:value-type="float" office:value="0.563">
                <text:p>0.563</text:p>
              </table:table-cell>
              <table:table-cell office:value-type="float" office:value="0.577">
                <text:p>0.577</text:p>
              </table:table-cell>
              <table:table-cell office:value-type="float" office:value="0.57">
                <text:p>0.57</text:p>
              </table:table-cell>
              <table:table-cell office:value-type="float" office:value="0.385">
                <text:p>0.385</text:p>
              </table:table-cell>
              <table:table-cell office:value-type="float" office:value="0.737">
                <text:p>0.737</text:p>
              </table:table-cell>
              <table:table-cell office:value-type="float" office:value="0.561">
                <text:p>0.561</text:p>
              </table:table-cell>
              <table:table-cell office:value-type="float" office:value="0.458">
                <text:p>0.458</text:p>
              </table:table-cell>
              <table:table-cell office:value-type="float" office:value="0.648">
                <text:p>0.648</text:p>
              </table:table-cell>
              <table:table-cell office:value-type="float" office:value="0.553">
                <text:p>0.553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69">
                <text:p>0.569</text:p>
              </table:table-cell>
              <table:table-cell office:value-type="float" office:value="0.551">
                <text:p>0.551</text:p>
              </table:table-cell>
              <table:table-cell office:value-type="float" office:value="0.579">
                <text:p>0.579</text:p>
              </table:table-cell>
              <table:table-cell office:value-type="float" office:value="0.565">
                <text:p>0.565</text:p>
              </table:table-cell>
              <table:table-cell office:value-type="float" office:value="0.423">
                <text:p>0.423</text:p>
              </table:table-cell>
              <table:table-cell office:value-type="float" office:value="0.697">
                <text:p>0.697</text:p>
              </table:table-cell>
              <table:table-cell office:value-type="float" office:value="0.56">
                <text:p>0.56</text:p>
              </table:table-cell>
              <table:table-cell office:value-type="float" office:value="0.478">
                <text:p>0.478</text:p>
              </table:table-cell>
              <table:table-cell office:value-type="float" office:value="0.633">
                <text:p>0.633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float" office:value="0.158489319">
                <text:p>0</text:p>
              </table:table-cell>
              <table:table-cell office:value-type="float" office:value="0.581">
                <text:p>0.581</text:p>
              </table:table-cell>
              <table:table-cell office:value-type="float" office:value="0.572">
                <text:p>0.572</text:p>
              </table:table-cell>
              <table:table-cell office:value-type="float" office:value="0.586">
                <text:p>0.586</text:p>
              </table:table-cell>
              <table:table-cell office:value-type="float" office:value="0.579">
                <text:p>0.579</text:p>
              </table:table-cell>
              <table:table-cell office:value-type="float" office:value="0.414">
                <text:p>0.414</text:p>
              </table:table-cell>
              <table:table-cell office:value-type="float" office:value="0.728">
                <text:p>0.728</text:p>
              </table:table-cell>
              <table:table-cell office:value-type="float" office:value="0.571">
                <text:p>0.571</text:p>
              </table:table-cell>
              <table:table-cell office:value-type="float" office:value="0.481">
                <text:p>0.481</text:p>
              </table:table-cell>
              <table:table-cell office:value-type="float" office:value="0.649">
                <text:p>0.649</text:p>
              </table:table-cell>
              <table:table-cell office:value-type="float" office:value="0.565">
                <text:p>0.565</text:p>
              </table:table-cell>
            </table:table-row>
            <table:table-row>
              <table:table-cell office:value-type="float" office:value="0.251188643">
                <text:p>0</text:p>
              </table:table-cell>
              <table:table-cell office:value-type="float" office:value="0.563">
                <text:p>0.563</text:p>
              </table:table-cell>
              <table:table-cell office:value-type="float" office:value="0.551">
                <text:p>0.551</text:p>
              </table:table-cell>
              <table:table-cell office:value-type="float" office:value="0.568">
                <text:p>0.568</text:p>
              </table:table-cell>
              <table:table-cell office:value-type="float" office:value="0.5595">
                <text:p>0.5595</text:p>
              </table:table-cell>
              <table:table-cell office:value-type="float" office:value="0.352">
                <text:p>0.352</text:p>
              </table:table-cell>
              <table:table-cell office:value-type="float" office:value="0.748">
                <text:p>0.748</text:p>
              </table:table-cell>
              <table:table-cell office:value-type="float" office:value="0.55">
                <text:p>0.55</text:p>
              </table:table-cell>
              <table:table-cell office:value-type="float" office:value="0.43">
                <text:p>0.43</text:p>
              </table:table-cell>
              <table:table-cell office:value-type="float" office:value="0.64">
                <text:p>0.64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float" office:value="0.398107171">
                <text:p>0</text:p>
              </table:table-cell>
              <table:table-cell office:value-type="float" office:value="0.587">
                <text:p>0.587</text:p>
              </table:table-cell>
              <table:table-cell office:value-type="float" office:value="0.567">
                <text:p>0.567</text:p>
              </table:table-cell>
              <table:table-cell office:value-type="float" office:value="0.597">
                <text:p>0.597</text:p>
              </table:table-cell>
              <table:table-cell office:value-type="float" office:value="0.582">
                <text:p>0.582</text:p>
              </table:table-cell>
              <table:table-cell office:value-type="float" office:value="0.48">
                <text:p>0.48</text:p>
              </table:table-cell>
              <table:table-cell office:value-type="float" office:value="0.677">
                <text:p>0.677</text:p>
              </table:table-cell>
              <table:table-cell office:value-type="float" office:value="0.5785">
                <text:p>0.5785</text:p>
              </table:table-cell>
              <table:table-cell office:value-type="float" office:value="0.52">
                <text:p>0.52</text:p>
              </table:table-cell>
              <table:table-cell office:value-type="float" office:value="0.635">
                <text:p>0.635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630957344">
                <text:p>0</text:p>
              </table:table-cell>
              <table:table-cell office:value-type="float" office:value="0.585">
                <text:p>0.585</text:p>
              </table:table-cell>
              <table:table-cell office:value-type="float" office:value="0.564">
                <text:p>0.564</text:p>
              </table:table-cell>
              <table:table-cell office:value-type="float" office:value="0.6">
                <text:p>0.6</text:p>
              </table:table-cell>
              <table:table-cell office:value-type="float" office:value="0.582">
                <text:p>0.582</text:p>
              </table:table-cell>
              <table:table-cell office:value-type="float" office:value="0.497">
                <text:p>0.497</text:p>
              </table:table-cell>
              <table:table-cell office:value-type="float" office:value="0.662">
                <text:p>0.662</text:p>
              </table:table-cell>
              <table:table-cell office:value-type="float" office:value="0.5795">
                <text:p>0.5795</text:p>
              </table:table-cell>
              <table:table-cell office:value-type="float" office:value="0.528">
                <text:p>0.528</text:p>
              </table:table-cell>
              <table:table-cell office:value-type="float" office:value="0.629">
                <text:p>0.629</text:p>
              </table:table-cell>
              <table:table-cell office:value-type="float" office:value="0.5785">
                <text:p>0.578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579">
                <text:p>0.579</text:p>
              </table:table-cell>
              <table:table-cell office:value-type="float" office:value="0.569">
                <text:p>0.569</text:p>
              </table:table-cell>
              <table:table-cell office:value-type="float" office:value="0.585">
                <text:p>0.585</text:p>
              </table:table-cell>
              <table:table-cell office:value-type="float" office:value="0.577">
                <text:p>0.577</text:p>
              </table:table-cell>
              <table:table-cell office:value-type="float" office:value="0.414">
                <text:p>0.414</text:p>
              </table:table-cell>
              <table:table-cell office:value-type="float" office:value="0.725">
                <text:p>0.725</text:p>
              </table:table-cell>
              <table:table-cell office:value-type="float" office:value="0.5695">
                <text:p>0.5695</text:p>
              </table:table-cell>
              <table:table-cell office:value-type="float" office:value="0.479">
                <text:p>0.479</text:p>
              </table:table-cell>
              <table:table-cell office:value-type="float" office:value="0.647">
                <text:p>0.647</text:p>
              </table:table-cell>
              <table:table-cell office:value-type="float" office:value="0.563">
                <text:p>0.5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88cm" svg:height="8.987cm" xlink:href=".." xlink:type="simple" chart:class="chart:line" chart:style-name="ch1">
        <chart:title svg:x="6.518cm" svg:y="0.314cm" chart:style-name="ch2">
          <text:p>G = 0,015625</text:p>
        </chart:title>
        <chart:legend chart:legend-position="end" svg:x="12.683cm" svg:y="2.043cm" style:legend-expansion="high" chart:style-name="ch3"/>
        <chart:plot-area chart:style-name="ch4" table:cell-range-address="SVM.B74:SVM.B78 SVM.G73:SVM.P78" chart:data-source-has-labels="both" svg:x="1.317cm" svg:y="1.282cm" svg:width="11.047cm" svg:height="6.558cm">
          <chartooo:coordinate-region svg:x="2.236cm" svg:y="1.472cm" svg:width="9.937cm" svg:height="5.739cm"/>
          <chart:axis chart:dimension="x" chart:name="primary-x" chart:style-name="ch5" chartooo:axis-type="auto">
            <chartooo:date-scale/>
            <chart:title svg:x="6.671cm" svg:y="8.02cm" chart:style-name="ch6">
              <text:p>C</text:p>
            </chart:title>
            <chart:categories table:cell-range-address="SVM.B74:SVM.B78"/>
          </chart:axis>
          <chart:axis chart:dimension="y" chart:name="primary-y" chart:style-name="ch7">
            <chart:title svg:x="0.451cm" svg:y="5.276cm" chart:style-name="ch8">
              <text:p>Resultats</text:p>
            </chart:title>
            <chart:grid chart:style-name="ch9" chart:class="major"/>
          </chart:axis>
          <chart:series chart:style-name="ch10" chart:values-cell-range-address="SVM.G74:SVM.G78" chart:label-cell-address="SVM.G73:SVM.G73" chart:class="chart:line">
            <chart:data-point chart:repeated="5"/>
          </chart:series>
          <chart:series chart:style-name="ch11" chart:values-cell-range-address="SVM.H74:SVM.H78" chart:label-cell-address="SVM.H73:SVM.H73" chart:class="chart:line">
            <chart:data-point chart:repeated="5"/>
          </chart:series>
          <chart:series chart:style-name="ch12" chart:values-cell-range-address="SVM.I74:SVM.I78" chart:label-cell-address="SVM.I73:SVM.I73" chart:class="chart:line">
            <chart:data-point chart:repeated="5"/>
          </chart:series>
          <chart:series chart:style-name="ch13" chart:values-cell-range-address="SVM.J74:SVM.J78" chart:label-cell-address="SVM.J73:SVM.J73" chart:class="chart:line">
            <chart:data-point chart:repeated="5"/>
          </chart:series>
          <chart:series chart:style-name="ch14" chart:values-cell-range-address="SVM.K74:SVM.K78" chart:label-cell-address="SVM.K73:SVM.K73" chart:class="chart:line">
            <chart:data-point chart:repeated="5"/>
          </chart:series>
          <chart:series chart:style-name="ch15" chart:values-cell-range-address="SVM.L74:SVM.L78" chart:label-cell-address="SVM.L73:SVM.L73" chart:class="chart:line">
            <chart:data-point chart:repeated="5"/>
          </chart:series>
          <chart:series chart:style-name="ch16" chart:values-cell-range-address="SVM.M74:SVM.M78" chart:label-cell-address="SVM.M73:SVM.M73" chart:class="chart:line">
            <chart:data-point chart:repeated="5"/>
          </chart:series>
          <chart:series chart:style-name="ch17" chart:values-cell-range-address="SVM.N74:SVM.N78" chart:label-cell-address="SVM.N73:SVM.N73" chart:class="chart:line">
            <chart:data-point chart:repeated="5"/>
          </chart:series>
          <chart:series chart:style-name="ch18" chart:values-cell-range-address="SVM.O74:SVM.O78" chart:label-cell-address="SVM.O73:SVM.O73" chart:class="chart:line">
            <chart:data-point chart:repeated="5"/>
          </chart:series>
          <chart:series chart:style-name="ch19" chart:values-cell-range-address="SVM.P74:SVM.P78" chart:label-cell-address="SVM.P73:SVM.P73" chart:class="chart:line">
            <chart:data-point chart:repeated="5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/>
                <draw:g>
                  <svg:desc>SVM.B74:SVM.B78</svg:desc>
                </draw:g>
              </table:table-cell>
              <table:table-cell office:value-type="float" office:value="0.655">
                <text:p>0.655</text:p>
                <draw:g>
                  <svg:desc>SVM.G74:SVM.G78</svg:desc>
                </draw:g>
              </table:table-cell>
              <table:table-cell office:value-type="float" office:value="0.635">
                <text:p>0.635</text:p>
                <draw:g>
                  <svg:desc>SVM.H74:SVM.H78</svg:desc>
                </draw:g>
              </table:table-cell>
              <table:table-cell office:value-type="float" office:value="0.672">
                <text:p>0.672</text:p>
                <draw:g>
                  <svg:desc>SVM.I74:SVM.I78</svg:desc>
                </draw:g>
              </table:table-cell>
              <table:table-cell office:value-type="float" office:value="0.6535">
                <text:p>0.6535</text:p>
                <draw:g>
                  <svg:desc>SVM.J74:SVM.J78</svg:desc>
                </draw:g>
              </table:table-cell>
              <table:table-cell office:value-type="float" office:value="0.622">
                <text:p>0.622</text:p>
                <draw:g>
                  <svg:desc>SVM.K74:SVM.K78</svg:desc>
                </draw:g>
              </table:table-cell>
              <table:table-cell office:value-type="float" office:value="0.684">
                <text:p>0.684</text:p>
                <draw:g>
                  <svg:desc>SVM.L74:SVM.L78</svg:desc>
                </draw:g>
              </table:table-cell>
              <table:table-cell office:value-type="float" office:value="0.653">
                <text:p>0.653</text:p>
                <draw:g>
                  <svg:desc>SVM.M74:SVM.M78</svg:desc>
                </draw:g>
              </table:table-cell>
              <table:table-cell office:value-type="float" office:value="0.628">
                <text:p>0.628</text:p>
                <draw:g>
                  <svg:desc>SVM.N74:SVM.N78</svg:desc>
                </draw:g>
              </table:table-cell>
              <table:table-cell office:value-type="float" office:value="0.678">
                <text:p>0.678</text:p>
                <draw:g>
                  <svg:desc>SVM.O74:SVM.O78</svg:desc>
                </draw:g>
              </table:table-cell>
              <table:table-cell office:value-type="float" office:value="0.653">
                <text:p>0.653</text:p>
                <draw:g>
                  <svg:desc>SVM.P74:SVM.P78</svg:desc>
                </draw:g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4">
                <text:p>0.654</text:p>
              </table:table-cell>
              <table:table-cell office:value-type="float" office:value="0.632">
                <text:p>0.632</text:p>
              </table:table-cell>
              <table:table-cell office:value-type="float" office:value="0.673">
                <text:p>0.673</text:p>
              </table:table-cell>
              <table:table-cell office:value-type="float" office:value="0.6525">
                <text:p>0.6525</text:p>
              </table:table-cell>
              <table:table-cell office:value-type="float" office:value="0.627">
                <text:p>0.627</text:p>
              </table:table-cell>
              <table:table-cell office:value-type="float" office:value="0.678">
                <text:p>0.678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5">
                <text:p>0.675</text:p>
              </table:table-cell>
              <table:table-cell office:value-type="float" office:value="0.6525">
                <text:p>0.65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4">
                <text:p>0.674</text:p>
              </table:table-cell>
              <table:table-cell office:value-type="float" office:value="0.6515">
                <text:p>0.6515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1">
                <text:p>0.671</text:p>
              </table:table-cell>
              <table:table-cell office:value-type="float" office:value="0.649">
                <text:p>0.649</text:p>
              </table:table-cell>
              <table:table-cell office:value-type="float" office:value="0.629">
                <text:p>0.629</text:p>
              </table:table-cell>
              <table:table-cell office:value-type="float" office:value="0.67">
                <text:p>0.67</text:p>
              </table:table-cell>
              <table:table-cell office:value-type="float" office:value="0.6495">
                <text:p>0.6495</text:p>
              </table:table-cell>
              <table:table-cell office:value-type="float" office:value="0.628">
                <text:p>0.628</text:p>
              </table:table-cell>
              <table:table-cell office:value-type="float" office:value="0.671">
                <text:p>0.671</text:p>
              </table:table-cell>
              <table:table-cell office:value-type="float" office:value="0.6495">
                <text:p>0.649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3">
                <text:p>0.633</text:p>
              </table:table-cell>
              <table:table-cell office:value-type="float" office:value="0.668">
                <text:p>0.668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8cm" svg:height="8.986cm" xlink:href=".." xlink:type="simple" chart:class="chart:line" chart:style-name="ch1">
        <chart:title svg:x="6.652cm" svg:y="0.314cm" chart:style-name="ch2">
          <text:p>G = 0,03125</text:p>
        </chart:title>
        <chart:legend chart:legend-position="end" svg:x="13.04cm" svg:y="2.043cm" style:legend-expansion="high" chart:style-name="ch3"/>
        <chart:plot-area chart:style-name="ch4" table:cell-range-address="SVM.B79:SVM.B85 SVM.G79:SVM.P85" chart:data-source-has-labels="column" svg:x="1.317cm" svg:y="1.282cm" svg:width="11.404cm" svg:height="6.557cm">
          <chartooo:coordinate-region svg:x="2.236cm" svg:y="1.473cm" svg:width="10.294cm" svg:height="5.738cm"/>
          <chart:axis chart:dimension="x" chart:name="primary-x" chart:style-name="ch5" chartooo:axis-type="auto">
            <chartooo:date-scale/>
            <chart:title svg:x="6.85cm" svg:y="8.019cm" chart:style-name="ch6">
              <text:p>C</text:p>
            </chart:title>
            <chart:categories table:cell-range-address="SVM.B79:SVM.B85"/>
          </chart:axis>
          <chart:axis chart:dimension="y" chart:name="primary-y" chart:style-name="ch5">
            <chart:title svg:x="0.451cm" svg:y="5.275cm" chart:style-name="ch7">
              <text:p>Resultats</text:p>
            </chart:title>
            <chart:grid chart:style-name="ch8" chart:class="major"/>
          </chart:axis>
          <chart:series chart:style-name="ch9" chart:values-cell-range-address="SVM.G79:SVM.G85" chart:class="chart:line">
            <chart:data-point chart:repeated="7"/>
          </chart:series>
          <chart:series chart:style-name="ch10" chart:values-cell-range-address="SVM.H79:SVM.H85" chart:class="chart:line">
            <chart:data-point chart:repeated="7"/>
          </chart:series>
          <chart:series chart:style-name="ch11" chart:values-cell-range-address="SVM.I79:SVM.I85" chart:class="chart:line">
            <chart:data-point chart:repeated="7"/>
          </chart:series>
          <chart:series chart:style-name="ch12" chart:values-cell-range-address="SVM.J79:SVM.J85" chart:class="chart:line">
            <chart:data-point chart:repeated="7"/>
          </chart:series>
          <chart:series chart:style-name="ch13" chart:values-cell-range-address="SVM.K79:SVM.K85" chart:class="chart:line">
            <chart:data-point chart:repeated="7"/>
          </chart:series>
          <chart:series chart:style-name="ch14" chart:values-cell-range-address="SVM.L79:SVM.L85" chart:class="chart:line">
            <chart:data-point chart:repeated="7"/>
          </chart:series>
          <chart:series chart:style-name="ch15" chart:values-cell-range-address="SVM.M79:SVM.M85" chart:class="chart:line">
            <chart:data-point chart:repeated="7"/>
          </chart:series>
          <chart:series chart:style-name="ch16" chart:values-cell-range-address="SVM.N79:SVM.N85" chart:class="chart:line">
            <chart:data-point chart:repeated="7"/>
          </chart:series>
          <chart:series chart:style-name="ch17" chart:values-cell-range-address="SVM.O79:SVM.O85" chart:class="chart:line">
            <chart:data-point chart:repeated="7"/>
          </chart:series>
          <chart:series chart:style-name="ch18" chart:values-cell-range-address="SVM.P79:SVM.P85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.5">
                <text:p>0</text:p>
                <draw:g>
                  <svg:desc>SVM.B79:SVM.B85</svg:desc>
                </draw:g>
              </table:table-cell>
              <table:table-cell office:value-type="float" office:value="0.656">
                <text:p>0.656</text:p>
                <draw:g>
                  <svg:desc>SVM.G79:SVM.G85</svg:desc>
                </draw:g>
              </table:table-cell>
              <table:table-cell office:value-type="float" office:value="0.637">
                <text:p>0.637</text:p>
                <draw:g>
                  <svg:desc>SVM.H79:SVM.H85</svg:desc>
                </draw:g>
              </table:table-cell>
              <table:table-cell office:value-type="float" office:value="0.672">
                <text:p>0.672</text:p>
                <draw:g>
                  <svg:desc>SVM.I79:SVM.I85</svg:desc>
                </draw:g>
              </table:table-cell>
              <table:table-cell office:value-type="float" office:value="0.6545">
                <text:p>0.6545</text:p>
                <draw:g>
                  <svg:desc>SVM.J79:SVM.J85</svg:desc>
                </draw:g>
              </table:table-cell>
              <table:table-cell office:value-type="float" office:value="0.619">
                <text:p>0.619</text:p>
                <draw:g>
                  <svg:desc>SVM.K79:SVM.K85</svg:desc>
                </draw:g>
              </table:table-cell>
              <table:table-cell office:value-type="float" office:value="0.689">
                <text:p>0.689</text:p>
                <draw:g>
                  <svg:desc>SVM.L79:SVM.L85</svg:desc>
                </draw:g>
              </table:table-cell>
              <table:table-cell office:value-type="float" office:value="0.654">
                <text:p>0.654</text:p>
                <draw:g>
                  <svg:desc>SVM.M79:SVM.M85</svg:desc>
                </draw:g>
              </table:table-cell>
              <table:table-cell office:value-type="float" office:value="0.628">
                <text:p>0.628</text:p>
                <draw:g>
                  <svg:desc>SVM.N79:SVM.N85</svg:desc>
                </draw:g>
              </table:table-cell>
              <table:table-cell office:value-type="float" office:value="0.68">
                <text:p>0.68</text:p>
                <draw:g>
                  <svg:desc>SVM.O79:SVM.O85</svg:desc>
                </draw:g>
              </table:table-cell>
              <table:table-cell office:value-type="float" office:value="0.654">
                <text:p>0.654</text:p>
                <draw:g>
                  <svg:desc>SVM.P79:SVM.P85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2">
                <text:p>0.632</text:p>
              </table:table-cell>
              <table:table-cell office:value-type="float" office:value="0.672">
                <text:p>0.672</text:p>
              </table:table-cell>
              <table:table-cell office:value-type="float" office:value="0.652">
                <text:p>0.652</text:p>
              </table:table-cell>
              <table:table-cell office:value-type="float" office:value="0.626">
                <text:p>0.626</text:p>
              </table:table-cell>
              <table:table-cell office:value-type="float" office:value="0.678">
                <text:p>0.678</text:p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5">
                <text:p>0.67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3">
                <text:p>0.63</text:p>
              </table:table-cell>
              <table:table-cell office:value-type="float" office:value="0.672">
                <text:p>0.672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4">
                <text:p>0.674</text:p>
              </table:table-cell>
              <table:table-cell office:value-type="float" office:value="0.651">
                <text:p>0.651</text:p>
              </table:table-cell>
              <table:table-cell office:value-type="float" office:value="0.629">
                <text:p>0.629</text:p>
              </table:table-cell>
              <table:table-cell office:value-type="float" office:value="0.673">
                <text:p>0.673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51">
                <text:p>0.651</text:p>
              </table:table-cell>
              <table:table-cell office:value-type="float" office:value="0.628">
                <text:p>0.628</text:p>
              </table:table-cell>
              <table:table-cell office:value-type="float" office:value="0.672">
                <text:p>0.672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  <table:table-cell office:value-type="float" office:value="0.629">
                <text:p>0.629</text:p>
              </table:table-cell>
              <table:table-cell office:value-type="float" office:value="0.671">
                <text:p>0.671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52">
                <text:p>0.652</text:p>
              </table:table-cell>
              <table:table-cell office:value-type="float" office:value="0.628">
                <text:p>0.628</text:p>
              </table:table-cell>
              <table:table-cell office:value-type="float" office:value="0.673">
                <text:p>0.673</text:p>
              </table:table-cell>
              <table:table-cell office:value-type="float" office:value="0.6505">
                <text:p>0.6505</text:p>
              </table:table-cell>
              <table:table-cell office:value-type="float" office:value="0.632">
                <text:p>0.632</text:p>
              </table:table-cell>
              <table:table-cell office:value-type="float" office:value="0.669">
                <text:p>0.669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2">
                <text:p>0.672</text:p>
              </table:table-cell>
              <table:table-cell office:value-type="float" office:value="0.6485">
                <text:p>0.6485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9">
                <text:p>0.629</text:p>
              </table:table-cell>
              <table:table-cell office:value-type="float" office:value="0.668">
                <text:p>0.668</text:p>
              </table:table-cell>
              <table:table-cell office:value-type="float" office:value="0.6485">
                <text:p>0.64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8cm" svg:y="0.315cm" chart:style-name="ch2">
          <text:p>G = 0,0625</text:p>
        </chart:title>
        <chart:legend chart:legend-position="end" svg:x="12.695cm" svg:y="2.05cm" style:legend-expansion="high" chart:style-name="ch3"/>
        <chart:plot-area chart:style-name="ch4" table:cell-range-address="SVM.B86:SVM.B94 SVM.G73:SVM.P73 SVM.G86:SVM.P94" chart:data-source-has-labels="both" svg:x="1.318cm" svg:y="1.284cm" svg:width="11.057cm" svg:height="6.568cm">
          <chartooo:coordinate-region svg:x="2.237cm" svg:y="1.474cm" svg:width="9.947cm" svg:height="5.749cm"/>
          <chart:axis chart:dimension="x" chart:name="primary-x" chart:style-name="ch5" chartooo:axis-type="auto">
            <chartooo:date-scale/>
            <chart:title svg:x="6.677cm" svg:y="8.033cm" chart:style-name="ch6">
              <text:p>C</text:p>
            </chart:title>
            <chart:categories table:cell-range-address="SVM.B86:SVM.B94"/>
          </chart:axis>
          <chart:axis chart:dimension="y" chart:name="primary-y" chart:style-name="ch5">
            <chart:title svg:x="0.451cm" svg:y="5.283cm" chart:style-name="ch7">
              <text:p>Resultats</text:p>
            </chart:title>
            <chart:grid chart:style-name="ch8" chart:class="major"/>
          </chart:axis>
          <chart:series chart:style-name="ch9" chart:values-cell-range-address="SVM.G86:SVM.G94" chart:label-cell-address="SVM.G73:SVM.G73" chart:class="chart:line">
            <chart:data-point chart:repeated="9"/>
          </chart:series>
          <chart:series chart:style-name="ch10" chart:values-cell-range-address="SVM.H86:SVM.H94" chart:label-cell-address="SVM.H73:SVM.H73" chart:class="chart:line">
            <chart:data-point chart:repeated="9"/>
          </chart:series>
          <chart:series chart:style-name="ch11" chart:values-cell-range-address="SVM.I86:SVM.I94" chart:label-cell-address="SVM.I73:SVM.I73" chart:class="chart:line">
            <chart:data-point chart:repeated="9"/>
          </chart:series>
          <chart:series chart:style-name="ch12" chart:values-cell-range-address="SVM.J86:SVM.J94" chart:label-cell-address="SVM.J73:SVM.J73" chart:class="chart:line">
            <chart:data-point chart:repeated="9"/>
          </chart:series>
          <chart:series chart:style-name="ch13" chart:values-cell-range-address="SVM.K86:SVM.K94" chart:label-cell-address="SVM.K73:SVM.K73" chart:class="chart:line">
            <chart:data-point chart:repeated="9"/>
          </chart:series>
          <chart:series chart:style-name="ch14" chart:values-cell-range-address="SVM.L86:SVM.L94" chart:label-cell-address="SVM.L73:SVM.L73" chart:class="chart:line">
            <chart:data-point chart:repeated="9"/>
          </chart:series>
          <chart:series chart:style-name="ch15" chart:values-cell-range-address="SVM.M86:SVM.M94" chart:label-cell-address="SVM.M73:SVM.M73" chart:class="chart:line">
            <chart:data-point chart:repeated="9"/>
          </chart:series>
          <chart:series chart:style-name="ch16" chart:values-cell-range-address="SVM.N86:SVM.N94" chart:label-cell-address="SVM.N73:SVM.N73" chart:class="chart:line">
            <chart:data-point chart:repeated="9"/>
          </chart:series>
          <chart:series chart:style-name="ch17" chart:values-cell-range-address="SVM.O86:SVM.O94" chart:label-cell-address="SVM.O73:SVM.O73" chart:class="chart:line">
            <chart:data-point chart:repeated="9"/>
          </chart:series>
          <chart:series chart:style-name="ch18" chart:values-cell-range-address="SVM.P86:SVM.P94" chart:label-cell-address="SVM.P73:SVM.P73" chart:class="chart:line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SVM.G73:SVM.G73</svg:desc>
                </draw:g>
              </table:table-cell>
              <table:table-cell office:value-type="string">
                <text:p>precision C0</text:p>
                <draw:g>
                  <svg:desc>SVM.H73:SVM.H73</svg:desc>
                </draw:g>
              </table:table-cell>
              <table:table-cell office:value-type="string">
                <text:p>precision C1</text:p>
                <draw:g>
                  <svg:desc>SVM.I73:SVM.I73</svg:desc>
                </draw:g>
              </table:table-cell>
              <table:table-cell office:value-type="string">
                <text:p>precision</text:p>
                <draw:g>
                  <svg:desc>SVM.J73:SVM.J73</svg:desc>
                </draw:g>
              </table:table-cell>
              <table:table-cell office:value-type="string">
                <text:p>recall C0</text:p>
                <draw:g>
                  <svg:desc>SVM.K73:SVM.K73</svg:desc>
                </draw:g>
              </table:table-cell>
              <table:table-cell office:value-type="string">
                <text:p>recall C1</text:p>
                <draw:g>
                  <svg:desc>SVM.L73:SVM.L73</svg:desc>
                </draw:g>
              </table:table-cell>
              <table:table-cell office:value-type="string">
                <text:p>recall</text:p>
                <draw:g>
                  <svg:desc>SVM.M73:SVM.M73</svg:desc>
                </draw:g>
              </table:table-cell>
              <table:table-cell office:value-type="string">
                <text:p>f score C0</text:p>
                <draw:g>
                  <svg:desc>SVM.N73:SVM.N73</svg:desc>
                </draw:g>
              </table:table-cell>
              <table:table-cell office:value-type="string">
                <text:p>f score C1</text:p>
                <draw:g>
                  <svg:desc>SVM.O73:SVM.O73</svg:desc>
                </draw:g>
              </table:table-cell>
              <table:table-cell office:value-type="string">
                <text:p>f score</text:p>
                <draw:g>
                  <svg:desc>SVM.P73:SVM.P73</svg:desc>
                </draw:g>
              </table:table-cell>
            </table:table-row>
          </table:table-header-rows>
          <table:table-rows>
            <table:table-row>
              <table:table-cell office:value-type="float" office:value="0.125">
                <text:p>0</text:p>
                <draw:g>
                  <svg:desc>SVM.B86:SVM.B94</svg:desc>
                </draw:g>
              </table:table-cell>
              <table:table-cell office:value-type="float" office:value="0.657">
                <text:p>0.657</text:p>
                <draw:g>
                  <svg:desc>SVM.G86:SVM.G94</svg:desc>
                </draw:g>
              </table:table-cell>
              <table:table-cell office:value-type="float" office:value="0.638">
                <text:p>0.638</text:p>
                <draw:g>
                  <svg:desc>SVM.H86:SVM.H94</svg:desc>
                </draw:g>
              </table:table-cell>
              <table:table-cell office:value-type="float" office:value="0.672">
                <text:p>0.672</text:p>
                <draw:g>
                  <svg:desc>SVM.I86:SVM.I94</svg:desc>
                </draw:g>
              </table:table-cell>
              <table:table-cell office:value-type="float" office:value="0.655">
                <text:p>0.655</text:p>
                <draw:g>
                  <svg:desc>SVM.J86:SVM.J94</svg:desc>
                </draw:g>
              </table:table-cell>
              <table:table-cell office:value-type="float" office:value="0.618">
                <text:p>0.618</text:p>
                <draw:g>
                  <svg:desc>SVM.K86:SVM.K94</svg:desc>
                </draw:g>
              </table:table-cell>
              <table:table-cell office:value-type="float" office:value="0.691">
                <text:p>0.691</text:p>
                <draw:g>
                  <svg:desc>SVM.L86:SVM.L94</svg:desc>
                </draw:g>
              </table:table-cell>
              <table:table-cell office:value-type="float" office:value="0.6545">
                <text:p>0.6545</text:p>
                <draw:g>
                  <svg:desc>SVM.M86:SVM.M94</svg:desc>
                </draw:g>
              </table:table-cell>
              <table:table-cell office:value-type="float" office:value="0.628">
                <text:p>0.628</text:p>
                <draw:g>
                  <svg:desc>SVM.N86:SVM.N94</svg:desc>
                </draw:g>
              </table:table-cell>
              <table:table-cell office:value-type="float" office:value="0.681">
                <text:p>0.681</text:p>
                <draw:g>
                  <svg:desc>SVM.O86:SVM.O94</svg:desc>
                </draw:g>
              </table:table-cell>
              <table:table-cell office:value-type="float" office:value="0.6545">
                <text:p>0.6545</text:p>
                <draw:g>
                  <svg:desc>SVM.P86:SVM.P94</svg:desc>
                </draw:g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655">
                <text:p>0.655</text:p>
              </table:table-cell>
              <table:table-cell office:value-type="float" office:value="0.635">
                <text:p>0.635</text:p>
              </table:table-cell>
              <table:table-cell office:value-type="float" office:value="0.672">
                <text:p>0.672</text:p>
              </table:table-cell>
              <table:table-cell office:value-type="float" office:value="0.6535">
                <text:p>0.6535</text:p>
              </table:table-cell>
              <table:table-cell office:value-type="float" office:value="0.622">
                <text:p>0.622</text:p>
              </table:table-cell>
              <table:table-cell office:value-type="float" office:value="0.684">
                <text:p>0.684</text:p>
              </table:table-cell>
              <table:table-cell office:value-type="float" office:value="0.653">
                <text:p>0.653</text:p>
              </table:table-cell>
              <table:table-cell office:value-type="float" office:value="0.628">
                <text:p>0.628</text:p>
              </table:table-cell>
              <table:table-cell office:value-type="float" office:value="0.678">
                <text:p>0.678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654">
                <text:p>0.654</text:p>
              </table:table-cell>
              <table:table-cell office:value-type="float" office:value="0.633">
                <text:p>0.633</text:p>
              </table:table-cell>
              <table:table-cell office:value-type="float" office:value="0.673">
                <text:p>0.673</text:p>
              </table:table-cell>
              <table:table-cell office:value-type="float" office:value="0.653">
                <text:p>0.653</text:p>
              </table:table-cell>
              <table:table-cell office:value-type="float" office:value="0.626">
                <text:p>0.626</text:p>
              </table:table-cell>
              <table:table-cell office:value-type="float" office:value="0.679">
                <text:p>0.679</text:p>
              </table:table-cell>
              <table:table-cell office:value-type="float" office:value="0.6525">
                <text:p>0.6525</text:p>
              </table:table-cell>
              <table:table-cell office:value-type="float" office:value="0.63">
                <text:p>0.63</text:p>
              </table:table-cell>
              <table:table-cell office:value-type="float" office:value="0.676">
                <text:p>0.676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653">
                <text:p>0.653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  <table:table-cell office:value-type="float" office:value="0.63">
                <text:p>0.63</text:p>
              </table:table-cell>
              <table:table-cell office:value-type="float" office:value="0.673">
                <text:p>0.673</text:p>
              </table:table-cell>
              <table:table-cell office:value-type="float" office:value="0.6515">
                <text:p>0.65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2">
                <text:p>0.652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  <table:table-cell office:value-type="float" office:value="0.63">
                <text:p>0.63</text:p>
              </table:table-cell>
              <table:table-cell office:value-type="float" office:value="0.671">
                <text:p>0.671</text:p>
              </table:table-cell>
              <table:table-cell office:value-type="float" office:value="0.6505">
                <text:p>0.6505</text:p>
              </table:table-cell>
              <table:table-cell office:value-type="float" office:value="0.629">
                <text:p>0.629</text:p>
              </table:table-cell>
              <table:table-cell office:value-type="float" office:value="0.672">
                <text:p>0.672</text:p>
              </table:table-cell>
              <table:table-cell office:value-type="float" office:value="0.6505">
                <text:p>0.650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51">
                <text:p>0.651</text:p>
              </table:table-cell>
              <table:table-cell office:value-type="float" office:value="0.627">
                <text:p>0.627</text:p>
              </table:table-cell>
              <table:table-cell office:value-type="float" office:value="0.673">
                <text:p>0.673</text:p>
              </table:table-cell>
              <table:table-cell office:value-type="float" office:value="0.65">
                <text:p>0.65</text:p>
              </table:table-cell>
              <table:table-cell office:value-type="float" office:value="0.632">
                <text:p>0.632</text:p>
              </table:table-cell>
              <table:table-cell office:value-type="float" office:value="0.668">
                <text:p>0.668</text:p>
              </table:table-cell>
              <table:table-cell office:value-type="float" office:value="0.65">
                <text:p>0.65</text:p>
              </table:table-cell>
              <table:table-cell office:value-type="float" office:value="0.63">
                <text:p>0.63</text:p>
              </table:table-cell>
              <table:table-cell office:value-type="float" office:value="0.67">
                <text:p>0.67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49">
                <text:p>0.649</text:p>
              </table:table-cell>
              <table:table-cell office:value-type="float" office:value="0.625">
                <text:p>0.625</text:p>
              </table:table-cell>
              <table:table-cell office:value-type="float" office:value="0.671">
                <text:p>0.671</text:p>
              </table:table-cell>
              <table:table-cell office:value-type="float" office:value="0.648">
                <text:p>0.648</text:p>
              </table:table-cell>
              <table:table-cell office:value-type="float" office:value="0.632">
                <text:p>0.632</text:p>
              </table:table-cell>
              <table:table-cell office:value-type="float" office:value="0.665">
                <text:p>0.665</text:p>
              </table:table-cell>
              <table:table-cell office:value-type="float" office:value="0.6485">
                <text:p>0.6485</text:p>
              </table:table-cell>
              <table:table-cell office:value-type="float" office:value="0.628">
                <text:p>0.628</text:p>
              </table:table-cell>
              <table:table-cell office:value-type="float" office:value="0.668">
                <text:p>0.668</text:p>
              </table:table-cell>
              <table:table-cell office:value-type="float" office:value="0.648">
                <text:p>0.64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2">
                <text:p>0.672</text:p>
              </table:table-cell>
              <table:table-cell office:value-type="float" office:value="0.648">
                <text:p>0.648</text:p>
              </table:table-cell>
              <table:table-cell office:value-type="float" office:value="0.633">
                <text:p>0.633</text:p>
              </table:table-cell>
              <table:table-cell office:value-type="float" office:value="0.663">
                <text:p>0.663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49">
                <text:p>0.649</text:p>
              </table:table-cell>
              <table:table-cell office:value-type="float" office:value="0.624">
                <text:p>0.624</text:p>
              </table:table-cell>
              <table:table-cell office:value-type="float" office:value="0.671">
                <text:p>0.671</text:p>
              </table:table-cell>
              <table:table-cell office:value-type="float" office:value="0.6475">
                <text:p>0.6475</text:p>
              </table:table-cell>
              <table:table-cell office:value-type="float" office:value="0.632">
                <text:p>0.632</text:p>
              </table:table-cell>
              <table:table-cell office:value-type="float" office:value="0.664">
                <text:p>0.664</text:p>
              </table:table-cell>
              <table:table-cell office:value-type="float" office:value="0.648">
                <text:p>0.648</text:p>
              </table:table-cell>
              <table:table-cell office:value-type="float" office:value="0.628">
                <text:p>0.628</text:p>
              </table:table-cell>
              <table:table-cell office:value-type="float" office:value="0.667">
                <text:p>0.667</text:p>
              </table:table-cell>
              <table:table-cell office:value-type="float" office:value="0.6475">
                <text:p>0.64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55" chart:maximum="0.75" chart:interval-major="0.05" chart:interval-minor-divisor="2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83cm" svg:height="9.439cm" xlink:href=".." xlink:type="simple" chart:class="chart:line" chart:style-name="ch1">
        <chart:legend chart:legend-position="end" svg:x="12.678cm" svg:y="2.269cm" style:legend-expansion="high" chart:style-name="ch2"/>
        <chart:plot-area chart:style-name="ch3" table:cell-range-address="RF.B3:RF.B15 RF.D3:RF.M15" chart:data-source-has-labels="both" svg:x="0.319cm" svg:y="0.188cm" svg:width="12.04cm" svg:height="8.095cm">
          <chartooo:coordinate-region svg:x="1.238cm" svg:y="0.378cm" svg:width="10.83cm" svg:height="7.276cm"/>
          <chart:axis chart:dimension="x" chart:name="primary-x" chart:style-name="ch4" chartooo:axis-type="auto">
            <chartooo:date-scale/>
            <chart:title svg:x="5.847cm" svg:y="8.472cm" chart:style-name="ch5">
              <text:p>ntrees</text:p>
            </chart:title>
            <chart:categories table:cell-range-address="RF.B3:RF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F.D4:RF.D15" chart:label-cell-address="RF.D3:RF.D3" chart:class="chart:line">
            <chart:data-point chart:repeated="12"/>
          </chart:series>
          <chart:series chart:style-name="ch9" chart:values-cell-range-address="RF.E4:RF.E15" chart:label-cell-address="RF.E3:RF.E3" chart:class="chart:line">
            <chart:data-point chart:repeated="12"/>
          </chart:series>
          <chart:series chart:style-name="ch10" chart:values-cell-range-address="RF.F4:RF.F15" chart:label-cell-address="RF.F3:RF.F3" chart:class="chart:line">
            <chart:data-point chart:repeated="12"/>
          </chart:series>
          <chart:series chart:style-name="ch11" chart:values-cell-range-address="RF.G4:RF.G15" chart:label-cell-address="RF.G3:RF.G3" chart:class="chart:line">
            <chart:data-point chart:repeated="12"/>
          </chart:series>
          <chart:series chart:style-name="ch12" chart:values-cell-range-address="RF.H4:RF.H15" chart:label-cell-address="RF.H3:RF.H3" chart:class="chart:line">
            <chart:data-point chart:repeated="12"/>
          </chart:series>
          <chart:series chart:style-name="ch13" chart:values-cell-range-address="RF.I4:RF.I15" chart:label-cell-address="RF.I3:RF.I3" chart:class="chart:line">
            <chart:data-point chart:repeated="12"/>
          </chart:series>
          <chart:series chart:style-name="ch14" chart:values-cell-range-address="RF.J4:RF.J15" chart:label-cell-address="RF.J3:RF.J3" chart:class="chart:line">
            <chart:data-point chart:repeated="12"/>
          </chart:series>
          <chart:series chart:style-name="ch15" chart:values-cell-range-address="RF.K4:RF.K15" chart:label-cell-address="RF.K3:RF.K3" chart:class="chart:line">
            <chart:data-point chart:repeated="12"/>
          </chart:series>
          <chart:series chart:style-name="ch16" chart:values-cell-range-address="RF.L4:RF.L15" chart:label-cell-address="RF.L3:RF.L3" chart:class="chart:line">
            <chart:data-point chart:repeated="12"/>
          </chart:series>
          <chart:series chart:style-name="ch17" chart:values-cell-range-address="RF.M4:RF.M15" chart:label-cell-address="RF.M3:RF.M3" chart:class="chart:line">
            <chart:data-point chart:repeated="1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ity</text:p>
                <draw:g>
                  <svg:desc>RF.D3:RF.D3</svg:desc>
                </draw:g>
              </table:table-cell>
              <table:table-cell office:value-type="string">
                <text:p>precision C0</text:p>
                <draw:g>
                  <svg:desc>RF.E3:RF.E3</svg:desc>
                </draw:g>
              </table:table-cell>
              <table:table-cell office:value-type="string">
                <text:p>precision C1</text:p>
                <draw:g>
                  <svg:desc>RF.F3:RF.F3</svg:desc>
                </draw:g>
              </table:table-cell>
              <table:table-cell office:value-type="string">
                <text:p>precision</text:p>
                <draw:g>
                  <svg:desc>RF.G3:RF.G3</svg:desc>
                </draw:g>
              </table:table-cell>
              <table:table-cell office:value-type="string">
                <text:p>recall C0</text:p>
                <draw:g>
                  <svg:desc>RF.H3:RF.H3</svg:desc>
                </draw:g>
              </table:table-cell>
              <table:table-cell office:value-type="string">
                <text:p>recall C1</text:p>
                <draw:g>
                  <svg:desc>RF.I3:RF.I3</svg:desc>
                </draw:g>
              </table:table-cell>
              <table:table-cell office:value-type="string">
                <text:p>recall</text:p>
                <draw:g>
                  <svg:desc>RF.J3:RF.J3</svg:desc>
                </draw:g>
              </table:table-cell>
              <table:table-cell office:value-type="string">
                <text:p>f score C0</text:p>
                <draw:g>
                  <svg:desc>RF.K3:RF.K3</svg:desc>
                </draw:g>
              </table:table-cell>
              <table:table-cell office:value-type="string">
                <text:p>f score C1</text:p>
                <draw:g>
                  <svg:desc>RF.L3:RF.L3</svg:desc>
                </draw:g>
              </table:table-cell>
              <table:table-cell office:value-type="string">
                <text:p>f score</text:p>
                <draw:g>
                  <svg:desc>RF.M3:RF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tree</text:p>
                <draw:g>
                  <svg:desc>RF.B3:RF.B15</svg:desc>
                </draw:g>
              </table:table-cell>
              <table:table-cell office:value-type="float" office:value="0.633">
                <text:p>0.633</text:p>
                <draw:g>
                  <svg:desc>RF.D4:RF.D15</svg:desc>
                </draw:g>
              </table:table-cell>
              <table:table-cell office:value-type="float" office:value="0.6124">
                <text:p>0.6124</text:p>
                <draw:g>
                  <svg:desc>RF.E4:RF.E15</svg:desc>
                </draw:g>
              </table:table-cell>
              <table:table-cell office:value-type="float" office:value="0.6493">
                <text:p>0.6493</text:p>
                <draw:g>
                  <svg:desc>RF.F4:RF.F15</svg:desc>
                </draw:g>
              </table:table-cell>
              <table:table-cell office:value-type="float" office:value="0.63085">
                <text:p>0.63085</text:p>
                <draw:g>
                  <svg:desc>RF.G4:RF.G15</svg:desc>
                </draw:g>
              </table:table-cell>
              <table:table-cell office:value-type="float" office:value="0.5793">
                <text:p>0.5793</text:p>
                <draw:g>
                  <svg:desc>RF.H4:RF.H15</svg:desc>
                </draw:g>
              </table:table-cell>
              <table:table-cell office:value-type="float" office:value="0.6798">
                <text:p>0.6798</text:p>
                <draw:g>
                  <svg:desc>RF.I4:RF.I15</svg:desc>
                </draw:g>
              </table:table-cell>
              <table:table-cell office:value-type="float" office:value="0.62955">
                <text:p>0.62955</text:p>
                <draw:g>
                  <svg:desc>RF.J4:RF.J15</svg:desc>
                </draw:g>
              </table:table-cell>
              <table:table-cell office:value-type="float" office:value="0.5954">
                <text:p>0.5954</text:p>
                <draw:g>
                  <svg:desc>RF.K4:RF.K15</svg:desc>
                </draw:g>
              </table:table-cell>
              <table:table-cell office:value-type="float" office:value="0.6642">
                <text:p>0.6642</text:p>
                <draw:g>
                  <svg:desc>RF.L4:RF.L15</svg:desc>
                </draw:g>
              </table:table-cell>
              <table:table-cell office:value-type="float" office:value="0.6298">
                <text:p>0.6298</text:p>
                <draw:g>
                  <svg:desc>RF.M4:RF.M1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472">
                <text:p>0.6472</text:p>
              </table:table-cell>
              <table:table-cell office:value-type="float" office:value="0.6316">
                <text:p>0.6316</text:p>
              </table:table-cell>
              <table:table-cell office:value-type="float" office:value="0.6591">
                <text:p>0.6591</text:p>
              </table:table-cell>
              <table:table-cell office:value-type="float" office:value="0.64535">
                <text:p>0.64535</text:p>
              </table:table-cell>
              <table:table-cell office:value-type="float" office:value="0.5835">
                <text:p>0.5835</text:p>
              </table:table-cell>
              <table:table-cell office:value-type="float" office:value="0.7029">
                <text:p>0.7029</text:p>
              </table:table-cell>
              <table:table-cell office:value-type="float" office:value="0.6432">
                <text:p>0.6432</text:p>
              </table:table-cell>
              <table:table-cell office:value-type="float" office:value="0.6066">
                <text:p>0.6066</text:p>
              </table:table-cell>
              <table:table-cell office:value-type="float" office:value="0.6803">
                <text:p>0.6803</text:p>
              </table:table-cell>
              <table:table-cell office:value-type="float" office:value="0.64345">
                <text:p>0.6434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604">
                <text:p>0.6604</text:p>
              </table:table-cell>
              <table:table-cell office:value-type="float" office:value="0.6503">
                <text:p>0.6503</text:p>
              </table:table-cell>
              <table:table-cell office:value-type="float" office:value="0.6678">
                <text:p>0.6678</text:p>
              </table:table-cell>
              <table:table-cell office:value-type="float" office:value="0.65905">
                <text:p>0.65905</text:p>
              </table:table-cell>
              <table:table-cell office:value-type="float" office:value="0.5871">
                <text:p>0.5871</text:p>
              </table:table-cell>
              <table:table-cell office:value-type="float" office:value="0.7244">
                <text:p>0.7244</text:p>
              </table:table-cell>
              <table:table-cell office:value-type="float" office:value="0.65575">
                <text:p>0.65575</text:p>
              </table:table-cell>
              <table:table-cell office:value-type="float" office:value="0.6171">
                <text:p>0.6171</text:p>
              </table:table-cell>
              <table:table-cell office:value-type="float" office:value="0.6949">
                <text:p>0.6949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666">
                <text:p>0.6666</text:p>
              </table:table-cell>
              <table:table-cell office:value-type="float" office:value="0.6595">
                <text:p>0.6595</text:p>
              </table:table-cell>
              <table:table-cell office:value-type="float" office:value="0.6717">
                <text:p>0.6717</text:p>
              </table:table-cell>
              <table:table-cell office:value-type="float" office:value="0.6656">
                <text:p>0.6656</text:p>
              </table:table-cell>
              <table:table-cell office:value-type="float" office:value="0.5887">
                <text:p>0.5887</text:p>
              </table:table-cell>
              <table:table-cell office:value-type="float" office:value="0.7347">
                <text:p>0.7347</text:p>
              </table:table-cell>
              <table:table-cell office:value-type="float" office:value="0.6617">
                <text:p>0.6617</text:p>
              </table:table-cell>
              <table:table-cell office:value-type="float" office:value="0.6221">
                <text:p>0.6221</text:p>
              </table:table-cell>
              <table:table-cell office:value-type="float" office:value="0.7018">
                <text:p>0.7018</text:p>
              </table:table-cell>
              <table:table-cell office:value-type="float" office:value="0.66195">
                <text:p>0.6619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714">
                <text:p>0.6714</text:p>
              </table:table-cell>
              <table:table-cell office:value-type="float" office:value="0.6655">
                <text:p>0.6655</text:p>
              </table:table-cell>
              <table:table-cell office:value-type="float" office:value="0.6755">
                <text:p>0.6755</text:p>
              </table:table-cell>
              <table:table-cell office:value-type="float" office:value="0.6705">
                <text:p>0.6705</text:p>
              </table:table-cell>
              <table:table-cell office:value-type="float" office:value="0.593">
                <text:p>0.593</text:p>
              </table:table-cell>
              <table:table-cell office:value-type="float" office:value="0.7398">
                <text:p>0.7398</text:p>
              </table:table-cell>
              <table:table-cell office:value-type="float" office:value="0.6664">
                <text:p>0.6664</text:p>
              </table:table-cell>
              <table:table-cell office:value-type="float" office:value="0.6272">
                <text:p>0.6272</text:p>
              </table:table-cell>
              <table:table-cell office:value-type="float" office:value="0.7062">
                <text:p>0.7062</text:p>
              </table:table-cell>
              <table:table-cell office:value-type="float" office:value="0.6667">
                <text:p>0.666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703">
                <text:p>0.6703</text:p>
              </table:table-cell>
              <table:table-cell office:value-type="float" office:value="0.6644">
                <text:p>0.6644</text:p>
              </table:table-cell>
              <table:table-cell office:value-type="float" office:value="0.6745">
                <text:p>0.6745</text:p>
              </table:table-cell>
              <table:table-cell office:value-type="float" office:value="0.66945">
                <text:p>0.66945</text:p>
              </table:table-cell>
              <table:table-cell office:value-type="float" office:value="0.5913">
                <text:p>0.5913</text:p>
              </table:table-cell>
              <table:table-cell office:value-type="float" office:value="0.7392">
                <text:p>0.7392</text:p>
              </table:table-cell>
              <table:table-cell office:value-type="float" office:value="0.66525">
                <text:p>0.66525</text:p>
              </table:table-cell>
              <table:table-cell office:value-type="float" office:value="0.6257">
                <text:p>0.6257</text:p>
              </table:table-cell>
              <table:table-cell office:value-type="float" office:value="0.7054">
                <text:p>0.7054</text:p>
              </table:table-cell>
              <table:table-cell office:value-type="float" office:value="0.66555">
                <text:p>0.665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729">
                <text:p>0.6729</text:p>
              </table:table-cell>
              <table:table-cell office:value-type="float" office:value="0.6683">
                <text:p>0.6683</text:p>
              </table:table-cell>
              <table:table-cell office:value-type="float" office:value="0.6761">
                <text:p>0.6761</text:p>
              </table:table-cell>
              <table:table-cell office:value-type="float" office:value="0.6722">
                <text:p>0.6722</text:p>
              </table:table-cell>
              <table:table-cell office:value-type="float" office:value="0.5919">
                <text:p>0.5919</text:p>
              </table:table-cell>
              <table:table-cell office:value-type="float" office:value="0.7436">
                <text:p>0.7436</text:p>
              </table:table-cell>
              <table:table-cell office:value-type="float" office:value="0.66775">
                <text:p>0.66775</text:p>
              </table:table-cell>
              <table:table-cell office:value-type="float" office:value="0.6278">
                <text:p>0.6278</text:p>
              </table:table-cell>
              <table:table-cell office:value-type="float" office:value="0.7082">
                <text:p>0.7082</text:p>
              </table:table-cell>
              <table:table-cell office:value-type="float" office:value="0.668">
                <text:p>0.66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708">
                <text:p>0.6708</text:p>
              </table:table-cell>
              <table:table-cell office:value-type="float" office:value="0.6648">
                <text:p>0.6648</text:p>
              </table:table-cell>
              <table:table-cell office:value-type="float" office:value="0.675">
                <text:p>0.675</text:p>
              </table:table-cell>
              <table:table-cell office:value-type="float" office:value="0.6699">
                <text:p>0.6699</text:p>
              </table:table-cell>
              <table:table-cell office:value-type="float" office:value="0.5922">
                <text:p>0.5922</text:p>
              </table:table-cell>
              <table:table-cell office:value-type="float" office:value="0.7394">
                <text:p>0.7394</text:p>
              </table:table-cell>
              <table:table-cell office:value-type="float" office:value="0.6658">
                <text:p>0.6658</text:p>
              </table:table-cell>
              <table:table-cell office:value-type="float" office:value="0.6264">
                <text:p>0.6264</text:p>
              </table:table-cell>
              <table:table-cell office:value-type="float" office:value="0.7057">
                <text:p>0.7057</text:p>
              </table:table-cell>
              <table:table-cell office:value-type="float" office:value="0.66605">
                <text:p>0.666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6717">
                <text:p>0.6717</text:p>
              </table:table-cell>
              <table:table-cell office:value-type="float" office:value="0.6671">
                <text:p>0.6671</text:p>
              </table:table-cell>
              <table:table-cell office:value-type="float" office:value="0.675">
                <text:p>0.675</text:p>
              </table:table-cell>
              <table:table-cell office:value-type="float" office:value="0.67105">
                <text:p>0.67105</text:p>
              </table:table-cell>
              <table:table-cell office:value-type="float" office:value="0.5902">
                <text:p>0.5902</text:p>
              </table:table-cell>
              <table:table-cell office:value-type="float" office:value="0.7428">
                <text:p>0.7428</text:p>
              </table:table-cell>
              <table:table-cell office:value-type="float" office:value="0.6665">
                <text:p>0.6665</text:p>
              </table:table-cell>
              <table:table-cell office:value-type="float" office:value="0.6263">
                <text:p>0.6263</text:p>
              </table:table-cell>
              <table:table-cell office:value-type="float" office:value="0.7073">
                <text:p>0.7073</text:p>
              </table:table-cell>
              <table:table-cell office:value-type="float" office:value="0.6668">
                <text:p>0.666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6706">
                <text:p>0.6706</text:p>
              </table:table-cell>
              <table:table-cell office:value-type="float" office:value="0.6655">
                <text:p>0.6655</text:p>
              </table:table-cell>
              <table:table-cell office:value-type="float" office:value="0.6742">
                <text:p>0.6742</text:p>
              </table:table-cell>
              <table:table-cell office:value-type="float" office:value="0.66985">
                <text:p>0.66985</text:p>
              </table:table-cell>
              <table:table-cell office:value-type="float" office:value="0.5896">
                <text:p>0.5896</text:p>
              </table:table-cell>
              <table:table-cell office:value-type="float" office:value="0.7413">
                <text:p>0.7413</text:p>
              </table:table-cell>
              <table:table-cell office:value-type="float" office:value="0.66545">
                <text:p>0.66545</text:p>
              </table:table-cell>
              <table:table-cell office:value-type="float" office:value="0.6252">
                <text:p>0.6252</text:p>
              </table:table-cell>
              <table:table-cell office:value-type="float" office:value="0.7061">
                <text:p>0.7061</text:p>
              </table:table-cell>
              <table:table-cell office:value-type="float" office:value="0.66565">
                <text:p>0.665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6697">
                <text:p>0.6697</text:p>
              </table:table-cell>
              <table:table-cell office:value-type="float" office:value="0.6636">
                <text:p>0.6636</text:p>
              </table:table-cell>
              <table:table-cell office:value-type="float" office:value="0.6741">
                <text:p>0.6741</text:p>
              </table:table-cell>
              <table:table-cell office:value-type="float" office:value="0.66885">
                <text:p>0.66885</text:p>
              </table:table-cell>
              <table:table-cell office:value-type="float" office:value="0.5911">
                <text:p>0.5911</text:p>
              </table:table-cell>
              <table:table-cell office:value-type="float" office:value="0.7384">
                <text:p>0.7384</text:p>
              </table:table-cell>
              <table:table-cell office:value-type="float" office:value="0.66475">
                <text:p>0.66475</text:p>
              </table:table-cell>
              <table:table-cell office:value-type="float" office:value="0.6253">
                <text:p>0.6253</text:p>
              </table:table-cell>
              <table:table-cell office:value-type="float" office:value="0.7048">
                <text:p>0.7048</text:p>
              </table:table-cell>
              <table:table-cell office:value-type="float" office:value="0.66505">
                <text:p>0.665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6714">
                <text:p>0.6714</text:p>
              </table:table-cell>
              <table:table-cell office:value-type="float" office:value="0.6663">
                <text:p>0.6663</text:p>
              </table:table-cell>
              <table:table-cell office:value-type="float" office:value="0.6749">
                <text:p>0.6749</text:p>
              </table:table-cell>
              <table:table-cell office:value-type="float" office:value="0.6706">
                <text:p>0.6706</text:p>
              </table:table-cell>
              <table:table-cell office:value-type="float" office:value="0.5907">
                <text:p>0.5907</text:p>
              </table:table-cell>
              <table:table-cell office:value-type="float" office:value="0.7418">
                <text:p>0.7418</text:p>
              </table:table-cell>
              <table:table-cell office:value-type="float" office:value="0.66625">
                <text:p>0.66625</text:p>
              </table:table-cell>
              <table:table-cell office:value-type="float" office:value="0.6263">
                <text:p>0.6263</text:p>
              </table:table-cell>
              <table:table-cell office:value-type="float" office:value="0.7068">
                <text:p>0.7068</text:p>
              </table:table-cell>
              <table:table-cell office:value-type="float" office:value="0.66655">
                <text:p>0.666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MacOSX_X86_64 LibreOffice_project/2b9802c1994aa0b7dc6079e128979269cf95bc7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